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16.56mm"/>
    </style:style>
    <style:style style:name="co24" style:family="table-column">
      <style:table-column-properties fo:break-before="auto" style:column-width="30.87mm"/>
    </style:style>
    <style:style style:name="co27" style:family="table-column">
      <style:table-column-properties fo:break-before="auto" style:column-width="17.5mm"/>
    </style:style>
    <style:style style:name="co28" style:family="table-column">
      <style:table-column-properties fo:break-before="auto" style:column-width="9.14mm"/>
    </style:style>
    <style:style style:name="co29" style:family="table-column">
      <style:table-column-properties fo:break-before="auto" style:column-width="11.75mm"/>
    </style:style>
    <style:style style:name="co30" style:family="table-column">
      <style:table-column-properties fo:break-before="auto" style:column-width="13.72mm"/>
    </style:style>
    <style:style style:name="co31" style:family="table-column">
      <style:table-column-properties fo:break-before="auto" style:column-width="14.78mm"/>
    </style:style>
    <style:style style:name="co32" style:family="table-column">
      <style:table-column-properties fo:break-before="auto" style:column-width="11.04mm"/>
    </style:style>
    <style:style style:name="co33" style:family="table-column">
      <style:table-column-properties fo:break-before="auto" style:column-width="48.42mm"/>
    </style:style>
    <style:style style:name="co34" style:family="table-column">
      <style:table-column-properties fo:break-before="auto" style:column-width="31.36mm"/>
    </style:style>
    <style:style style:name="co35" style:family="table-column">
      <style:table-column-properties fo:break-before="auto" style:column-width="2.17mm"/>
    </style:style>
    <style:style style:name="co36" style:family="table-column">
      <style:table-column-properties fo:break-before="auto" style:column-width="30.48mm"/>
    </style:style>
    <style:style style:name="co37" style:family="table-column">
      <style:table-column-properties fo:break-before="auto" style:column-width="29.65mm"/>
    </style:style>
    <style:style style:name="co38" style:family="table-column">
      <style:table-column-properties fo:break-before="auto" style:column-width="19.98mm"/>
    </style:style>
    <style:style style:name="co39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ro19" style:family="table-row">
      <style:table-row-properties style:row-height="6.54mm" fo:break-before="auto" style:use-optimal-row-height="false"/>
    </style:style>
    <style:style style:name="ro20" style:family="table-row">
      <style:table-row-properties style:row-height="14.16mm" fo:break-before="auto" style:use-optimal-row-height="false"/>
    </style:style>
    <style:style style:name="ro21" style:family="table-row">
      <style:table-row-properties style:row-height="17.92mm" fo:break-before="auto" style:use-optimal-row-height="false"/>
    </style:style>
    <style:style style:name="ro22" style:family="table-row">
      <style:table-row-properties style:row-height="5.01mm" fo:break-before="auto" style:use-optimal-row-height="false"/>
    </style:style>
    <style:style style:name="ro23" style:family="table-row">
      <style:table-row-properties style:row-height="5.4mm" fo:break-before="auto" style:use-optimal-row-height="false"/>
    </style:style>
    <style:style style:name="ro24" style:family="table-row">
      <style:table-row-properties style:row-height="10.83mm" fo:break-before="auto" style:use-optimal-row-height="false"/>
    </style:style>
    <style:style style:name="ro25" style:family="table-row">
      <style:table-row-properties style:row-height="4.8mm" fo:break-before="auto" style:use-optimal-row-height="false"/>
    </style:style>
    <style:style style:name="ro29" style:family="table-row">
      <style:table-row-properties style:row-height="4.9mm" fo:break-before="auto" style:use-optimal-row-height="false"/>
    </style:style>
    <style:style style:name="ro30" style:family="table-row">
      <style:table-row-properties style:row-height="5.45mm" fo:break-before="auto" style:use-optimal-row-height="false"/>
    </style:style>
    <style:style style:name="ro3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00dcff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0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08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8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85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/>
    </style:style>
    <style:style style:name="ce188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8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ext-properties style:font-name="Liberation Sans"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03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0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1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5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2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7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0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1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5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6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7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47" style:family="table-cell" style:parent-style-name="Default">
      <style:table-cell-properties fo:border="none"/>
    </style:style>
    <style:style style:name="ce248" style:family="table-cell" style:parent-style-name="Default">
      <style:table-cell-properties fo:border="none" style:vertical-align="middle"/>
    </style:style>
    <style:style style:name="ce249" style:family="table-cell" style:parent-style-name="Default">
      <style:table-cell-properties fo:border="none" style:vertical-align="top"/>
    </style:style>
    <style:style style:name="ce250" style:family="table-cell" style:parent-style-name="Default">
      <style:table-cell-properties style:vertical-align="top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4" style:family="table-cell" style:parent-style-name="Default">
      <style:table-cell-properties style:vertical-align="middle"/>
    </style: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35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6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64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8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9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70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71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91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7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6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16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29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30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31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35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41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>
      <style:table-cell-properties style:cell-protect="none" style:print-content="true"/>
    </style:style>
    <style:style style:name="ce148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ext-properties style:font-name="Liberation Sans"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7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5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5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63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6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65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6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27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74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7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81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83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85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8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87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8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0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1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2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9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04" style:family="table-cell" style:parent-style-name="Default">
      <style:table-cell-properties fo:border="none"/>
    </style:style>
    <style:style style:name="ce306" style:family="table-cell" style:parent-style-name="Default">
      <style:table-cell-properties fo:border="none" style:vertical-align="middle"/>
    </style:style>
    <style:style style:name="ce307" style:family="table-cell" style:parent-style-name="Default">
      <style:table-cell-properties fo:border="none" style:vertical-align="top"/>
    </style:style>
    <style:style style:name="ce309" style:family="table-cell" style:parent-style-name="Default">
      <style:table-cell-properties style:vertical-align="top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313" style:family="table-cell" style:parent-style-name="Default">
      <style:table-cell-properties style:vertical-align="middle"/>
    </style:style>
    <style:style style:name="ce3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16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329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>
      <style:text-properties fo:font-size="13pt" style:font-size-asian="13pt" style:font-size-complex="13pt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273" style:family="table-cell" style:parent-style-name="Default">
      <style:table-cell-properties fo:background-color="#f7fcc8" fo:border="0.06pt solid #000000" style:vertical-align="middle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3">
      <style:table-cell-properties fo:border="0.06pt solid #000000"/>
    </style:style>
    <style:style style:name="ce375" style:family="table-cell" style:parent-style-name="Default">
      <style:table-cell-properties fo:border="0.06pt solid #000000" style:vertical-align="middle"/>
    </style:style>
    <style:style style:name="ce118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1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3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2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81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136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16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38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0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9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144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46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408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 style:data-style-name="N3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4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4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169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justify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72" style:family="table-cell" style:parent-style-name="Default">
      <style:table-cell-properties style:text-align-source="value-type" style:repeat-content="false"/>
      <style:paragraph-properties fo:margin-left="0mm"/>
    </style:style>
    <style:style style:name="ce17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18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81" style:family="table-cell" style:parent-style-name="Default">
      <style:table-cell-properties fo:background-color="#999999" style:diagonal-tl-br="none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 style:data-style-name="N10">
      <style:table-cell-properties fo:background-color="#999999" style:diagonal-tl-br="none" style:text-align-source="fix" style:repeat-content="false" fo:border="0.06pt solid #000000"/>
      <style:paragraph-properties fo:text-align="center" fo:margin-left="0mm"/>
    </style:style>
    <style:style style:name="ce184" style:family="table-cell" style:parent-style-name="Default" style:data-style-name="N1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6" style:family="table-cell" style:parent-style-name="Default" style:data-style-name="N10">
      <style:table-cell-properties fo:background-color="#999999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5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justify" fo:margin-left="0m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eaeaea" style:text-align-source="fix" style:repeat-content="false" fo:border="0.06pt solid #000000"/>
      <style:paragraph-properties fo:text-align="center" fo:margin-left="0mm"/>
    </style:style>
    <style:style style:name="ce3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 style:data-style-name="N10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08" style:family="table-cell" style:parent-style-name="Default">
      <style:table-cell-properties fo:background-color="#eaeaea" style:text-align-source="fix" style:repeat-content="false" style:vertical-align="middle"/>
      <style:paragraph-properties fo:text-align="center" fo:margin-left="0mm"/>
    </style:style>
    <style:style style:name="ce3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 style:data-style-name="N3"/>
    <style:style style:name="ce331" style:family="table-cell" style:parent-style-name="Default">
      <style:text-properties fo:font-weight="bold" style:font-weight-asian="bold" style:font-weight-complex="bold"/>
    </style:style>
    <style:style style:name="ce46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6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463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46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4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467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46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69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47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471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47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73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47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475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76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77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34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33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4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16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9"/>
          <table:covered-table-cell table:number-columns-repeated="2" table:style-name="ce258"/>
          <table:covered-table-cell table:number-columns-repeated="8" table:style-name="ce270"/>
          <table:table-cell table:style-name="ce297" table:number-columns-repeated="999"/>
          <table:table-cell table:number-columns-repeated="5"/>
        </table:table-row>
        <table:table-row table:style-name="ro2">
          <table:table-cell table:style-name="ce117"/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3</text:p>
          </table:table-cell>
          <table:table-cell table:style-name="ce150" office:value-type="string" calcext:value-type="string">
            <text:p>04</text:p>
          </table:table-cell>
          <table:table-cell table:style-name="ce150" office:value-type="string" calcext:value-type="string">
            <text:p>05</text:p>
          </table:table-cell>
          <table:table-cell table:style-name="ce150" office:value-type="string" calcext:value-type="string">
            <text:p>06</text:p>
          </table:table-cell>
          <table:table-cell table:style-name="ce150" office:value-type="string" calcext:value-type="string">
            <text:p>07</text:p>
          </table:table-cell>
          <table:table-cell table:style-name="ce150" office:value-type="string" calcext:value-type="string">
            <text:p>08</text:p>
          </table:table-cell>
          <table:table-cell table:style-name="ce150" office:value-type="string" calcext:value-type="string">
            <text:p>09</text:p>
          </table:table-cell>
          <table:table-cell table:style-name="ce259" office:value-type="string" calcext:value-type="string">
            <text:p>10</text:p>
          </table:table-cell>
          <table:table-cell table:style-name="ce266" office:value-type="string" calcext:value-type="string">
            <text:p>11 nan</text:p>
          </table:table-cell>
          <table:table-cell table:style-name="ce259" office:value-type="string" calcext:value-type="string">
            <text:p>11</text:p>
          </table:table-cell>
          <table:table-cell table:style-name="ce259" office:value-type="string" calcext:value-type="string">
            <text:p>12</text:p>
          </table:table-cell>
          <table:table-cell table:style-name="ce277" office:value-type="float" office:value="14" calcext:value-type="float">
            <text:p>14</text:p>
          </table:table-cell>
          <table:table-cell table:style-name="ce281" office:value-type="float" office:value="15" calcext:value-type="float">
            <text:p>15</text:p>
          </table:table-cell>
          <table:table-cell table:number-columns-repeated="2" table:style-name="ce277" office:value-type="string" calcext:value-type="string">
            <text:p>15 nan</text:p>
          </table:table-cell>
          <table:table-cell table:style-name="ce293" office:value-type="float" office:value="15" calcext:value-type="float">
            <text:p>15</text:p>
          </table:table-cell>
          <table:table-cell table:style-name="ce293" office:value-type="float" office:value="16" calcext:value-type="float">
            <text:p>16</text:p>
          </table:table-cell>
          <table:table-cell table:style-name="ce298" table:number-columns-repeated="2"/>
          <table:table-cell table:style-name="ce310" table:number-columns-repeated="997"/>
          <table:table-cell table:style-name="ce314" table:number-columns-repeated="5"/>
        </table:table-row>
        <table:table-row table:style-name="ro3">
          <table:table-cell table:style-name="ce126"/>
          <table:table-cell table:style-name="ce149" table:number-columns-repeated="8"/>
          <table:table-cell table:style-name="ce258" table:number-columns-repeated="4"/>
          <table:table-cell table:style-name="ce153"/>
          <table:table-cell table:style-name="ce282" office:value-type="string" calcext:value-type="string">
            <text:p>png</text:p>
          </table:table-cell>
          <table:table-cell table:number-columns-repeated="3" table:style-name="ce288" office:value-type="string" calcext:value-type="string">
            <text:p>jpg</text:p>
          </table:table-cell>
          <table:table-cell table:style-name="ce288"/>
          <table:table-cell table:style-name="ce299" table:number-columns-repeated="2"/>
          <table:table-cell table:style-name="ce297" table:number-columns-repeated="997"/>
          <table:table-cell table:number-columns-repeated="5"/>
        </table:table-row>
        <table:table-row table:style-name="ro4">
          <table:table-cell table:style-name="ce126"/>
          <table:table-cell table:style-name="ce149" table:number-columns-repeated="8"/>
          <table:table-cell table:style-name="ce258" table:number-columns-repeated="4"/>
          <table:table-cell table:style-name="ce153"/>
          <table:table-cell table:style-name="ce282"/>
          <table:table-cell table:number-columns-repeated="3" table:style-name="ce288" office:value-type="string" calcext:value-type="string">
            <text:p>avec png 15</text:p>
          </table:table-cell>
          <table:table-cell table:style-name="ce288"/>
          <table:table-cell table:style-name="ce299" table:number-columns-repeated="2"/>
          <table:table-cell table:style-name="ce297" table:number-columns-repeated="997"/>
          <table:table-cell table:number-columns-repeated="5"/>
        </table:table-row>
        <table:table-row table:style-name="ro5">
          <table:table-cell table:style-name="ce127" office:value-type="string" calcext:value-type="string">
            <text:p>modèle</text:p>
          </table:table-cell>
          <table:table-cell table:number-columns-repeated="4" table:style-name="ce151" office:value-type="string" calcext:value-type="string">
            <text:p>yolo_v3.cfg</text:p>
          </table:table-cell>
          <table:table-cell table:number-columns-repeated="5" table:style-name="ce179" office:value-type="string" calcext:value-type="string">
            <text:p>yolov3-tiny_3l.cfg</text:p>
          </table:table-cell>
          <table:table-cell table:style-name="ce267" office:value-type="string" calcext:value-type="string">
            <text:p>Ne plus utiliser yolov3-tiny.cfg</text:p>
          </table:table-cell>
          <table:table-cell table:number-columns-repeated="2" table:style-name="ce179" office:value-type="string" calcext:value-type="string">
            <text:p>yolov3-tiny_3l.cfg</text:p>
          </table:table-cell>
          <table:table-cell table:style-name="ce267" office:value-type="string" calcext:value-type="string">
            <text:p>Ne plus utiliser yolov3-tiny.cfg</text:p>
          </table:table-cell>
          <table:table-cell table:style-name="ce283"/>
          <table:table-cell table:number-columns-repeated="2" table:style-name="ce267" office:value-type="string" calcext:value-type="string">
            <text:p>Ne plus utiliser yolov3-tiny.cfg</text:p>
          </table:table-cell>
          <table:table-cell table:number-columns-repeated="2" table:style-name="ce179" office:value-type="string" calcext:value-type="string">
            <text:p>yolov3-tiny_3l.cfg</text:p>
          </table:table-cell>
          <table:table-cell table:style-name="ce300" table:number-columns-repeated="2"/>
          <table:table-cell table:style-name="ce311" table:number-columns-repeated="997"/>
          <table:table-cell table:number-columns-repeated="5"/>
        </table:table-row>
        <table:table-row table:style-name="ro6">
          <table:table-cell table:style-name="ce128" office:value-type="string" calcext:value-type="string">
            <text:p>temps apprentissage</text:p>
          </table:table-cell>
          <table:table-cell table:number-columns-repeated="4" table:style-name="ce152" office:value-type="string" calcext:value-type="string">
            <text:p>5,5 j</text:p>
          </table:table-cell>
          <table:table-cell table:number-columns-repeated="5" table:style-name="ce152" office:value-type="string" calcext:value-type="string">
            <text:p>48 h</text:p>
          </table:table-cell>
          <table:table-cell table:style-name="ce152" office:value-type="string" calcext:value-type="string">
            <text:p>1 h</text:p>
          </table:table-cell>
          <table:table-cell table:number-columns-repeated="2" table:style-name="ce152" office:value-type="string" calcext:value-type="string">
            <text:p>48 h</text:p>
          </table:table-cell>
          <table:table-cell table:style-name="ce152" office:value-type="string" calcext:value-type="string">
            <text:p>25 h</text:p>
          </table:table-cell>
          <table:table-cell table:style-name="ce284"/>
          <table:table-cell table:number-columns-repeated="2" table:style-name="ce152" office:value-type="string" calcext:value-type="string">
            <text:p>1 h</text:p>
          </table:table-cell>
          <table:table-cell table:style-name="ce152" table:number-columns-repeated="2"/>
          <table:table-cell table:style-name="ce301" table:number-columns-repeated="2"/>
          <table:table-cell table:style-name="ce312" table:number-columns-repeated="997"/>
          <table:table-cell table:style-name="ce315" table:number-columns-repeated="5"/>
        </table:table-row>
        <table:table-row table:style-name="ro7">
          <table:table-cell table:style-name="ce129" office:value-type="string" calcext:value-type="string">
            <text:p>fond</text:p>
          </table:table-cell>
          <table:table-cell table:style-name="ce153" office:value-type="string" calcext:value-type="string">
            <text:p>video</text:p>
          </table:table-cell>
          <table:table-cell table:style-name="ce153" office:value-type="string" calcext:value-type="string">
            <text:p>noir</text:p>
          </table:table-cell>
          <table:table-cell table:number-columns-repeated="6" table:style-name="ce177" office:value-type="string" calcext:value-type="string">
            <text:p>video</text:p>
          </table:table-cell>
          <table:table-cell table:style-name="ce260" office:value-type="string" calcext:value-type="string">
            <text:p>video</text:p>
          </table:table-cell>
          <table:table-cell table:number-columns-repeated="2" table:style-name="ce268" office:value-type="string" calcext:value-type="string">
            <text:p>noir</text:p>
          </table:table-cell>
          <table:table-cell table:style-name="ce268" office:value-type="string" calcext:value-type="string">
            <text:p>nuage foncé RGB</text:p>
          </table:table-cell>
          <table:table-cell table:style-name="ce278" office:value-type="string" calcext:value-type="string">
            <text:p>noir Images de 11</text:p>
          </table:table-cell>
          <table:table-cell table:style-name="ce285" office:value-type="string" calcext:value-type="string">
            <text:p>noir</text:p>
          </table:table-cell>
          <table:table-cell table:number-columns-repeated="3" table:style-name="ce153" office:value-type="string" calcext:value-type="string">
            <text:p>noir</text:p>
          </table:table-cell>
          <table:table-cell table:style-name="ce153" office:value-type="string" calcext:value-type="string">
            <text:p>video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flou min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279" office:value-type="float" office:value="0" calcext:value-type="float">
            <text:p>0</text:p>
          </table:table-cell>
          <table:table-cell table:style-name="ce285"/>
          <table:table-cell table:number-columns-repeated="4" table:style-name="ce153" office:value-type="float" office:value="0" calcext:value-type="float">
            <text:p>0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flou max</text:p>
          </table:table-cell>
          <table:table-cell table:style-name="ce153" office:value-type="float" office:value="7" calcext:value-type="float">
            <text:p>7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style-name="ce153" office:value-type="float" office:value="7" calcext:value-type="float">
            <text:p>7</text:p>
          </table:table-cell>
          <table:table-cell table:style-name="ce153"/>
          <table:table-cell table:style-name="ce153" office:value-type="float" office:value="7" calcext:value-type="float">
            <text:p>7</text:p>
          </table:table-cell>
          <table:table-cell table:number-columns-repeated="2" table:style-name="ce153" office:value-type="float" office:value="6" calcext:value-type="float">
            <text:p>6</text:p>
          </table:table-cell>
          <table:table-cell table:style-name="ce261" office:value-type="float" office:value="5" calcext:value-type="float">
            <text:p>5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279" office:value-type="float" office:value="0" calcext:value-type="float">
            <text:p>0</text:p>
          </table:table-cell>
          <table:table-cell table:style-name="ce285"/>
          <table:table-cell table:number-columns-repeated="4" table:style-name="ce153" office:value-type="float" office:value="0" calcext:value-type="float">
            <text:p>0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ize</text:p>
          </table:table-cell>
          <table:table-cell table:number-columns-repeated="6" table:style-name="ce153" office:value-type="float" office:value="416" calcext:value-type="float">
            <text:p>416</text:p>
          </table:table-cell>
          <table:table-cell table:number-columns-repeated="2" table:style-name="ce153" office:value-type="float" office:value="480" calcext:value-type="float">
            <text:p>480</text:p>
          </table:table-cell>
          <table:table-cell table:number-columns-repeated="3" table:style-name="ce261" office:value-type="float" office:value="416" calcext:value-type="float">
            <text:p>416</text:p>
          </table:table-cell>
          <table:table-cell table:number-columns-repeated="2" table:style-name="ce275" office:value-type="float" office:value="416" calcext:value-type="float">
            <text:p>416</text:p>
          </table:table-cell>
          <table:table-cell table:style-name="ce286" office:value-type="float" office:value="800" calcext:value-type="float">
            <text:p>800</text:p>
          </table:table-cell>
          <table:table-cell table:number-columns-repeated="4" table:style-name="ce279" office:value-type="float" office:value="640" calcext:value-type="float">
            <text:p>640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batch</text:p>
          </table:table-cell>
          <table:table-cell table:style-name="ce153" table:number-columns-repeated="8"/>
          <table:table-cell table:style-name="ce261"/>
          <table:table-cell table:number-columns-repeated="2" table:style-name="ce261" office:value-type="float" office:value="64" calcext:value-type="float">
            <text:p>64</text:p>
          </table:table-cell>
          <table:table-cell table:number-columns-repeated="2" table:style-name="ce275" office:value-type="float" office:value="64" calcext:value-type="float">
            <text:p>64</text:p>
          </table:table-cell>
          <table:table-cell table:style-name="ce285"/>
          <table:table-cell table:number-columns-repeated="4" table:style-name="ce289" office:value-type="float" office:value="64" calcext:value-type="float">
            <text:p>64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ubdivision</text:p>
          </table:table-cell>
          <table:table-cell table:style-name="ce153" table:number-columns-repeated="8"/>
          <table:table-cell table:style-name="ce261"/>
          <table:table-cell table:number-columns-repeated="2" table:style-name="ce261" office:value-type="float" office:value="8" calcext:value-type="float">
            <text:p>8</text:p>
          </table:table-cell>
          <table:table-cell table:number-columns-repeated="2" table:style-name="ce275" office:value-type="float" office:value="8" calcext:value-type="float">
            <text:p>8</text:p>
          </table:table-cell>
          <table:table-cell table:style-name="ce285"/>
          <table:table-cell table:style-name="ce290" office:value-type="float" office:value="8" calcext:value-type="float">
            <text:p>8</text:p>
          </table:table-cell>
          <table:table-cell table:style-name="ce290" office:value-type="float" office:value="64" calcext:value-type="float">
            <text:p>64</text:p>
          </table:table-cell>
          <table:table-cell table:style-name="ce294" office:value-type="float" office:value="32" calcext:value-type="float">
            <text:p>32</text:p>
          </table:table-cell>
          <table:table-cell table:style-name="ce294" office:value-type="string" calcext:value-type="string">
            <text:p>8 ou 16</text:p>
          </table:table-cell>
          <table:table-cell table:style-name="ce304" table:number-columns-repeated="2"/>
          <table:table-cell table:number-columns-repeated="1002"/>
        </table:table-row>
        <table:table-row table:style-name="ro8">
          <table:table-cell table:style-name="ce129" office:value-type="string" calcext:value-type="string">
            <text:p>RAM GPU de 6 Go</text:p>
          </table:table-cell>
          <table:table-cell table:style-name="ce153" table:number-columns-repeated="8"/>
          <table:table-cell table:style-name="ce261"/>
          <table:table-cell/>
          <table:table-cell table:style-name="ce261"/>
          <table:table-cell table:style-name="ce275" table:number-columns-repeated="2"/>
          <table:table-cell table:style-name="ce285"/>
          <table:table-cell table:style-name="ce291" office:value-type="percentage" office:value="0.9" calcext:value-type="percentage">
            <text:p>90 %</text:p>
          </table:table-cell>
          <table:table-cell table:style-name="ce291" office:value-type="percentage" office:value="0.2" calcext:value-type="percentage">
            <text:p>20 %</text:p>
          </table:table-cell>
          <table:table-cell table:style-name="ce295" office:value-type="percentage" office:value="0.33" calcext:value-type="percentage">
            <text:p>33 %</text:p>
          </table:table-cell>
          <table:table-cell table:style-name="ce289"/>
          <table:table-cell table:style-name="ce304" table:number-columns-repeated="2"/>
          <table:table-cell table:number-columns-repeated="1002"/>
        </table:table-row>
        <table:table-row table:style-name="ro9">
          <table:table-cell table:style-name="ce130" office:value-type="string" calcext:value-type="string">
            <text:p>remarques</text:p>
          </table:table-cell>
          <table:table-cell table:style-name="ce157" table:number-columns-repeated="8"/>
          <table:table-cell table:style-name="ce262"/>
          <table:table-cell table:style-name="ce269" office:value-type="string" calcext:value-type="string">
            <text:p>test avec 64 à faire ?</text:p>
          </table:table-cell>
          <table:table-cell table:style-name="ce271" office:value-type="string" calcext:value-type="string">
            <text:p>Sub 2 et 4 pas assez de ram</text:p>
          </table:table-cell>
          <table:table-cell table:style-name="ce276" table:number-columns-repeated="2"/>
          <table:table-cell table:style-name="ce283"/>
          <table:table-cell table:number-columns-repeated="2" table:style-name="ce292" office:value-type="string" calcext:value-type="string">
            <text:p>nan 1h</text:p>
          </table:table-cell>
          <table:table-cell table:style-name="ce296"/>
          <table:table-cell table:style-name="ce284"/>
          <table:table-cell table:style-name="ce306" table:number-columns-repeated="2"/>
          <table:table-cell table:style-name="ce313" table:number-columns-repeated="1002"/>
        </table:table-row>
        <table:table-row table:style-name="ro10">
          <table:table-cell table:style-name="ce131" office:value-type="string" calcext:value-type="string">
            <text:p>letters_scale</text:p>
          </table:table-cell>
          <table:table-cell table:style-name="ce153" office:value-type="float" office:value="1.09" calcext:value-type="float">
            <text:p>1,09</text:p>
          </table:table-cell>
          <table:table-cell table:number-columns-repeated="2" table:style-name="ce153" office:value-type="float" office:value="1.01" calcext:value-type="float">
            <text:p>1,01</text:p>
          </table:table-cell>
          <table:table-cell table:number-columns-repeated="2" table:style-name="ce153" office:value-type="float" office:value="1.08" calcext:value-type="float">
            <text:p>1,08</text:p>
          </table:table-cell>
          <table:table-cell table:style-name="ce153"/>
          <table:table-cell table:number-columns-repeated="2" table:style-name="ce153" office:value-type="float" office:value="1.07" calcext:value-type="float">
            <text:p>1,07</text:p>
          </table:table-cell>
          <table:table-cell table:style-name="ce263" office:value-type="float" office:value="1.09" calcext:value-type="float">
            <text:p>1,09</text:p>
          </table:table-cell>
          <table:table-cell table:number-columns-repeated="2" table:style-name="ce261" office:value-type="float" office:value="1.09" calcext:value-type="float">
            <text:p>1,09</text:p>
          </table:table-cell>
          <table:table-cell table:number-columns-repeated="2" table:style-name="ce275" office:value-type="float" office:value="1.09" calcext:value-type="float">
            <text:p>1,09</text:p>
          </table:table-cell>
          <table:table-cell table:style-name="ce285" office:value-type="float" office:value="1.09" calcext:value-type="float">
            <text:p>1,09</text:p>
          </table:table-cell>
          <table:table-cell table:number-columns-repeated="3" table:style-name="ce275" office:value-type="float" office:value="1.09" calcext:value-type="float">
            <text:p>1,09</text:p>
          </table:table-cell>
          <table:table-cell table:style-name="ce275" office:value-type="float" office:value="1.05" calcext:value-type="float">
            <text:p>1,05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31" office:value-type="string" calcext:value-type="string">
            <text:p>size_min</text:p>
          </table:table-cell>
          <table:table-cell table:number-columns-repeated="5" table:style-name="ce153" office:value-type="float" office:value="0.6" calcext:value-type="float">
            <text:p>0,6</text:p>
          </table:table-cell>
          <table:table-cell table:style-name="ce153" office:value-type="float" office:value="0.9" calcext:value-type="float">
            <text:p>0,9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263" office:value-type="float" office:value="0.5" calcext:value-type="float">
            <text:p>0,5</text:p>
          </table:table-cell>
          <table:table-cell table:number-columns-repeated="2" table:style-name="ce263" office:value-type="float" office:value="0.8" calcext:value-type="float">
            <text:p>0,8</text:p>
          </table:table-cell>
          <table:table-cell table:number-columns-repeated="2" table:style-name="ce275" office:value-type="float" office:value="0.8" calcext:value-type="float">
            <text:p>0,8</text:p>
          </table:table-cell>
          <table:table-cell table:style-name="ce285" office:value-type="float" office:value="0.8" calcext:value-type="float">
            <text:p>0,8</text:p>
          </table:table-cell>
          <table:table-cell table:number-columns-repeated="3" table:style-name="ce275" office:value-type="float" office:value="0.8" calcext:value-type="float">
            <text:p>0,8</text:p>
          </table:table-cell>
          <table:table-cell table:style-name="ce275" office:value-type="float" office:value="1" calcext:value-type="float">
            <text:p>1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31" office:value-type="string" calcext:value-type="string">
            <text:p>size_max</text:p>
          </table:table-cell>
          <table:table-cell table:number-columns-repeated="5" table:style-name="ce153" office:value-type="float" office:value="0.9" calcext:value-type="float">
            <text:p>0,9</text:p>
          </table:table-cell>
          <table:table-cell table:style-name="ce153" office:value-type="float" office:value="1.2" calcext:value-type="float">
            <text:p>1,2</text:p>
          </table:table-cell>
          <table:table-cell table:number-columns-repeated="2" table:style-name="ce153" office:value-type="float" office:value="1.4" calcext:value-type="float">
            <text:p>1,4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2" table:style-name="ce263" office:value-type="float" office:value="0.8" calcext:value-type="float">
            <text:p>0,8</text:p>
          </table:table-cell>
          <table:table-cell table:number-columns-repeated="2" table:style-name="ce275" office:value-type="float" office:value="0.8" calcext:value-type="float">
            <text:p>0,8</text:p>
          </table:table-cell>
          <table:table-cell table:style-name="ce285" office:value-type="float" office:value="0.8" calcext:value-type="float">
            <text:p>0,8</text:p>
          </table:table-cell>
          <table:table-cell table:number-columns-repeated="3" table:style-name="ce275" office:value-type="float" office:value="0.8" calcext:value-type="float">
            <text:p>0,8</text:p>
          </table:table-cell>
          <table:table-cell table:style-name="ce275" office:value-type="float" office:value="1" calcext:value-type="float">
            <text:p>1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nb images</text:p>
          </table:table-cell>
          <table:table-cell table:style-name="ce158" office:value-type="float" office:value="30000" calcext:value-type="float">
            <text:p>30 000</text:p>
          </table:table-cell>
          <table:table-cell table:number-columns-repeated="2" table:style-name="ce158" office:value-type="float" office:value="50000" calcext:value-type="float">
            <text:p>50 000</text:p>
          </table:table-cell>
          <table:table-cell table:style-name="ce153" office:value-type="float" office:value="50000" calcext:value-type="float">
            <text:p>50000</text:p>
          </table:table-cell>
          <table:table-cell table:style-name="ce158" office:value-type="float" office:value="50000" calcext:value-type="float">
            <text:p>50 000</text:p>
          </table:table-cell>
          <table:table-cell table:style-name="ce153"/>
          <table:table-cell table:number-columns-repeated="2" table:style-name="ce177" office:value-type="float" office:value="38000" calcext:value-type="float">
            <text:p>38000</text:p>
          </table:table-cell>
          <table:table-cell table:number-columns-repeated="5" table:style-name="ce261" office:value-type="float" office:value="38000" calcext:value-type="float">
            <text:p>38000</text:p>
          </table:table-cell>
          <table:table-cell table:style-name="ce285" office:value-type="float" office:value="38000" calcext:value-type="float">
            <text:p>38000</text:p>
          </table:table-cell>
          <table:table-cell table:number-columns-repeated="4" table:style-name="ce275" office:value-type="float" office:value="38000" calcext:value-type="float">
            <text:p>38000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nb itérations</text:p>
          </table:table-cell>
          <table:table-cell table:style-name="ce158" office:value-type="float" office:value="90000" calcext:value-type="float">
            <text:p>90 000</text:p>
          </table:table-cell>
          <table:table-cell table:style-name="ce158" office:value-type="float" office:value="50000" calcext:value-type="float">
            <text:p>50 000</text:p>
          </table:table-cell>
          <table:table-cell table:style-name="ce158" office:value-type="float" office:value="100000" calcext:value-type="float">
            <text:p>100 000</text:p>
          </table:table-cell>
          <table:table-cell table:style-name="ce153"/>
          <table:table-cell table:style-name="ce158" office:value-type="float" office:value="100000" calcext:value-type="float">
            <text:p>100 000</text:p>
          </table:table-cell>
          <table:table-cell table:style-name="ce153"/>
          <table:table-cell table:style-name="ce153" office:value-type="float" office:value="30000" calcext:value-type="float">
            <text:p>30000</text:p>
          </table:table-cell>
          <table:table-cell table:style-name="ce153" office:value-type="float" office:value="20000" calcext:value-type="float">
            <text:p>20000</text:p>
          </table:table-cell>
          <table:table-cell table:number-columns-repeated="5" table:style-name="ce261" office:value-type="float" office:value="40000" calcext:value-type="float">
            <text:p>40000</text:p>
          </table:table-cell>
          <table:table-cell table:style-name="ce285" office:value-type="float" office:value="40000" calcext:value-type="float">
            <text:p>40000</text:p>
          </table:table-cell>
          <table:table-cell table:number-columns-repeated="4" table:style-name="ce275" office:value-type="float" office:value="40000" calcext:value-type="float">
            <text:p>40000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hading</text:p>
          </table:table-cell>
          <table:table-cell table:style-name="ce153" office:value-type="string" calcext:value-type="string">
            <text:p>shadeless</text:p>
          </table:table-cell>
          <table:table-cell table:number-columns-repeated="7" table:style-name="ce153" office:value-type="string" calcext:value-type="string">
            <text:p>shaders</text:p>
          </table:table-cell>
          <table:table-cell table:style-name="ce263" office:value-type="string" calcext:value-type="string">
            <text:p>shadeless</text:p>
          </table:table-cell>
          <table:table-cell table:number-columns-repeated="4" table:style-name="ce261" office:value-type="string" calcext:value-type="string">
            <text:p>shadeless</text:p>
          </table:table-cell>
          <table:table-cell table:style-name="ce285" office:value-type="string" calcext:value-type="string">
            <text:p>shadeless</text:p>
          </table:table-cell>
          <table:table-cell table:number-columns-repeated="4" table:style-name="ce275" office:value-type="string" calcext:value-type="string">
            <text:p>shadeless</text:p>
          </table:table-cell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un energy min</text:p>
          </table:table-cell>
          <table:table-cell table:number-columns-repeated="5" table:style-name="ce153" office:value-type="float" office:value="2.5" calcext:value-type="float">
            <text:p>2,5</text:p>
          </table:table-cell>
          <table:table-cell table:number-columns-repeated="3" table:style-name="ce153" office:value-type="float" office:value="3" calcext:value-type="float">
            <text:p>3</text:p>
          </table:table-cell>
          <table:table-cell table:style-name="ce261" table:number-columns-repeated="5"/>
          <table:table-cell table:style-name="ce285"/>
          <table:table-cell table:style-name="ce153" table:number-columns-repeated="4"/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un energy max</text:p>
          </table:table-cell>
          <table:table-cell table:style-name="ce153" office:value-type="float" office:value="2.5" calcext:value-type="float">
            <text:p>2,5</text:p>
          </table:table-cell>
          <table:table-cell table:number-columns-repeated="7" table:style-name="ce153" office:value-type="float" office:value="4" calcext:value-type="float">
            <text:p>4</text:p>
          </table:table-cell>
          <table:table-cell table:style-name="ce261" table:number-columns-repeated="5"/>
          <table:table-cell table:style-name="ce285"/>
          <table:table-cell table:style-name="ce153" table:number-columns-repeated="4"/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un color min</text:p>
          </table:table-cell>
          <table:table-cell table:style-name="ce153" office:value-type="string" calcext:value-type="string">
            <text:p>non</text:p>
          </table:table-cell>
          <table:table-cell table:number-columns-repeated="5" table:style-name="ce153" office:value-type="float" office:value="0.6" calcext:value-type="float">
            <text:p>0,6</text:p>
          </table:table-cell>
          <table:table-cell table:number-columns-repeated="2" table:style-name="ce153" office:value-type="float" office:value="0.8" calcext:value-type="float">
            <text:p>0,8</text:p>
          </table:table-cell>
          <table:table-cell table:style-name="ce261" table:number-columns-repeated="5"/>
          <table:table-cell table:style-name="ce285"/>
          <table:table-cell table:style-name="ce153" table:number-columns-repeated="4"/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sun color max</text:p>
          </table:table-cell>
          <table:table-cell table:style-name="ce153" office:value-type="string" calcext:value-type="string">
            <text:p>non</text:p>
          </table:table-cell>
          <table:table-cell table:number-columns-repeated="7" table:style-name="ce153" office:value-type="float" office:value="1" calcext:value-type="float">
            <text:p>1</text:p>
          </table:table-cell>
          <table:table-cell table:style-name="ce261" table:number-columns-repeated="5"/>
          <table:table-cell table:style-name="ce285"/>
          <table:table-cell table:style-name="ce153" table:number-columns-repeated="4"/>
          <table:table-cell table:style-name="ce304" table:number-columns-repeated="2"/>
          <table:table-cell table:number-columns-repeated="1002"/>
        </table:table-row>
        <table:table-row table:style-name="ro2">
          <table:table-cell table:style-name="ce129" office:value-type="string" calcext:value-type="string">
            <text:p>occurrence des lettres</text:p>
          </table:table-cell>
          <table:table-cell table:style-name="ce153"/>
          <table:table-cell table:number-columns-repeated="4" table:style-name="ce153" office:value-type="float" office:value="2000" calcext:value-type="float">
            <text:p>2000</text:p>
          </table:table-cell>
          <table:table-cell table:style-name="ce153"/>
          <table:table-cell table:number-columns-repeated="2" table:style-name="ce153" office:value-type="float" office:value="2000" calcext:value-type="float">
            <text:p>2000</text:p>
          </table:table-cell>
          <table:table-cell table:number-columns-repeated="2" table:style-name="ce261" office:value-type="float" office:value="2000" calcext:value-type="float">
            <text:p>2000</text:p>
          </table:table-cell>
          <table:table-cell table:number-columns-repeated="3" table:style-name="ce261" office:value-type="float" office:value="1982" calcext:value-type="float">
            <text:p>1982</text:p>
          </table:table-cell>
          <table:table-cell table:style-name="ce285" office:value-type="float" office:value="1982" calcext:value-type="float">
            <text:p>1982</text:p>
          </table:table-cell>
          <table:table-cell table:number-columns-repeated="4" table:style-name="ce261" office:value-type="float" office:value="1982" calcext:value-type="float">
            <text:p>1982</text:p>
          </table:table-cell>
          <table:table-cell table:style-name="ce304" table:number-columns-repeated="2"/>
          <table:table-cell table:number-columns-repeated="1002"/>
        </table:table-row>
        <table:table-row table:style-name="ro11">
          <table:table-cell table:style-name="ce130" office:value-type="string" calcext:value-type="string">
            <text:p>Durée du calcul</text:p>
          </table:table-cell>
          <table:table-cell table:number-columns-repeated="4" table:style-name="ce157" office:value-type="string" calcext:value-type="string">
            <text:p>5,5 j</text:p>
          </table:table-cell>
          <table:table-cell table:number-columns-repeated="5" table:style-name="ce157" office:value-type="string" calcext:value-type="string">
            <text:p>25 h</text:p>
          </table:table-cell>
          <table:table-cell table:style-name="ce157" office:value-type="string" calcext:value-type="string">
            <text:p>1 h</text:p>
          </table:table-cell>
          <table:table-cell table:number-columns-repeated="2" table:style-name="ce272" office:value-type="string" calcext:value-type="string">
            <text:p>20 h stop avant la fin</text:p>
          </table:table-cell>
          <table:table-cell table:style-name="ce280"/>
          <table:table-cell table:style-name="ce283"/>
          <table:table-cell table:style-name="ce157" table:number-columns-repeated="2"/>
          <table:table-cell table:style-name="ce157" office:value-type="string" calcext:value-type="string">
            <text:p>38 h</text:p>
          </table:table-cell>
          <table:table-cell table:style-name="ce157"/>
          <table:table-cell table:style-name="ce306" table:number-columns-repeated="2"/>
          <table:table-cell table:style-name="ce313" table:number-columns-repeated="1002"/>
        </table:table-row>
        <table:table-row table:style-name="ro12">
          <table:table-cell table:style-name="ce132" office:value-type="string" calcext:value-type="string" table:number-columns-spanned="1" table:number-rows-spanned="3">
            <text:p>Remarques</text:p>
          </table:table-cell>
          <table:table-cell table:style-name="ce159" office:value-type="string" calcext:value-type="string">
            <text:p>minuscules et majuscules ensemble</text:p>
          </table:table-cell>
          <table:table-cell table:style-name="ce159" office:value-type="string" calcext:value-type="string">
            <text:p>minuscules et majuscules séparées</text:p>
          </table:table-cell>
          <table:table-cell table:style-name="ce178" table:number-columns-repeated="3"/>
          <table:table-cell table:style-name="ce220" office:value-type="string" calcext:value-type="string">
            <text:p>Police 0 en blanc au lieu de gris</text:p>
          </table:table-cell>
          <table:table-cell table:style-name="ce220" office:value-type="string" calcext:value-type="string">
            <text:p>Erreur taille image, réel 416</text:p>
          </table:table-cell>
          <table:table-cell table:style-name="ce159" office:value-type="string" calcext:value-type="string">
            <text:p>Pas assez d’itérations</text:p>
          </table:table-cell>
          <table:table-cell table:style-name="ce264"/>
          <table:table-cell table:style-name="ce264" office:value-type="string" calcext:value-type="string">
            <text:p>Début avec yolov3-tiny.cfg <text:s/>mais nan en une heure</text:p>
          </table:table-cell>
          <table:table-cell table:style-name="ce264" office:value-type="string" calcext:value-type="string">
            <text:p>3 musiques reconnaissables</text:p>
          </table:table-cell>
          <table:table-cell table:style-name="ce271" office:value-type="string" calcext:value-type="string" table:number-columns-spanned="1" table:number-rows-spanned="3">
            <text:p>tout difficilement reconnaissable</text:p>
          </table:table-cell>
          <table:table-cell table:style-name="ce220" office:value-type="string" calcext:value-type="string">
            <text:p>20000 itérations suffisent</text:p>
          </table:table-cell>
          <table:table-cell table:style-name="ce287"/>
          <table:table-cell table:style-name="ce178" table:number-columns-repeated="4"/>
          <table:table-cell table:style-name="ce307" table:number-columns-repeated="2"/>
          <table:table-cell table:style-name="ce309" table:number-columns-repeated="997"/>
          <table:table-cell table:number-columns-repeated="5"/>
        </table:table-row>
        <table:table-row table:style-name="ro13">
          <table:covered-table-cell table:style-name="ce135"/>
          <table:table-cell table:style-name="ce159" table:number-columns-repeated="2"/>
          <table:table-cell table:style-name="ce178" table:number-columns-repeated="3"/>
          <table:table-cell table:style-name="ce220" table:number-columns-repeated="2"/>
          <table:table-cell table:style-name="ce159"/>
          <table:table-cell table:style-name="ce264" table:number-columns-repeated="3"/>
          <table:covered-table-cell table:style-name="ce264"/>
          <table:table-cell table:style-name="ce220" office:value-type="string" calcext:value-type="string">
            <text:p><text:s/>2 fois moins efficace que 11</text:p>
          </table:table-cell>
          <table:table-cell table:style-name="ce287"/>
          <table:table-cell table:style-name="ce178" table:number-columns-repeated="4"/>
          <table:table-cell table:style-name="ce307" table:number-columns-repeated="2"/>
          <table:table-cell table:style-name="ce309" table:number-columns-repeated="997"/>
          <table:table-cell table:number-columns-repeated="5"/>
        </table:table-row>
        <table:table-row table:style-name="ro14">
          <table:covered-table-cell table:style-name="ce135"/>
          <table:table-cell table:style-name="ce159" table:number-columns-repeated="2"/>
          <table:table-cell table:style-name="ce178" table:number-columns-repeated="3"/>
          <table:table-cell table:style-name="ce220" table:number-columns-repeated="2"/>
          <table:table-cell table:style-name="ce159"/>
          <table:table-cell table:style-name="ce264" table:number-columns-repeated="3"/>
          <table:covered-table-cell table:style-name="ce264"/>
          <table:table-cell table:style-name="ce220" office:value-type="string" calcext:value-type="string">
            <text:p><text:span text:style-name="T3">1</text:span><text:span text:style-name="T4">er</text:span><text:span text:style-name="T3"> tiny 2 layers ok</text:span></text:p>
          </table:table-cell>
          <table:table-cell table:style-name="ce287"/>
          <table:table-cell table:style-name="ce178" table:number-columns-repeated="4"/>
          <table:table-cell table:style-name="ce307" table:number-columns-repeated="2"/>
          <table:table-cell table:style-name="ce309" table:number-columns-repeated="997"/>
          <table:table-cell table:number-columns-repeated="5"/>
        </table:table-row>
        <table:table-row table:style-name="ro15">
          <table:table-cell table:style-name="ce141" office:value-type="string" calcext:value-type="string">
            <text:p>Nb de lettres par images d’apprentissage</text:p>
          </table:table-cell>
          <table:table-cell table:style-name="ce160" office:value-type="string" calcext:value-type="string">
            <text:p>10 à 60</text:p>
          </table:table-cell>
          <table:table-cell table:number-columns-repeated="5" table:style-name="ce160" office:value-type="string" calcext:value-type="string">
            <text:p>10 à 30</text:p>
          </table:table-cell>
          <table:table-cell table:number-columns-repeated="2" table:style-name="ce178" office:value-type="float" office:value="10" calcext:value-type="float">
            <text:p>10</text:p>
          </table:table-cell>
          <table:table-cell table:number-columns-repeated="5" table:style-name="ce265" office:value-type="float" office:value="10" calcext:value-type="float">
            <text:p>10</text:p>
          </table:table-cell>
          <table:table-cell table:style-name="ce287" office:value-type="float" office:value="10" calcext:value-type="float">
            <text:p>10</text:p>
          </table:table-cell>
          <table:table-cell table:style-name="ce265" office:value-type="float" office:value="10" calcext:value-type="float">
            <text:p>10</text:p>
          </table:table-cell>
          <table:table-cell table:number-columns-repeated="3" table:style-name="ce178" office:value-type="float" office:value="10" calcext:value-type="float">
            <text:p>10</text:p>
          </table:table-cell>
          <table:table-cell table:style-name="ce307" table:number-columns-repeated="2"/>
          <table:table-cell table:style-name="ce309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74" table:number-columns-repeated="8"/>
          <table:table-cell table:style-name="ce309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64" table:number-columns-repeated="8"/>
          <table:table-cell table:number-columns-repeated="1004"/>
        </table:table-row>
        <table:table-row table:style-name="ro10" table:number-rows-repeated="10">
          <table:table-cell table:style-name="ce148"/>
          <table:table-cell table:style-name="ce164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6">
        <office:forms form:automatic-focus="false" form:apply-design-mode="false"/>
        <table:table-column table:style-name="co33" table:default-cell-style-name="Default"/>
        <table:table-column table:style-name="co34" table:default-cell-style-name="ce349"/>
        <table:table-column table:style-name="co34" table:number-columns-repeated="2" table:default-cell-style-name="ce376"/>
        <table:table-column table:style-name="co34" table:visibility="collapse" table:default-cell-style-name="ce376"/>
        <table:table-column table:style-name="co34" table:default-cell-style-name="ce376"/>
        <table:table-column table:style-name="co35" table:default-cell-style-name="ce414"/>
        <table:table-column table:style-name="co36" table:number-columns-repeated="11" table:default-cell-style-name="ce376"/>
        <table:table-column table:style-name="co37" table:number-columns-repeated="3" table:default-cell-style-name="ce376"/>
        <table:table-column table:style-name="co24" table:number-columns-repeated="2" table:default-cell-style-name="ce376"/>
        <table:table-column table:style-name="co24" table:default-cell-style-name="ce180"/>
        <table:table-column table:style-name="co24" table:number-columns-repeated="2" table:default-cell-style-name="ce376"/>
        <table:table-column table:style-name="co24" table:default-cell-style-name="ce180"/>
        <table:table-column table:style-name="co24" table:number-columns-repeated="2" table:default-cell-style-name="ce134"/>
        <table:table-column table:style-name="co24" table:default-cell-style-name="ce376"/>
        <table:table-column table:style-name="co24" table:default-cell-style-name="Default"/>
        <table:table-column table:style-name="co18" table:number-columns-repeated="992" table:default-cell-style-name="Default"/>
        <table:table-row table:style-name="ro19" table:visibility="collapse">
          <table:table-cell table:style-name="ce316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393"/>
          <table:table-cell table:style-name="ce393" table:number-columns-repeated="4"/>
          <table:table-cell table:style-name="ce313" table:number-columns-repeated="1000"/>
          <table:table-cell/>
        </table:table-row>
        <table:table-row table:style-name="ro20">
          <table:table-cell table:style-name="ce341"/>
          <table:table-cell table:style-name="ce273" office:value-type="string" calcext:value-type="string">
            <text:p>essai</text:p>
          </table:table-cell>
          <table:table-cell table:style-name="ce385" table:number-columns-repeated="4"/>
          <table:table-cell table:style-name="ce305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float" office:value="19" calcext:value-type="float">
            <text:p>19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float" office:value="21" calcext:value-type="float">
            <text:p>21</text:p>
          </table:table-cell>
          <table:table-cell table:style-name="ce351" office:value-type="string" calcext:value-type="string">
            <text:p>23 plus de lettres et pl_shot_10</text:p>
          </table:table-cell>
          <table:table-cell table:style-name="ce351" office:value-type="string" calcext:value-type="string">
            <text:p>24 idem 23 et pl_shot_14</text:p>
          </table:table-cell>
          <table:table-cell table:style-name="ce351" office:value-type="string" calcext:value-type="string">
            <text:p>25 avec 95 midi à 30 fps</text:p>
          </table:table-cell>
          <table:table-cell table:style-name="ce420" office:value-type="float" office:value="26" calcext:value-type="float">
            <text:p>26</text:p>
          </table:table-cell>
          <table:table-cell table:style-name="ce420" office:value-type="float" office:value="27" calcext:value-type="float">
            <text:p>27</text:p>
          </table:table-cell>
          <table:table-cell table:style-name="ce420" office:value-type="float" office:value="28" calcext:value-type="float">
            <text:p>28</text:p>
          </table:table-cell>
          <table:table-cell table:style-name="ce351" office:value-type="string" calcext:value-type="string">
            <text:p>29 avec 95 midi à 30 fps Idem à 19 mais à 30 PFS</text:p>
          </table:table-cell>
          <table:table-cell table:style-name="ce328" table:number-columns-repeated="991"/>
          <table:table-cell table:style-name="ce331"/>
        </table:table-row>
        <table:table-row table:style-name="ro21">
          <table:table-cell table:style-name="ce87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408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169" office:value-type="string" calcext:value-type="string">
            <text:p><text:s/>tous les weights de data_22</text:p>
          </table:table-cell>
          <table:table-cell table:number-columns-repeated="3" table:style-name="ce424" office:value-type="string" calcext:value-type="string">
            <text:p>data_22 8000</text:p>
          </table:table-cell>
          <table:table-cell table:style-name="ce169" office:value-type="string" calcext:value-type="string">
            <text:p>data_23 quel weights ? best ?</text:p>
          </table:table-cell>
          <table:table-cell table:style-name="ce169" office:value-type="string" calcext:value-type="string">
            <text:p>data_23 quel weights ? Best ?</text:p>
          </table:table-cell>
          <table:table-cell table:style-name="ce169" office:value-type="string" calcext:value-type="string">
            <text:p>data_23 à l’orreille de plusieurs weights</text:p>
          </table:table-cell>
          <table:table-cell table:style-name="ce169" office:value-type="string" calcext:value-type="string">
            <text:p><text:s/>tous les weights de data_23</text:p>
          </table:table-cell>
          <table:table-cell table:style-name="ce169" office:value-type="string" calcext:value-type="string">
            <text:p><text:s/>tous les weights de data_22</text:p>
          </table:table-cell>
          <table:table-cell table:style-name="ce169" office:value-type="string" calcext:value-type="string">
            <text:p><text:s/>data_23 6000</text:p>
          </table:table-cell>
          <table:table-cell table:style-name="ce424" office:value-type="string" calcext:value-type="string">
            <text:p>data_22 8000</text:p>
          </table:table-cell>
          <table:table-cell table:style-name="ce435" table:number-columns-repeated="991"/>
          <table:table-cell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24" table:style-name="ce387" office:value-type="string" calcext:value-type="string">
            <text:p>yolov3-tiny_3l.cfg</text:p>
          </table:table-cell>
          <table:table-cell table:style-name="ce435" table:number-columns-repeated="991"/>
          <table:table-cell/>
        </table:table-row>
        <table:table-row table:style-name="ro22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12" table:style-name="ce387" office:value-type="float" office:value="64" calcext:value-type="float">
            <text:p>64</text:p>
          </table:table-cell>
          <table:table-cell table:style-name="ce436" table:number-columns-repeated="991"/>
          <table:table-cell/>
        </table:table-row>
        <table:table-row table:style-name="ro23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12" table:style-name="ce347" office:value-type="float" office:value="8" calcext:value-type="float">
            <text:p>8</text:p>
          </table:table-cell>
          <table:table-cell table:style-name="ce436" table:number-columns-repeated="991"/>
          <table:table-cell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style-name="ce376" office:value-type="float" office:value="416" calcext:value-type="float">
            <text:p>416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3" table:style-name="ce376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table:style-name="ce376" office:value-type="float" office:value="416" calcext:value-type="float">
            <text:p>416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12" table:style-name="ce425" office:value-type="string" calcext:value-type="string">
            <text:p>video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table:style-name="ce376"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table:style-name="ce376"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4" office:value-type="string" calcext:value-type="string">
            <text:p>shadeless</text:p>
          </table:table-cell>
          <table:table-cell table:style-name="ce376" office:value-type="string" calcext:value-type="string">
            <text:p>shadeless</text:p>
          </table:table-cell>
          <table:table-cell table:number-columns-repeated="2" office:value-type="string" calcext:value-type="string">
            <text:p>shadeless</text:p>
          </table:table-cell>
          <table:table-cell table:number-columns-repeated="3" table:style-name="ce376" office:value-type="string" calcext:value-type="string">
            <text:p>shadeless</text:p>
          </table:table-cell>
          <table:table-cell office:value-type="string" calcext:value-type="string">
            <text:p>shadeless</text:p>
          </table:table-cell>
          <table:table-cell table:style-name="ce376" office:value-type="string" calcext:value-type="string">
            <text:p>shadeless</text:p>
          </table:table-cell>
          <table:table-cell table:number-columns-repeated="992"/>
        </table:table-row>
        <table:table-row table:style-name="ro2">
          <table:covered-table-cell table:style-name="ce88"/>
          <table:table-cell table:style-name="ce105" office:value-type="string" calcext:value-type="string">
            <text:p>Itérations</text:p>
          </table:table-cell>
          <table:table-cell table:style-name="ce119" table:number-columns-repeated="4"/>
          <table:covered-table-cell table:style-name="ce139"/>
          <table:table-cell table:style-name="ce119" office:value-type="float" office:value="30000" calcext:value-type="float">
            <text:p>30 000</text:p>
          </table:table-cell>
          <table:table-cell table:style-name="ce119"/>
          <table:table-cell table:style-name="ce119" office:value-type="float" office:value="29000" calcext:value-type="float">
            <text:p>29 000</text:p>
          </table:table-cell>
          <table:table-cell table:style-name="ce119" table:number-columns-repeated="2"/>
          <table:table-cell table:number-columns-repeated="12" table:style-name="ce119" office:value-type="float" office:value="40000" calcext:value-type="float">
            <text:p>40 000</text:p>
          </table:table-cell>
          <table:table-cell table:number-columns-repeated="4" table:style-name="ce119" office:value-type="float" office:value="18000" calcext:value-type="float">
            <text:p>18 000</text:p>
          </table:table-cell>
          <table:table-cell table:style-name="ce119" office:value-type="float" office:value="40000" calcext:value-type="float">
            <text:p>40 000</text:p>
          </table:table-cell>
          <table:table-cell table:style-name="ce119" office:value-type="float" office:value="18000" calcext:value-type="float">
            <text:p>18 000</text:p>
          </table:table-cell>
          <table:table-cell table:style-name="ce119" office:value-type="float" office:value="40000" calcext:value-type="float">
            <text:p>40 000</text:p>
          </table:table-cell>
          <table:table-cell table:style-name="ce162" table:number-columns-repeated="992"/>
        </table:table-row>
        <table:table-row table:style-name="ro1" table:visibility="collapse">
          <table:table-cell table:style-name="ce316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325"/>
          <table:covered-table-cell table:style-name="ce412"/>
          <table:covered-table-cell table:number-columns-repeated="13" table:style-name="ce325"/>
          <table:table-cell table:style-name="ce347" table:number-columns-repeated="7"/>
          <table:table-cell table:style-name="ce313" table:number-columns-repeated="995"/>
          <table:table-cell/>
        </table:table-row>
        <table:table-row table:style-name="ro24">
          <table:table-cell/>
          <table:table-cell table:style-name="ce118" office:value-type="string" calcext:value-type="string">
            <text:p>pl_sh_</text:p>
          </table:table-cell>
          <table:table-cell table:number-columns-repeated="4" table:style-name="ce133" office:value-type="string" calcext:value-type="string">
            <text:p>pl_shot_08_jpg</text:p>
          </table:table-cell>
          <table:table-cell table:style-name="ce408" table:number-columns-spanned="1" table:number-rows-spanned="43"/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style-name="ce165" office:value-type="string" calcext:value-type="string">
            <text:p>pl_shot_12_jpg avec 10_png</text:p>
          </table:table-cell>
          <table:table-cell table:style-name="ce165" office:value-type="string" calcext:value-type="string">
            <text:p>pl_shot_13_jpg avec 11_png</text:p>
          </table:table-cell>
          <table:table-cell table:number-columns-repeated="5"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1_jpg</text:p>
          </table:table-cell>
          <table:table-cell table:number-columns-repeated="3" table:style-name="ce133" office:value-type="string" calcext:value-type="string">
            <text:p>pl_shot_14_jpg</text:p>
          </table:table-cell>
          <table:table-cell table:style-name="ce133" office:value-type="string" calcext:value-type="string">
            <text:p>pl_shot_10_jpg</text:p>
          </table:table-cell>
          <table:table-cell table:style-name="ce165" office:value-type="string" calcext:value-type="string">
            <text:p>pl_shot_15_jpg 232 fichiers</text:p>
          </table:table-cell>
          <table:table-cell table:style-name="ce133" office:value-type="string" calcext:value-type="string">
            <text:p>pl_shot_10_jpg</text:p>
          </table:table-cell>
          <table:table-cell table:style-name="ce133" office:value-type="string" calcext:value-type="string">
            <text:p>pl_shot_14_jpg</text:p>
          </table:table-cell>
          <table:table-cell table:style-name="ce165" office:value-type="string" calcext:value-type="string">
            <text:p>pl_shot_16_jpg all files</text:p>
          </table:table-cell>
          <table:table-cell table:style-name="ce165" office:value-type="string" calcext:value-type="string">
            <text:p>pl_shot_17_jpg 6 fichiers</text:p>
          </table:table-cell>
          <table:table-cell table:number-columns-repeated="2" table:style-name="ce133" office:value-type="string" calcext:value-type="string">
            <text:p>pl_shot_14_jpg</text:p>
          </table:table-cell>
          <table:table-cell table:style-name="ce133" office:value-type="string" calcext:value-type="string">
            <text:p>pl_shot_18_jpg</text:p>
          </table:table-cell>
          <table:table-cell table:style-name="ce435" table:number-columns-repeated="991"/>
          <table:table-cell/>
        </table:table-row>
        <table:table-row table:style-name="ro23">
          <table:table-cell table:style-name="ce322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24" table:style-name="ce347" office:value-type="float" office:value="64" calcext:value-type="float">
            <text:p>64</text:p>
          </table:table-cell>
          <table:table-cell table:style-name="ce313" table:number-columns-repeated="991"/>
          <table:table-cell/>
        </table:table-row>
        <table:table-row table:style-name="ro25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24" table:style-name="ce347" office:value-type="float" office:value="8" calcext:value-type="float">
            <text:p>8</text:p>
          </table:table-cell>
          <table:table-cell table:style-name="ce313" table:number-columns-repeated="991"/>
          <table:table-cell/>
        </table:table-row>
        <table:table-row table:style-name="ro29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144" office:value-type="float" office:value="416" calcext:value-type="float">
            <text:p>416</text:p>
          </table:table-cell>
          <table:table-cell table:style-name="ce144" office:value-type="float" office:value="640" calcext:value-type="float">
            <text:p>640</text:p>
          </table:table-cell>
          <table:covered-table-cell table:style-name="ce412"/>
          <table:table-cell table:number-columns-repeated="24" table:style-name="ce347" office:value-type="float" office:value="416" calcext:value-type="float">
            <text:p>416</text:p>
          </table:table-cell>
          <table:table-cell table:style-name="ce313" table:number-columns-repeated="991"/>
          <table:table-cell/>
        </table:table-row>
        <table:table-row table:style-name="ro29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145" table:number-columns-repeated="2"/>
          <table:covered-table-cell table:style-name="ce412"/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161" office:value-type="string" calcext:value-type="string">
            <text:p>video</text:p>
          </table:table-cell>
          <table:table-cell table:number-columns-repeated="12" table:style-name="ce422" office:value-type="string" calcext:value-type="string">
            <text:p>noir</text:p>
          </table:table-cell>
          <table:table-cell table:style-name="ce313" table:number-columns-repeated="991"/>
          <table:table-cell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6" office:value-type="float" office:value="2000" calcext:value-type="float">
            <text:p>2000</text:p>
          </table:table-cell>
          <table:table-cell table:style-name="ce376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table:style-name="ce376" office:value-type="string" calcext:value-type="string">
            <text:p>1800 soit 1 mn</text:p>
          </table:table-cell>
          <table:table-cell table:style-name="ce376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76" office:value-type="string" calcext:value-type="string">
            <text:p>1800 soit 1 mn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table:style-name="ce376"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table:style-name="ce376" office:value-type="float" office:value="1.2" calcext:value-type="float">
            <text:p>1,2</text:p>
          </table:table-cell>
          <table:table-cell table:style-name="ce376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table:style-name="ce376" office:value-type="float" office:value="1.4" calcext:value-type="float">
            <text:p>1,4</text:p>
          </table:table-cell>
          <table:table-cell table:number-columns-repeated="992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3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6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390" office:value-type="float" office:value="0" calcext:value-type="float">
            <text:p>0</text:p>
          </table:table-cell>
          <table:table-cell table:number-columns-repeated="992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20" calcext:value-type="float">
            <text:p>20</text:p>
          </table:table-cell>
          <table:table-cell table:number-columns-repeated="12" table:style-name="ce168"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167" office:value-type="float" office:value="60" calcext:value-type="float">
            <text:p>60</text:p>
          </table:table-cell>
          <table:table-cell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50" calcext:value-type="float">
            <text:p>50</text:p>
          </table:table-cell>
          <table:table-cell table:number-columns-repeated="12" table:style-name="ce168" office:value-type="float" office:value="50" calcext:value-type="float">
            <text:p>50</text:p>
          </table:table-cell>
          <table:table-cell table:number-columns-repeated="992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167" office:value-type="float" office:value="30" calcext:value-type="float">
            <text:p>30</text:p>
          </table:table-cell>
          <table:table-cell table:style-name="ce167" office:value-type="float" office:value="60" calcext:value-type="float">
            <text:p>60</text:p>
          </table:table-cell>
          <table:table-cell table:number-columns-repeated="2" table:style-name="ce167" office:value-type="float" office:value="50" calcext:value-type="float">
            <text:p>50</text:p>
          </table:table-cell>
          <table:table-cell table:number-columns-repeated="12" table:style-name="ce168" office:value-type="float" office:value="50" calcext:value-type="float">
            <text:p>50</text:p>
          </table:table-cell>
          <table:table-cell table:number-columns-repeated="992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6" office:value-type="float" office:value="40" calcext:value-type="float">
            <text:p>40</text:p>
          </table:table-cell>
          <table:table-cell table:style-name="ce376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table:style-name="ce257" office:value-type="float" office:value="30" calcext:value-type="float">
            <text:p>30</text:p>
          </table:table-cell>
          <table:table-cell table:style-name="ce376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style-name="ce257"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Oh les filles !</text:p>
          </table:table-cell>
          <table:table-cell table:style-name="ce120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134" office:value-type="float" office:value="4267" calcext:value-type="float">
            <text:p>4267</text:p>
          </table:covered-table-cell>
          <table:table-cell table:number-columns-repeated="13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voir le feuillet essai 18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pas de bench <text:s text:c="2"/>Ecoute seule des 232 musiques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pas de bench <text:s/>Ecoute seule des 95 musiques</text:p>
          </table:table-cell>
          <table:table-cell table:style-name="ce302" office:value-type="string" calcext:value-type="string" table:number-columns-spanned="1" table:number-rows-spanned="27">
            <text:p>Meilleur résultat avec 6000</text:p>
          </table:table-cell>
          <table:table-cell table:style-name="ce302" office:value-type="string" calcext:value-type="string" table:number-columns-spanned="1" table:number-rows-spanned="27">
            <text:p>Meilleur résultat avec 8000</text:p>
          </table:table-cell>
          <table:table-cell table:style-name="ce390" office:value-type="float" office:value="4267" calcext:value-type="float">
            <text:p>4267</text:p>
          </table:table-cell>
          <table:table-cell table:style-name="ce170" office:value-type="string" calcext:value-type="string" table:number-columns-spanned="1" table:number-rows-spanned="29">
            <text:p>pas de bench <text:s/>Ecoute seule des 95 musiques</text:p>
          </table:table-cell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1017" calcext:value-type="float">
            <text:p>1017</text:p>
          </table:table-cell>
          <table:table-cell table:style-name="ce381" office:value-type="float" office:value="180" calcext:value-type="float">
            <text:p>180</text:p>
          </table:table-cell>
          <table:table-cell table:style-name="ce381" office:value-type="float" office:value="1013" calcext:value-type="float">
            <text:p>1013</text:p>
          </table:table-cell>
          <table:table-cell table:style-name="ce381" office:value-type="float" office:value="1070" calcext:value-type="float">
            <text:p>1070</text:p>
          </table:table-cell>
          <table:table-cell table:style-name="ce381" office:value-type="float" office:value="887" calcext:value-type="float">
            <text:p>887</text:p>
          </table:table-cell>
          <table:table-cell table:style-name="ce381" office:value-type="float" office:value="1055" calcext:value-type="float">
            <text:p>1055</text:p>
          </table:table-cell>
          <table:table-cell table:style-name="ce381" office:value-type="float" office:value="933" calcext:value-type="float">
            <text:p>933</text:p>
          </table:table-cell>
          <table:table-cell table:number-columns-repeated="2" table:style-name="ce381" office:value-type="float" office:value="1232" calcext:value-type="float">
            <text:p>1232</text:p>
          </table:table-cell>
          <table:table-cell table:style-name="ce381" office:value-type="float" office:value="933" calcext:value-type="float">
            <text:p>933</text:p>
          </table:table-cell>
          <table:table-cell table:style-name="ce381" office:value-type="float" office:value="1486" calcext:value-type="float">
            <text:p>1486</text:p>
          </table:table-cell>
          <table:table-cell table:style-name="ce381" office:value-type="float" office:value="1657" calcext:value-type="float">
            <text:p>1657</text:p>
          </table:table-cell>
          <table:table-cell table:style-name="ce381" office:value-type="float" office:value="1280" calcext:value-type="float">
            <text:p>1280</text:p>
          </table:table-cell>
          <table:covered-table-cell table:style-name="ce381"/>
          <table:table-cell table:style-name="ce381" office:value-type="float" office:value="1206" calcext:value-type="float">
            <text:p>1206</text:p>
          </table:table-cell>
          <table:table-cell table:style-name="ce381" office:value-type="float" office:value="1392" calcext:value-type="float">
            <text:p>1392</text:p>
          </table:table-cell>
          <table:covered-table-cell/>
          <table:table-cell table:style-name="ce381" office:value-type="float" office:value="1188" calcext:value-type="float">
            <text:p>1188</text:p>
          </table:table-cell>
          <table:table-cell table:style-name="ce381" office:value-type="float" office:value="1242" calcext:value-type="float">
            <text:p>1242</text:p>
          </table:table-cell>
          <table:covered-table-cell table:number-columns-repeated="3"/>
          <table:table-cell table:style-name="ce381" office:value-type="float" office:value="837" calcext:value-type="float">
            <text:p>837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136" office:value-type="float" office:value="1215" calcext:value-type="float">
            <text:p>1215</text:p>
          </table:table-cell>
          <table:table-cell table:style-name="ce136" office:value-type="float" office:value="1172" calcext:value-type="float">
            <text:p>117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505" calcext:value-type="float">
            <text:p>1505</text:p>
          </table:table-cell>
          <table:covered-table-cell table:style-name="ce154"/>
          <table:table-cell table:style-name="ce136" office:value-type="float" office:value="2398" calcext:value-type="float">
            <text:p>2398</text:p>
          </table:table-cell>
          <table:table-cell table:style-name="ce136" office:value-type="float" office:value="68" calcext:value-type="float">
            <text:p>68</text:p>
          </table:table-cell>
          <table:table-cell table:style-name="ce136" office:value-type="float" office:value="3017" calcext:value-type="float">
            <text:p>3017</text:p>
          </table:table-cell>
          <table:table-cell table:style-name="ce136" office:value-type="float" office:value="2802" calcext:value-type="float">
            <text:p>2802</text:p>
          </table:table-cell>
          <table:table-cell table:style-name="ce136" office:value-type="float" office:value="2330" calcext:value-type="float">
            <text:p>2330</text:p>
          </table:table-cell>
          <table:table-cell table:style-name="ce136" office:value-type="float" office:value="2522" calcext:value-type="float">
            <text:p>2522</text:p>
          </table:table-cell>
          <table:table-cell table:style-name="ce136" office:value-type="float" office:value="2890" calcext:value-type="float">
            <text:p>2890</text:p>
          </table:table-cell>
          <table:table-cell table:number-columns-repeated="2" table:style-name="ce136" office:value-type="float" office:value="3222" calcext:value-type="float">
            <text:p>3222</text:p>
          </table:table-cell>
          <table:table-cell table:style-name="ce136" office:value-type="float" office:value="2890" calcext:value-type="float">
            <text:p>2890</text:p>
          </table:table-cell>
          <table:table-cell table:style-name="ce136" office:value-type="float" office:value="3317" calcext:value-type="float">
            <text:p>3317</text:p>
          </table:table-cell>
          <table:table-cell table:style-name="ce136" office:value-type="float" office:value="3100" calcext:value-type="float">
            <text:p>3100</text:p>
          </table:table-cell>
          <table:table-cell table:style-name="ce136" office:value-type="float" office:value="3000" calcext:value-type="float">
            <text:p>3000</text:p>
          </table:table-cell>
          <table:covered-table-cell table:style-name="ce136"/>
          <table:table-cell table:style-name="ce136" office:value-type="float" office:value="3216" calcext:value-type="float">
            <text:p>3216</text:p>
          </table:table-cell>
          <table:table-cell table:style-name="ce136" office:value-type="float" office:value="2617" calcext:value-type="float">
            <text:p>2617</text:p>
          </table:table-cell>
          <table:covered-table-cell table:style-name="ce181"/>
          <table:table-cell table:style-name="ce136" office:value-type="float" office:value="3119" calcext:value-type="float">
            <text:p>3119</text:p>
          </table:table-cell>
          <table:table-cell table:style-name="ce136" office:value-type="float" office:value="3230" calcext:value-type="float">
            <text:p>3230</text:p>
          </table:table-cell>
          <table:covered-table-cell table:style-name="ce181"/>
          <table:covered-table-cell table:number-columns-repeated="2" table:style-name="ce136"/>
          <table:table-cell table:style-name="ce136" office:value-type="float" office:value="3203" calcext:value-type="float">
            <text:p>3203</text:p>
          </table:table-cell>
          <table:covered-table-cell/>
          <table:table-cell table:number-columns-repeated="992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32]/[.C30]" office:value-type="percentage" office:value="0.284743379423482" calcext:value-type="percentage">
            <text:p>28 %</text:p>
          </table:table-cell>
          <table:table-cell table:style-name="ce163" table:formula="of:=[.D32]/[.D30]" office:value-type="percentage" office:value="0.274666041715491" calcext:value-type="percentage">
            <text:p>27 %</text:p>
          </table:table-cell>
          <table:table-cell table:style-name="ce163" table:formula="of:=[.E32]/[.E30]" office:value-type="percentage" office:value="0" calcext:value-type="percentage">
            <text:p>0 %</text:p>
          </table:table-cell>
          <table:table-cell table:style-name="ce163" table:formula="of:=[.F32]/[.F30]" office:value-type="percentage" office:value="0.352706819779705" calcext:value-type="percentage">
            <text:p>35 %</text:p>
          </table:table-cell>
          <table:covered-table-cell table:style-name="ce155"/>
          <table:table-cell table:style-name="ce163" table:formula="of:=[.H32]/[.H30]" office:value-type="percentage" office:value="0.561987344738692" calcext:value-type="percentage">
            <text:p>56 %</text:p>
          </table:table-cell>
          <table:table-cell table:style-name="ce163" table:formula="of:=[.I32]/[.I30]" office:value-type="percentage" office:value="0.0159362549800797" calcext:value-type="percentage">
            <text:p>2 %</text:p>
          </table:table-cell>
          <table:table-cell table:style-name="ce163" table:formula="of:=[.J32]/[.J30]" office:value-type="percentage" office:value="0.707054136395594" calcext:value-type="percentage">
            <text:p>71 %</text:p>
          </table:table-cell>
          <table:table-cell table:style-name="ce163" table:formula="of:=[.K32]/[.K30]" office:value-type="percentage" office:value="0.656667447855636" calcext:value-type="percentage">
            <text:p>66 %</text:p>
          </table:table-cell>
          <table:table-cell table:style-name="ce163" table:formula="of:=[.L32]/[.L30]" office:value-type="percentage" office:value="0.546051089758613" calcext:value-type="percentage">
            <text:p>55 %</text:p>
          </table:table-cell>
          <table:table-cell table:style-name="ce163" table:formula="of:=[.M32]/[.M30]" office:value-type="percentage" office:value="0.591047574408249" calcext:value-type="percentage">
            <text:p>59 %</text:p>
          </table:table-cell>
          <table:table-cell table:style-name="ce163" table:formula="of:=[.N32]/[.N30]" office:value-type="percentage" office:value="0.677290836653386" calcext:value-type="percentage">
            <text:p>68 %</text:p>
          </table:table-cell>
          <table:table-cell table:style-name="ce163" table:formula="of:=[.O32]/[.O30]" office:value-type="percentage" office:value="0.755097258026717" calcext:value-type="percentage">
            <text:p>76 %</text:p>
          </table:table-cell>
          <table:table-cell table:style-name="ce163" table:formula="of:=[.P32]/[.P30]" office:value-type="percentage" office:value="0.755097258026717" calcext:value-type="percentage">
            <text:p>76 %</text:p>
          </table:table-cell>
          <table:table-cell table:style-name="ce163" table:formula="of:=[.Q32]/[.Q30]" office:value-type="percentage" office:value="0.677290836653386" calcext:value-type="percentage">
            <text:p>68 %</text:p>
          </table:table-cell>
          <table:table-cell table:style-name="ce163" table:formula="of:=[.R32]/[.R30]" office:value-type="percentage" office:value="0.777361143660652" calcext:value-type="percentage">
            <text:p>78 %</text:p>
          </table:table-cell>
          <table:table-cell table:style-name="ce163" table:formula="of:=[.S32]/[.S30]" office:value-type="percentage" office:value="0.726505741738927" calcext:value-type="percentage">
            <text:p>73 %</text:p>
          </table:table-cell>
          <table:table-cell table:style-name="ce163" table:formula="of:=[.T32]/[.T30]" office:value-type="percentage" office:value="0.703070072650574" calcext:value-type="percentage">
            <text:p>70 %</text:p>
          </table:table-cell>
          <table:covered-table-cell table:style-name="ce137" table:formula="of:=[.U32]/[.U30]" office:value-type="string" office:string-value="" calcext:value-type="error">
            <text:p>#VALEUR !</text:p>
          </table:covered-table-cell>
          <table:table-cell table:style-name="ce163" table:formula="of:=[.V32]/[.V30]" office:value-type="percentage" office:value="0.753691117881415" calcext:value-type="percentage">
            <text:p>75 %</text:p>
          </table:table-cell>
          <table:table-cell table:style-name="ce163" table:formula="of:=[.W32]/[.W30]" office:value-type="percentage" office:value="0.613311460042184" calcext:value-type="percentage">
            <text:p>61 %</text:p>
          </table:table-cell>
          <table:covered-table-cell table:style-name="ce183"/>
          <table:table-cell table:style-name="ce163" table:formula="of:=[.Y32]/[.Y30]" office:value-type="percentage" office:value="0.730958518865714" calcext:value-type="percentage">
            <text:p>73 %</text:p>
          </table:table-cell>
          <table:table-cell table:style-name="ce163" table:formula="of:=[.Z32]/[.Z30]" office:value-type="percentage" office:value="0.756972111553785" calcext:value-type="percentage">
            <text:p>76 %</text:p>
          </table:table-cell>
          <table:covered-table-cell table:style-name="ce183"/>
          <table:covered-table-cell table:number-columns-repeated="2" table:style-name="ce303"/>
          <table:table-cell table:style-name="ce163" table:formula="of:=[.AD32]/[.AD30]" office:value-type="percentage" office:value="0.75064448089993" calcext:value-type="percentage">
            <text:p>75 %</text:p>
          </table:table-cell>
          <table:covered-table-cell/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Zorro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76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covered-table-cell office:value-type="float" office:value="4548" calcext:value-type="float">
            <text:p>4548</text:p>
          </table:covered-table-cell>
          <table:table-cell table:number-columns-repeated="2" office:value-type="float" office:value="4547" calcext:value-type="float">
            <text:p>4547</text:p>
          </table:table-cell>
          <table:covered-table-cell/>
          <table:table-cell table:number-columns-repeated="2" office:value-type="float" office:value="4547" calcext:value-type="float">
            <text:p>4547</text:p>
          </table:table-cell>
          <table:covered-table-cell table:number-columns-repeated="3"/>
          <table:table-cell office:value-type="float" office:value="4547" calcext:value-type="float">
            <text:p>4547</text:p>
          </table:table-cell>
          <table:covered-table-cell/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712" calcext:value-type="float">
            <text:p>712</text:p>
          </table:table-cell>
          <table:table-cell table:style-name="ce381" office:value-type="float" office:value="127" calcext:value-type="float">
            <text:p>127</text:p>
          </table:table-cell>
          <table:table-cell table:style-name="ce381" office:value-type="float" office:value="1428" calcext:value-type="float">
            <text:p>1428</text:p>
          </table:table-cell>
          <table:table-cell table:style-name="ce381" office:value-type="float" office:value="1664" calcext:value-type="float">
            <text:p>1664</text:p>
          </table:table-cell>
          <table:table-cell table:style-name="ce381" office:value-type="float" office:value="968" calcext:value-type="float">
            <text:p>968</text:p>
          </table:table-cell>
          <table:table-cell table:style-name="ce381" office:value-type="float" office:value="1982" calcext:value-type="float">
            <text:p>1982</text:p>
          </table:table-cell>
          <table:table-cell table:style-name="ce381" office:value-type="float" office:value="1415" calcext:value-type="float">
            <text:p>1415</text:p>
          </table:table-cell>
          <table:table-cell table:number-columns-repeated="2" table:style-name="ce381" office:value-type="float" office:value="1536" calcext:value-type="float">
            <text:p>1536</text:p>
          </table:table-cell>
          <table:table-cell table:style-name="ce381" office:value-type="float" office:value="1415" calcext:value-type="float">
            <text:p>1415</text:p>
          </table:table-cell>
          <table:table-cell table:style-name="ce381" office:value-type="float" office:value="1663" calcext:value-type="float">
            <text:p>1663</text:p>
          </table:table-cell>
          <table:table-cell table:style-name="ce381" office:value-type="float" office:value="1984" calcext:value-type="float">
            <text:p>1984</text:p>
          </table:table-cell>
          <table:table-cell table:style-name="ce381" office:value-type="float" office:value="1505" calcext:value-type="float">
            <text:p>1505</text:p>
          </table:table-cell>
          <table:covered-table-cell table:style-name="ce381"/>
          <table:table-cell table:style-name="ce381" office:value-type="float" office:value="1137" calcext:value-type="float">
            <text:p>1137</text:p>
          </table:table-cell>
          <table:table-cell table:style-name="ce381" office:value-type="float" office:value="1356" calcext:value-type="float">
            <text:p>1356</text:p>
          </table:table-cell>
          <table:covered-table-cell/>
          <table:table-cell table:style-name="ce381" office:value-type="float" office:value="1196" calcext:value-type="float">
            <text:p>1196</text:p>
          </table:table-cell>
          <table:table-cell table:style-name="ce381" office:value-type="float" office:value="1459" calcext:value-type="float">
            <text:p>1459</text:p>
          </table:table-cell>
          <table:covered-table-cell table:number-columns-repeated="3"/>
          <table:table-cell table:style-name="ce381" office:value-type="float" office:value="1271" calcext:value-type="float">
            <text:p>1271</text:p>
          </table:table-cell>
          <table:covered-table-cell/>
          <table:table-cell table:number-columns-repeated="992"/>
        </table:table-row>
        <table:table-row table:style-name="ro2">
          <table:covered-table-cell table:style-name="ce325"/>
          <table:table-cell table:style-name="ce122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covered-table-cell table:style-name="ce134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covered-table-cell/>
          <table:table-cell table:style-name="ce390" office:value-type="float" office:value="3016" calcext:value-type="float">
            <text:p>3016</text:p>
          </table:table-cell>
          <table:table-cell table:style-name="ce390" office:value-type="float" office:value="3200" calcext:value-type="float">
            <text:p>3200</text:p>
          </table:table-cell>
          <table:covered-table-cell table:number-columns-repeated="3"/>
          <table:table-cell table:style-name="ce390" office:value-type="float" office:value="3157" calcext:value-type="float">
            <text:p>3157</text:p>
          </table:table-cell>
          <table:covered-table-cell/>
          <table:table-cell table:number-columns-repeated="992"/>
        </table:table-row>
        <table:table-row table:style-name="ro29">
          <table:table-cell table:style-name="ce96" office:value-type="string" calcext:value-type="string">
            <text:p>9, 4, 2 <text:s text:c="33"/>= 3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36]/[.C34]" office:value-type="percentage" office:value="0.319551352540136" calcext:value-type="percentage">
            <text:p>32 %</text:p>
          </table:table-cell>
          <table:table-cell table:style-name="ce163" table:formula="of:=[.D36]/[.D34]" office:value-type="percentage" office:value="0.239718495711458" calcext:value-type="percentage">
            <text:p>24 %</text:p>
          </table:table-cell>
          <table:table-cell table:style-name="ce163" table:formula="of:=[.E36]/[.E34]" office:value-type="percentage" office:value="0" calcext:value-type="percentage">
            <text:p>0 %</text:p>
          </table:table-cell>
          <table:table-cell table:style-name="ce163" table:formula="of:=[.F36]/[.F34]" office:value-type="percentage" office:value="0.349241257972289" calcext:value-type="percentage">
            <text:p>35 %</text:p>
          </table:table-cell>
          <table:covered-table-cell table:style-name="ce155"/>
          <table:table-cell table:style-name="ce163" table:formula="of:=[.H36]/[.H34]" office:value-type="percentage" office:value="0.577743567187156" calcext:value-type="percentage">
            <text:p>58 %</text:p>
          </table:table-cell>
          <table:table-cell table:style-name="ce163" table:formula="of:=[.I36]/[.I34]" office:value-type="percentage" office:value="0.0263910270508027" calcext:value-type="percentage">
            <text:p>3 %</text:p>
          </table:table-cell>
          <table:table-cell table:style-name="ce163" table:formula="of:=[.J36]/[.J34]" office:value-type="percentage" office:value="0.655597096987024" calcext:value-type="percentage">
            <text:p>66 %</text:p>
          </table:table-cell>
          <table:table-cell table:style-name="ce163" table:formula="of:=[.K36]/[.K34]" office:value-type="percentage" office:value="0.619089509566747" calcext:value-type="percentage">
            <text:p>62 %</text:p>
          </table:table-cell>
          <table:table-cell table:style-name="ce163" table:formula="of:=[.L36]/[.L34]" office:value-type="percentage" office:value="0.48691444908731" calcext:value-type="percentage">
            <text:p>49 %</text:p>
          </table:table-cell>
          <table:table-cell table:style-name="ce163" table:formula="of:=[.M36]/[.M34]" office:value-type="percentage" office:value="0.542555531119419" calcext:value-type="percentage">
            <text:p>54 %</text:p>
          </table:table-cell>
          <table:table-cell table:style-name="ce163" table:formula="of:=[.N36]/[.N34]" office:value-type="percentage" office:value="0.619969210468441" calcext:value-type="percentage">
            <text:p>62 %</text:p>
          </table:table-cell>
          <table:table-cell table:style-name="ce163" table:formula="of:=[.O36]/[.O34]" office:value-type="percentage" office:value="0.717616010556411" calcext:value-type="percentage">
            <text:p>72 %</text:p>
          </table:table-cell>
          <table:table-cell table:style-name="ce163" table:formula="of:=[.P36]/[.P34]" office:value-type="percentage" office:value="0.717616010556411" calcext:value-type="percentage">
            <text:p>72 %</text:p>
          </table:table-cell>
          <table:table-cell table:style-name="ce163" table:formula="of:=[.Q36]/[.Q34]" office:value-type="percentage" office:value="0.619969210468441" calcext:value-type="percentage">
            <text:p>62 %</text:p>
          </table:table-cell>
          <table:table-cell table:style-name="ce163" table:formula="of:=[.R36]/[.R34]" office:value-type="percentage" office:value="0.744226962832637" calcext:value-type="percentage">
            <text:p>74 %</text:p>
          </table:table-cell>
          <table:table-cell table:style-name="ce163" table:formula="of:=[.S36]/[.S34]" office:value-type="percentage" office:value="0.710798328568287" calcext:value-type="percentage">
            <text:p>71 %</text:p>
          </table:table-cell>
          <table:table-cell table:style-name="ce163" table:formula="of:=[.T36]/[.T34]" office:value-type="percentage" office:value="0.614471079832857" calcext:value-type="percentage">
            <text:p>61 %</text:p>
          </table:table-cell>
          <table:covered-table-cell table:style-name="ce137" table:formula="of:=[.U36]/[.U34]" office:value-type="percentage" office:value="0" calcext:value-type="percentage">
            <text:p>0 %</text:p>
          </table:covered-table-cell>
          <table:table-cell table:style-name="ce163" table:formula="of:=[.V36]/[.V34]" office:value-type="percentage" office:value="0.731031449307235" calcext:value-type="percentage">
            <text:p>73 %</text:p>
          </table:table-cell>
          <table:table-cell table:style-name="ce163" table:formula="of:=[.W36]/[.W34]" office:value-type="percentage" office:value="0.643941060039587" calcext:value-type="percentage">
            <text:p>64 %</text:p>
          </table:table-cell>
          <table:covered-table-cell table:style-name="ce183"/>
          <table:table-cell table:style-name="ce163" table:formula="of:=[.Y36]/[.Y34]" office:value-type="percentage" office:value="0.663294479876842" calcext:value-type="percentage">
            <text:p>66 %</text:p>
          </table:table-cell>
          <table:table-cell table:style-name="ce163" table:formula="of:=[.Z36]/[.Z34]" office:value-type="percentage" office:value="0.703760721354739" calcext:value-type="percentage">
            <text:p>70 %</text:p>
          </table:table-cell>
          <table:covered-table-cell table:style-name="ce183"/>
          <table:covered-table-cell table:number-columns-repeated="2" table:style-name="ce303"/>
          <table:table-cell table:style-name="ce163" table:formula="of:=[.AD36]/[.AD34]" office:value-type="percentage" office:value="0.694303936661535" calcext:value-type="percentage">
            <text:p>69 %</text:p>
          </table:table-cell>
          <table:covered-table-cell/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Tous Au Paradi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76" office:value-type="float" office:value="6488" calcext:value-type="float">
            <text:p>6488</text:p>
          </table:covered-table-cell>
          <table:table-cell table:number-columns-repeated="13" office:value-type="float" office:value="6488" calcext:value-type="float">
            <text:p>6488</text:p>
          </table:table-cell>
          <table:covered-table-cell office:value-type="float" office:value="6488" calcext:value-type="float">
            <text:p>6488</text:p>
          </table:covered-table-cell>
          <table:table-cell table:number-columns-repeated="2" office:value-type="float" office:value="6488" calcext:value-type="float">
            <text:p>6488</text:p>
          </table:table-cell>
          <table:covered-table-cell/>
          <table:table-cell table:number-columns-repeated="2" office:value-type="float" office:value="6488" calcext:value-type="float">
            <text:p>6488</text:p>
          </table:table-cell>
          <table:covered-table-cell table:number-columns-repeated="3"/>
          <table:table-cell office:value-type="float" office:value="6488" calcext:value-type="float">
            <text:p>6488</text:p>
          </table:table-cell>
          <table:covered-table-cell/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2189" calcext:value-type="float">
            <text:p>2189</text:p>
          </table:table-cell>
          <table:table-cell table:style-name="ce381" office:value-type="float" office:value="178" calcext:value-type="float">
            <text:p>178</text:p>
          </table:table-cell>
          <table:table-cell table:style-name="ce381" office:value-type="float" office:value="3961" calcext:value-type="float">
            <text:p>3961</text:p>
          </table:table-cell>
          <table:table-cell table:style-name="ce381" office:value-type="float" office:value="3819" calcext:value-type="float">
            <text:p>3819</text:p>
          </table:table-cell>
          <table:table-cell table:style-name="ce381" office:value-type="float" office:value="2081" calcext:value-type="float">
            <text:p>2081</text:p>
          </table:table-cell>
          <table:table-cell table:style-name="ce381" office:value-type="float" office:value="3935" calcext:value-type="float">
            <text:p>3935</text:p>
          </table:table-cell>
          <table:table-cell table:style-name="ce381" office:value-type="float" office:value="3680" calcext:value-type="float">
            <text:p>3680</text:p>
          </table:table-cell>
          <table:table-cell table:number-columns-repeated="2" table:style-name="ce381" office:value-type="float" office:value="4667" calcext:value-type="float">
            <text:p>4667</text:p>
          </table:table-cell>
          <table:table-cell table:style-name="ce381" office:value-type="float" office:value="3680" calcext:value-type="float">
            <text:p>3680</text:p>
          </table:table-cell>
          <table:table-cell table:style-name="ce381" office:value-type="float" office:value="5303" calcext:value-type="float">
            <text:p>5303</text:p>
          </table:table-cell>
          <table:table-cell table:style-name="ce381" office:value-type="float" office:value="5361" calcext:value-type="float">
            <text:p>5361</text:p>
          </table:table-cell>
          <table:table-cell table:style-name="ce381" office:value-type="float" office:value="3412" calcext:value-type="float">
            <text:p>3412</text:p>
          </table:table-cell>
          <table:covered-table-cell table:style-name="ce381"/>
          <table:table-cell table:style-name="ce381" office:value-type="float" office:value="2791" calcext:value-type="float">
            <text:p>2791</text:p>
          </table:table-cell>
          <table:table-cell table:style-name="ce381" office:value-type="float" office:value="4174" calcext:value-type="float">
            <text:p>4174</text:p>
          </table:table-cell>
          <table:covered-table-cell/>
          <table:table-cell table:style-name="ce381" office:value-type="float" office:value="3504" calcext:value-type="float">
            <text:p>3504</text:p>
          </table:table-cell>
          <table:table-cell table:style-name="ce381" office:value-type="float" office:value="2870" calcext:value-type="float">
            <text:p>2870</text:p>
          </table:table-cell>
          <table:covered-table-cell table:number-columns-repeated="3"/>
          <table:table-cell table:style-name="ce381" office:value-type="float" office:value="2925" calcext:value-type="float">
            <text:p>2925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covered-table-cell table:style-name="ce134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covered-table-cell/>
          <table:table-cell table:style-name="ce390" office:value-type="float" office:value="3714" calcext:value-type="float">
            <text:p>3714</text:p>
          </table:table-cell>
          <table:table-cell table:style-name="ce390" office:value-type="float" office:value="3959" calcext:value-type="float">
            <text:p>3959</text:p>
          </table:table-cell>
          <table:covered-table-cell table:number-columns-repeated="3"/>
          <table:table-cell table:style-name="ce390" office:value-type="float" office:value="2911" calcext:value-type="float">
            <text:p>2911</text:p>
          </table:table-cell>
          <table:covered-table-cell/>
          <table:table-cell table:number-columns-repeated="992"/>
        </table:table-row>
        <table:table-row table:style-name="ro30">
          <table:table-cell table:style-name="ce96" office:value-type="string" calcext:value-type="string">
            <text:p>6, 9, 2, 0, 7, 4, 8, 5, 3, 1 <text:s/>= 10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0]/[.C38]" office:value-type="percentage" office:value="0.129161528976572" calcext:value-type="percentage">
            <text:p>13 %</text:p>
          </table:table-cell>
          <table:table-cell table:style-name="ce163" table:formula="of:=[.D40]/[.D38]" office:value-type="percentage" office:value="0.0772194821208385" calcext:value-type="percentage">
            <text:p>8 %</text:p>
          </table:table-cell>
          <table:table-cell table:style-name="ce163" table:formula="of:=[.E40]/[.E38]" office:value-type="percentage" office:value="0" calcext:value-type="percentage">
            <text:p>0 %</text:p>
          </table:table-cell>
          <table:table-cell table:style-name="ce163" table:formula="of:=[.F40]/[.F38]" office:value-type="percentage" office:value="0.149506781750925" calcext:value-type="percentage">
            <text:p>15 %</text:p>
          </table:table-cell>
          <table:covered-table-cell table:style-name="ce155"/>
          <table:table-cell table:style-name="ce163" table:formula="of:=[.H40]/[.H38]" office:value-type="percentage" office:value="0.269420468557337" calcext:value-type="percentage">
            <text:p>27 %</text:p>
          </table:table-cell>
          <table:table-cell table:style-name="ce163" table:formula="of:=[.I40]/[.I38]" office:value-type="percentage" office:value="0.0231196054254007" calcext:value-type="percentage">
            <text:p>2 %</text:p>
          </table:table-cell>
          <table:table-cell table:style-name="ce163" table:formula="of:=[.J40]/[.J38]" office:value-type="percentage" office:value="0.356966707768187" calcext:value-type="percentage">
            <text:p>36 %</text:p>
          </table:table-cell>
          <table:table-cell table:style-name="ce163" table:formula="of:=[.K40]/[.K38]" office:value-type="percentage" office:value="0.317663378545006" calcext:value-type="percentage">
            <text:p>32 %</text:p>
          </table:table-cell>
          <table:table-cell table:style-name="ce163" table:formula="of:=[.L40]/[.L38]" office:value-type="percentage" office:value="0.155517879161529" calcext:value-type="percentage">
            <text:p>16 %</text:p>
          </table:table-cell>
          <table:table-cell table:style-name="ce163" table:formula="of:=[.M40]/[.M38]" office:value-type="percentage" office:value="0.189272503082614" calcext:value-type="percentage">
            <text:p>19 %</text:p>
          </table:table-cell>
          <table:table-cell table:style-name="ce163" table:formula="of:=[.N40]/[.N38]" office:value-type="percentage" office:value="0.31519728729963" calcext:value-type="percentage">
            <text:p>32 %</text:p>
          </table:table-cell>
          <table:table-cell table:style-name="ce163" table:formula="of:=[.O40]/[.O38]" office:value-type="percentage" office:value="0.420930949445129" calcext:value-type="percentage">
            <text:p>42 %</text:p>
          </table:table-cell>
          <table:table-cell table:style-name="ce163" table:formula="of:=[.P40]/[.P38]" office:value-type="percentage" office:value="0.420930949445129" calcext:value-type="percentage">
            <text:p>42 %</text:p>
          </table:table-cell>
          <table:table-cell table:style-name="ce163" table:formula="of:=[.Q40]/[.Q38]" office:value-type="percentage" office:value="0.31519728729963" calcext:value-type="percentage">
            <text:p>32 %</text:p>
          </table:table-cell>
          <table:table-cell table:style-name="ce163" table:formula="of:=[.R40]/[.R38]" office:value-type="percentage" office:value="0.436035758323058" calcext:value-type="percentage">
            <text:p>44 %</text:p>
          </table:table-cell>
          <table:table-cell table:style-name="ce163" table:formula="of:=[.S40]/[.S38]" office:value-type="percentage" office:value="0.399044389642417" calcext:value-type="percentage">
            <text:p>40 %</text:p>
          </table:table-cell>
          <table:table-cell table:style-name="ce163" table:formula="of:=[.T40]/[.T38]" office:value-type="percentage" office:value="0.397811344019729" calcext:value-type="percentage">
            <text:p>40 %</text:p>
          </table:table-cell>
          <table:covered-table-cell table:style-name="ce137" table:formula="of:=[.U40]/[.U38]" office:value-type="percentage" office:value="0" calcext:value-type="percentage">
            <text:p>0 %</text:p>
          </table:covered-table-cell>
          <table:table-cell table:style-name="ce163" table:formula="of:=[.V40]/[.V38]" office:value-type="percentage" office:value="0.571054254007398" calcext:value-type="percentage">
            <text:p>57 %</text:p>
          </table:table-cell>
          <table:table-cell table:style-name="ce163" table:formula="of:=[.W40]/[.W38]" office:value-type="percentage" office:value="0.399660912453761" calcext:value-type="percentage">
            <text:p>40 %</text:p>
          </table:table-cell>
          <table:covered-table-cell table:style-name="ce183"/>
          <table:table-cell table:style-name="ce163" table:formula="of:=[.Y40]/[.Y38]" office:value-type="percentage" office:value="0.572441430332922" calcext:value-type="percentage">
            <text:p>57 %</text:p>
          </table:table-cell>
          <table:table-cell table:style-name="ce163" table:formula="of:=[.Z40]/[.Z38]" office:value-type="percentage" office:value="0.610203452527744" calcext:value-type="percentage">
            <text:p>61 %</text:p>
          </table:table-cell>
          <table:covered-table-cell table:style-name="ce183"/>
          <table:covered-table-cell table:number-columns-repeated="2" table:style-name="ce303"/>
          <table:table-cell table:style-name="ce163" table:formula="of:=[.AD40]/[.AD38]" office:value-type="percentage" office:value="0.44867447595561" calcext:value-type="percentage">
            <text:p>45 %</text:p>
          </table:table-cell>
          <table:covered-table-cell/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Jeux interdit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76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covered-table-cell office:value-type="float" office:value="6273" calcext:value-type="float">
            <text:p>6273</text:p>
          </table:covered-table-cell>
          <table:table-cell table:number-columns-repeated="2" office:value-type="float" office:value="6273" calcext:value-type="float">
            <text:p>6273</text:p>
          </table:table-cell>
          <table:covered-table-cell/>
          <table:table-cell table:number-columns-repeated="2" office:value-type="float" office:value="6273" calcext:value-type="float">
            <text:p>6273</text:p>
          </table:table-cell>
          <table:covered-table-cell table:number-columns-repeated="3"/>
          <table:table-cell office:value-type="float" office:value="6273" calcext:value-type="float">
            <text:p>6273</text:p>
          </table:table-cell>
          <table:covered-table-cell/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2190" calcext:value-type="float">
            <text:p>2190</text:p>
          </table:table-cell>
          <table:table-cell table:style-name="ce381" office:value-type="float" office:value="158" calcext:value-type="float">
            <text:p>158</text:p>
          </table:table-cell>
          <table:table-cell table:style-name="ce381" office:value-type="float" office:value="3250" calcext:value-type="float">
            <text:p>3250</text:p>
          </table:table-cell>
          <table:table-cell table:style-name="ce381" office:value-type="float" office:value="3150" calcext:value-type="float">
            <text:p>3150</text:p>
          </table:table-cell>
          <table:table-cell table:style-name="ce381" office:value-type="float" office:value="1621" calcext:value-type="float">
            <text:p>1621</text:p>
          </table:table-cell>
          <table:table-cell table:style-name="ce381" office:value-type="float" office:value="3059" calcext:value-type="float">
            <text:p>3059</text:p>
          </table:table-cell>
          <table:table-cell table:style-name="ce381" office:value-type="float" office:value="3029" calcext:value-type="float">
            <text:p>3029</text:p>
          </table:table-cell>
          <table:table-cell table:number-columns-repeated="2" table:style-name="ce381" office:value-type="float" office:value="3596" calcext:value-type="float">
            <text:p>3596</text:p>
          </table:table-cell>
          <table:table-cell table:style-name="ce381" office:value-type="float" office:value="3029" calcext:value-type="float">
            <text:p>3029</text:p>
          </table:table-cell>
          <table:table-cell table:style-name="ce381" office:value-type="float" office:value="3929" calcext:value-type="float">
            <text:p>3929</text:p>
          </table:table-cell>
          <table:table-cell table:style-name="ce381" office:value-type="float" office:value="4048" calcext:value-type="float">
            <text:p>4048</text:p>
          </table:table-cell>
          <table:table-cell table:style-name="ce381" office:value-type="float" office:value="2913" calcext:value-type="float">
            <text:p>2913</text:p>
          </table:table-cell>
          <table:covered-table-cell table:style-name="ce381"/>
          <table:table-cell table:style-name="ce381" office:value-type="float" office:value="2947" calcext:value-type="float">
            <text:p>2947</text:p>
          </table:table-cell>
          <table:table-cell table:style-name="ce381" office:value-type="float" office:value="3124" calcext:value-type="float">
            <text:p>3124</text:p>
          </table:table-cell>
          <table:covered-table-cell/>
          <table:table-cell table:style-name="ce381" office:value-type="float" office:value="3479" calcext:value-type="float">
            <text:p>3479</text:p>
          </table:table-cell>
          <table:table-cell table:style-name="ce381" office:value-type="float" office:value="3785" calcext:value-type="float">
            <text:p>3785</text:p>
          </table:table-cell>
          <table:covered-table-cell table:number-columns-repeated="3"/>
          <table:table-cell table:style-name="ce381" office:value-type="float" office:value="3221" calcext:value-type="float">
            <text:p>3221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covered-table-cell table:style-name="ce134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covered-table-cell/>
          <table:table-cell table:style-name="ce390" office:value-type="float" office:value="1815" calcext:value-type="float">
            <text:p>1815</text:p>
          </table:table-cell>
          <table:table-cell table:style-name="ce390" office:value-type="float" office:value="2099" calcext:value-type="float">
            <text:p>2099</text:p>
          </table:table-cell>
          <table:covered-table-cell table:number-columns-repeated="3"/>
          <table:table-cell table:style-name="ce390" office:value-type="float" office:value="2393" calcext:value-type="float">
            <text:p>2393</text:p>
          </table:table-cell>
          <table:covered-table-cell/>
          <table:table-cell table:number-columns-repeated="992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4]/[.C42]" office:value-type="percentage" office:value="0.133769132653061" calcext:value-type="percentage">
            <text:p>13 %</text:p>
          </table:table-cell>
          <table:table-cell table:style-name="ce163" table:formula="of:=[.D44]/[.D42]" office:value-type="percentage" office:value="0.107621173469388" calcext:value-type="percentage">
            <text:p>11 %</text:p>
          </table:table-cell>
          <table:table-cell table:style-name="ce163" table:formula="of:=[.E44]/[.E42]" office:value-type="percentage" office:value="0" calcext:value-type="percentage">
            <text:p>0 %</text:p>
          </table:table-cell>
          <table:table-cell table:style-name="ce163" table:formula="of:=[.F44]/[.F42]" office:value-type="percentage" office:value="0.17171556122449" calcext:value-type="percentage">
            <text:p>17 %</text:p>
          </table:table-cell>
          <table:covered-table-cell table:style-name="ce155"/>
          <table:table-cell table:style-name="ce163" table:formula="of:=[.H44]/[.H42]" office:value-type="percentage" office:value="0.202487244897959" calcext:value-type="percentage">
            <text:p>20 %</text:p>
          </table:table-cell>
          <table:table-cell table:style-name="ce163" table:formula="of:=[.I44]/[.I42]" office:value-type="percentage" office:value="0.00892857142857143" calcext:value-type="percentage">
            <text:p>1 %</text:p>
          </table:table-cell>
          <table:table-cell table:style-name="ce163" table:formula="of:=[.J44]/[.J42]" office:value-type="percentage" office:value="0.305484693877551" calcext:value-type="percentage">
            <text:p>31 %</text:p>
          </table:table-cell>
          <table:table-cell table:style-name="ce163" table:formula="of:=[.K44]/[.K42]" office:value-type="percentage" office:value="0.288265306122449" calcext:value-type="percentage">
            <text:p>29 %</text:p>
          </table:table-cell>
          <table:table-cell table:style-name="ce163" table:formula="of:=[.L44]/[.L42]" office:value-type="percentage" office:value="0.18781887755102" calcext:value-type="percentage">
            <text:p>19 %</text:p>
          </table:table-cell>
          <table:table-cell table:style-name="ce163" table:formula="of:=[.M44]/[.M42]" office:value-type="percentage" office:value="0.263552295918367" calcext:value-type="percentage">
            <text:p>26 %</text:p>
          </table:table-cell>
          <table:table-cell table:style-name="ce163" table:formula="of:=[.N44]/[.N42]" office:value-type="percentage" office:value="0.270886479591837" calcext:value-type="percentage">
            <text:p>27 %</text:p>
          </table:table-cell>
          <table:table-cell table:style-name="ce163" table:formula="of:=[.O44]/[.O42]" office:value-type="percentage" office:value="0.39046556122449" calcext:value-type="percentage">
            <text:p>39 %</text:p>
          </table:table-cell>
          <table:table-cell table:style-name="ce163" table:formula="of:=[.P44]/[.P42]" office:value-type="percentage" office:value="0.39046556122449" calcext:value-type="percentage">
            <text:p>39 %</text:p>
          </table:table-cell>
          <table:table-cell table:style-name="ce163" table:formula="of:=[.Q44]/[.Q42]" office:value-type="percentage" office:value="0.270886479591837" calcext:value-type="percentage">
            <text:p>27 %</text:p>
          </table:table-cell>
          <table:table-cell table:style-name="ce163" table:formula="of:=[.R44]/[.R42]" office:value-type="percentage" office:value="0.423947704081633" calcext:value-type="percentage">
            <text:p>42 %</text:p>
          </table:table-cell>
          <table:table-cell table:style-name="ce163" table:formula="of:=[.S44]/[.S42]" office:value-type="percentage" office:value="0.381696428571429" calcext:value-type="percentage">
            <text:p>38 %</text:p>
          </table:table-cell>
          <table:table-cell table:style-name="ce163" table:formula="of:=[.T44]/[.T42]" office:value-type="percentage" office:value="0.268016581632653" calcext:value-type="percentage">
            <text:p>27 %</text:p>
          </table:table-cell>
          <table:covered-table-cell table:style-name="ce137" table:formula="of:=[.U44]/[.U42]" office:value-type="percentage" office:value="0" calcext:value-type="percentage">
            <text:p>0 %</text:p>
          </table:covered-table-cell>
          <table:table-cell table:style-name="ce163" table:formula="of:=[.V44]/[.V42]" office:value-type="percentage" office:value="0.368085445560338" calcext:value-type="percentage">
            <text:p>37 %</text:p>
          </table:table-cell>
          <table:table-cell table:style-name="ce163" table:formula="of:=[.W44]/[.W42]" office:value-type="percentage" office:value="0.264147935597003" calcext:value-type="percentage">
            <text:p>26 %</text:p>
          </table:table-cell>
          <table:covered-table-cell table:style-name="ce183"/>
          <table:table-cell table:style-name="ce163" table:formula="of:=[.Y44]/[.Y42]" office:value-type="percentage" office:value="0.289335246293639" calcext:value-type="percentage">
            <text:p>29 %</text:p>
          </table:table-cell>
          <table:table-cell table:style-name="ce163" table:formula="of:=[.Z44]/[.Z42]" office:value-type="percentage" office:value="0.334608640204049" calcext:value-type="percentage">
            <text:p>33 %</text:p>
          </table:table-cell>
          <table:covered-table-cell table:style-name="ce183"/>
          <table:covered-table-cell table:number-columns-repeated="2" table:style-name="ce303"/>
          <table:table-cell table:style-name="ce163" table:formula="of:=[.AD44]/[.AD42]" office:value-type="percentage" office:value="0.381476167702853" calcext:value-type="percentage">
            <text:p>38 %</text:p>
          </table:table-cell>
          <table:covered-table-cell/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I will survive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76" office:value-type="float" office:value="7066" calcext:value-type="float">
            <text:p>7066</text:p>
          </table:covered-table-cell>
          <table:table-cell table:number-columns-repeated="13" office:value-type="float" office:value="7066" calcext:value-type="float">
            <text:p>7066</text:p>
          </table:table-cell>
          <table:covered-table-cell office:value-type="float" office:value="7066" calcext:value-type="float">
            <text:p>7066</text:p>
          </table:covered-table-cell>
          <table:table-cell table:number-columns-repeated="2" office:value-type="float" office:value="7066" calcext:value-type="float">
            <text:p>7066</text:p>
          </table:table-cell>
          <table:covered-table-cell/>
          <table:table-cell table:number-columns-repeated="2" office:value-type="float" office:value="7066" calcext:value-type="float">
            <text:p>7066</text:p>
          </table:table-cell>
          <table:covered-table-cell table:number-columns-repeated="3"/>
          <table:table-cell office:value-type="float" office:value="7066" calcext:value-type="float">
            <text:p>7066</text:p>
          </table:table-cell>
          <table:covered-table-cell/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1578" calcext:value-type="float">
            <text:p>1578</text:p>
          </table:table-cell>
          <table:table-cell table:style-name="ce381" office:value-type="float" office:value="191" calcext:value-type="float">
            <text:p>191</text:p>
          </table:table-cell>
          <table:table-cell table:style-name="ce381" office:value-type="float" office:value="2477" calcext:value-type="float">
            <text:p>2477</text:p>
          </table:table-cell>
          <table:table-cell table:style-name="ce381" office:value-type="float" office:value="2748" calcext:value-type="float">
            <text:p>2748</text:p>
          </table:table-cell>
          <table:table-cell table:style-name="ce381" office:value-type="float" office:value="1420" calcext:value-type="float">
            <text:p>1420</text:p>
          </table:table-cell>
          <table:table-cell table:style-name="ce381" office:value-type="float" office:value="2972" calcext:value-type="float">
            <text:p>2972</text:p>
          </table:table-cell>
          <table:table-cell table:style-name="ce381" office:value-type="float" office:value="2300" calcext:value-type="float">
            <text:p>2300</text:p>
          </table:table-cell>
          <table:table-cell table:number-columns-repeated="2" table:style-name="ce381" office:value-type="float" office:value="3001" calcext:value-type="float">
            <text:p>3001</text:p>
          </table:table-cell>
          <table:table-cell table:style-name="ce381" office:value-type="float" office:value="2300" calcext:value-type="float">
            <text:p>2300</text:p>
          </table:table-cell>
          <table:table-cell table:style-name="ce381" office:value-type="float" office:value="3493" calcext:value-type="float">
            <text:p>3493</text:p>
          </table:table-cell>
          <table:table-cell table:style-name="ce381" office:value-type="float" office:value="3657" calcext:value-type="float">
            <text:p>3657</text:p>
          </table:table-cell>
          <table:table-cell table:style-name="ce381" office:value-type="float" office:value="2687" calcext:value-type="float">
            <text:p>2687</text:p>
          </table:table-cell>
          <table:covered-table-cell table:style-name="ce381"/>
          <table:table-cell table:style-name="ce381" office:value-type="float" office:value="2234" calcext:value-type="float">
            <text:p>2234</text:p>
          </table:table-cell>
          <table:table-cell table:style-name="ce381" office:value-type="float" office:value="3193" calcext:value-type="float">
            <text:p>3193</text:p>
          </table:table-cell>
          <table:covered-table-cell/>
          <table:table-cell table:style-name="ce381" office:value-type="float" office:value="3374" calcext:value-type="float">
            <text:p>3374</text:p>
          </table:table-cell>
          <table:table-cell table:style-name="ce381" office:value-type="float" office:value="3070" calcext:value-type="float">
            <text:p>3070</text:p>
          </table:table-cell>
          <table:covered-table-cell table:number-columns-repeated="3"/>
          <table:table-cell table:style-name="ce381" office:value-type="float" office:value="2398" calcext:value-type="float">
            <text:p>2398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covered-table-cell table:style-name="ce134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covered-table-cell/>
          <table:table-cell table:style-name="ce390" office:value-type="float" office:value="3727" calcext:value-type="float">
            <text:p>3727</text:p>
          </table:table-cell>
          <table:table-cell table:style-name="ce390" office:value-type="float" office:value="4185" calcext:value-type="float">
            <text:p>4185</text:p>
          </table:table-cell>
          <table:covered-table-cell table:number-columns-repeated="3"/>
          <table:table-cell table:style-name="ce390" office:value-type="float" office:value="4500" calcext:value-type="float">
            <text:p>4500</text:p>
          </table:table-cell>
          <table:covered-table-cell/>
          <table:table-cell table:number-columns-repeated="992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48]/[.C46]" office:value-type="percentage" office:value="0.229549957543164" calcext:value-type="percentage">
            <text:p>23 %</text:p>
          </table:table-cell>
          <table:table-cell table:style-name="ce163" table:formula="of:=[.D48]/[.D46]" office:value-type="percentage" office:value="0.207189357486555" calcext:value-type="percentage">
            <text:p>21 %</text:p>
          </table:table-cell>
          <table:table-cell table:style-name="ce163" table:formula="of:=[.E48]/[.E46]" office:value-type="percentage" office:value="0" calcext:value-type="percentage">
            <text:p>0 %</text:p>
          </table:table-cell>
          <table:table-cell table:style-name="ce163" table:formula="of:=[.F48]/[.F46]" office:value-type="percentage" office:value="0.230399094254175" calcext:value-type="percentage">
            <text:p>23 %</text:p>
          </table:table-cell>
          <table:covered-table-cell table:style-name="ce155"/>
          <table:table-cell table:style-name="ce163" table:formula="of:=[.H48]/[.H46]" office:value-type="percentage" office:value="0.363996603453156" calcext:value-type="percentage">
            <text:p>36 %</text:p>
          </table:table-cell>
          <table:table-cell table:style-name="ce163" table:formula="of:=[.I48]/[.I46]" office:value-type="percentage" office:value="0.018539484857062" calcext:value-type="percentage">
            <text:p>2 %</text:p>
          </table:table-cell>
          <table:table-cell table:style-name="ce163" table:formula="of:=[.J48]/[.J46]" office:value-type="percentage" office:value="0.577129917916785" calcext:value-type="percentage">
            <text:p>58 %</text:p>
          </table:table-cell>
          <table:table-cell table:style-name="ce163" table:formula="of:=[.K48]/[.K46]" office:value-type="percentage" office:value="0.533823945655251" calcext:value-type="percentage">
            <text:p>53 %</text:p>
          </table:table-cell>
          <table:table-cell table:style-name="ce163" table:formula="of:=[.L48]/[.L46]" office:value-type="percentage" office:value="0.357628078120577" calcext:value-type="percentage">
            <text:p>36 %</text:p>
          </table:table-cell>
          <table:table-cell table:style-name="ce163" table:formula="of:=[.M48]/[.M46]" office:value-type="percentage" office:value="0.469148032833286" calcext:value-type="percentage">
            <text:p>47 %</text:p>
          </table:table-cell>
          <table:table-cell table:style-name="ce163" table:formula="of:=[.N48]/[.N46]" office:value-type="percentage" office:value="0.552080384941976" calcext:value-type="percentage">
            <text:p>55 %</text:p>
          </table:table-cell>
          <table:table-cell table:style-name="ce163" table:formula="of:=[.O48]/[.O46]" office:value-type="percentage" office:value="0.599348995188225" calcext:value-type="percentage">
            <text:p>60 %</text:p>
          </table:table-cell>
          <table:table-cell table:style-name="ce163" table:formula="of:=[.P48]/[.P46]" office:value-type="percentage" office:value="0.599348995188225" calcext:value-type="percentage">
            <text:p>60 %</text:p>
          </table:table-cell>
          <table:table-cell table:style-name="ce163" table:formula="of:=[.Q48]/[.Q46]" office:value-type="percentage" office:value="0.552080384941976" calcext:value-type="percentage">
            <text:p>55 %</text:p>
          </table:table-cell>
          <table:table-cell table:style-name="ce163" table:formula="of:=[.R48]/[.R46]" office:value-type="percentage" office:value="0.593405038211152" calcext:value-type="percentage">
            <text:p>59 %</text:p>
          </table:table-cell>
          <table:table-cell table:style-name="ce163" table:formula="of:=[.S48]/[.S46]" office:value-type="percentage" office:value="0.57132748372488" calcext:value-type="percentage">
            <text:p>57 %</text:p>
          </table:table-cell>
          <table:table-cell table:style-name="ce163" table:formula="of:=[.T48]/[.T46]" office:value-type="percentage" office:value="0.477780922728559" calcext:value-type="percentage">
            <text:p>48 %</text:p>
          </table:table-cell>
          <table:covered-table-cell table:style-name="ce137" table:formula="of:=[.U48]/[.U46]" office:value-type="percentage" office:value="0" calcext:value-type="percentage">
            <text:p>0 %</text:p>
          </table:covered-table-cell>
          <table:table-cell table:style-name="ce163" table:formula="of:=[.V48]/[.V46]" office:value-type="percentage" office:value="0.62567223322955" calcext:value-type="percentage">
            <text:p>63 %</text:p>
          </table:table-cell>
          <table:table-cell table:style-name="ce163" table:formula="of:=[.W48]/[.W46]" office:value-type="percentage" office:value="0.454146617605434" calcext:value-type="percentage">
            <text:p>45 %</text:p>
          </table:table-cell>
          <table:covered-table-cell table:style-name="ce183"/>
          <table:table-cell table:style-name="ce163" table:formula="of:=[.Y48]/[.Y46]" office:value-type="percentage" office:value="0.527455420322672" calcext:value-type="percentage">
            <text:p>53 %</text:p>
          </table:table-cell>
          <table:table-cell table:style-name="ce163" table:formula="of:=[.Z48]/[.Z46]" office:value-type="percentage" office:value="0.592272855929805" calcext:value-type="percentage">
            <text:p>59 %</text:p>
          </table:table-cell>
          <table:covered-table-cell table:style-name="ce183"/>
          <table:covered-table-cell table:number-columns-repeated="2" table:style-name="ce303"/>
          <table:table-cell table:style-name="ce163" table:formula="of:=[.AD48]/[.AD46]" office:value-type="percentage" office:value="0.636852533257855" calcext:value-type="percentage">
            <text:p>64 %</text:p>
          </table:table-cell>
          <table:covered-table-cell/>
          <table:table-cell table:number-columns-repeated="992"/>
        </table:table-row>
        <table:table-row table:style-name="ro2">
          <table:table-cell table:style-name="ce324" office:value-type="string" calcext:value-type="string" table:number-columns-spanned="1" table:number-rows-spanned="3">
            <text:p>Cactus</text:p>
          </table:table-cell>
          <table:table-cell table:style-name="ce120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76" office:value-type="float" office:value="2379" calcext:value-type="float">
            <text:p>2379</text:p>
          </table:covered-table-cell>
          <table:table-cell table:number-columns-repeated="13" office:value-type="float" office:value="2379" calcext:value-type="float">
            <text:p>2379</text:p>
          </table:table-cell>
          <table:covered-table-cell office:value-type="float" office:value="2379" calcext:value-type="float">
            <text:p>2379</text:p>
          </table:covered-table-cell>
          <table:table-cell table:number-columns-repeated="2" office:value-type="float" office:value="2379" calcext:value-type="float">
            <text:p>2379</text:p>
          </table:table-cell>
          <table:covered-table-cell/>
          <table:table-cell table:number-columns-repeated="2" office:value-type="float" office:value="2379" calcext:value-type="float">
            <text:p>2379</text:p>
          </table:table-cell>
          <table:covered-table-cell table:number-columns-repeated="3"/>
          <table:table-cell office:value-type="float" office:value="2379" calcext:value-type="float">
            <text:p>2379</text:p>
          </table:table-cell>
          <table:covered-table-cell/>
          <table:table-cell table:number-columns-repeated="992"/>
        </table:table-row>
        <table:table-row table:style-name="ro2">
          <table:covered-table-cell table:style-name="ce324"/>
          <table:table-cell table:style-name="ce121" office:value-type="string" calcext:value-type="string">
            <text:p>bad</text:p>
          </table:table-cell>
          <table:table-cell table:style-name="ce381" table:number-columns-repeated="4"/>
          <table:covered-table-cell table:style-name="ce381"/>
          <table:table-cell table:style-name="ce381" office:value-type="float" office:value="974" calcext:value-type="float">
            <text:p>974</text:p>
          </table:table-cell>
          <table:table-cell table:style-name="ce381" office:value-type="float" office:value="111" calcext:value-type="float">
            <text:p>111</text:p>
          </table:table-cell>
          <table:table-cell table:style-name="ce381" office:value-type="float" office:value="1045" calcext:value-type="float">
            <text:p>1045</text:p>
          </table:table-cell>
          <table:table-cell table:style-name="ce381" office:value-type="float" office:value="1003" calcext:value-type="float">
            <text:p>1003</text:p>
          </table:table-cell>
          <table:table-cell table:style-name="ce381" office:value-type="float" office:value="808" calcext:value-type="float">
            <text:p>808</text:p>
          </table:table-cell>
          <table:table-cell table:style-name="ce381" office:value-type="float" office:value="1040" calcext:value-type="float">
            <text:p>1040</text:p>
          </table:table-cell>
          <table:table-cell table:style-name="ce381" office:value-type="float" office:value="1012" calcext:value-type="float">
            <text:p>1012</text:p>
          </table:table-cell>
          <table:table-cell table:number-columns-repeated="2" table:style-name="ce381" office:value-type="float" office:value="1092" calcext:value-type="float">
            <text:p>1092</text:p>
          </table:table-cell>
          <table:table-cell table:style-name="ce381" office:value-type="float" office:value="1012" calcext:value-type="float">
            <text:p>1012</text:p>
          </table:table-cell>
          <table:table-cell table:style-name="ce381" office:value-type="float" office:value="1252" calcext:value-type="float">
            <text:p>1252</text:p>
          </table:table-cell>
          <table:table-cell table:style-name="ce381" office:value-type="float" office:value="1414" calcext:value-type="float">
            <text:p>1414</text:p>
          </table:table-cell>
          <table:table-cell table:style-name="ce381" office:value-type="float" office:value="1499" calcext:value-type="float">
            <text:p>1499</text:p>
          </table:table-cell>
          <table:covered-table-cell table:style-name="ce381"/>
          <table:table-cell table:style-name="ce381" office:value-type="float" office:value="1445" calcext:value-type="float">
            <text:p>1445</text:p>
          </table:table-cell>
          <table:table-cell table:style-name="ce381" office:value-type="float" office:value="1282" calcext:value-type="float">
            <text:p>1282</text:p>
          </table:table-cell>
          <table:covered-table-cell/>
          <table:table-cell table:style-name="ce381" office:value-type="float" office:value="1203" calcext:value-type="float">
            <text:p>1203</text:p>
          </table:table-cell>
          <table:table-cell table:style-name="ce381" office:value-type="float" office:value="1453" calcext:value-type="float">
            <text:p>1453</text:p>
          </table:table-cell>
          <table:covered-table-cell table:number-columns-repeated="3"/>
          <table:table-cell table:style-name="ce381" office:value-type="float" office:value="1351" calcext:value-type="float">
            <text:p>1351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covered-table-cell table:style-name="ce134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covered-table-cell/>
          <table:table-cell table:style-name="ce390" office:value-type="float" office:value="1433" calcext:value-type="float">
            <text:p>1433</text:p>
          </table:table-cell>
          <table:table-cell table:style-name="ce390" office:value-type="float" office:value="1204" calcext:value-type="float">
            <text:p>1204</text:p>
          </table:table-cell>
          <table:covered-table-cell table:number-columns-repeated="3"/>
          <table:table-cell table:style-name="ce390" office:value-type="float" office:value="1097" calcext:value-type="float">
            <text:p>1097</text:p>
          </table:table-cell>
          <table:covered-table-cell/>
          <table:table-cell table:number-columns-repeated="992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123" office:value-type="string" calcext:value-type="string">
            <text:p>%</text:p>
          </table:table-cell>
          <table:table-cell table:style-name="ce163" table:formula="of:=[.C52]/[.C50]" office:value-type="percentage" office:value="0.0815468684321143" calcext:value-type="percentage">
            <text:p>8 %</text:p>
          </table:table-cell>
          <table:table-cell table:style-name="ce163" table:formula="of:=[.D52]/[.D50]" office:value-type="percentage" office:value="0.0605296343001261" calcext:value-type="percentage">
            <text:p>6 %</text:p>
          </table:table-cell>
          <table:table-cell table:style-name="ce163" table:formula="of:=[.E52]/[.E50]" office:value-type="percentage" office:value="0" calcext:value-type="percentage">
            <text:p>0 %</text:p>
          </table:table-cell>
          <table:table-cell table:style-name="ce163" table:formula="of:=[.F52]/[.F50]" office:value-type="percentage" office:value="0.0563261874737285" calcext:value-type="percentage">
            <text:p>6 %</text:p>
          </table:table-cell>
          <table:covered-table-cell table:style-name="ce155"/>
          <table:table-cell table:style-name="ce163" table:formula="of:=[.H52]/[.H50]" office:value-type="percentage" office:value="0.229508196721311" calcext:value-type="percentage">
            <text:p>23 %</text:p>
          </table:table-cell>
          <table:table-cell table:style-name="ce163" table:formula="of:=[.I52]/[.I50]" office:value-type="percentage" office:value="0.00966792770071459" calcext:value-type="percentage">
            <text:p>1 %</text:p>
          </table:table-cell>
          <table:table-cell table:style-name="ce163" table:formula="of:=[.J52]/[.J50]" office:value-type="percentage" office:value="0.514501891551072" calcext:value-type="percentage">
            <text:p>51 %</text:p>
          </table:table-cell>
          <table:table-cell table:style-name="ce163" table:formula="of:=[.K52]/[.K50]" office:value-type="percentage" office:value="0.449768810424548" calcext:value-type="percentage">
            <text:p>45 %</text:p>
          </table:table-cell>
          <table:table-cell table:style-name="ce163" table:formula="of:=[.L52]/[.L50]" office:value-type="percentage" office:value="0.189995796553174" calcext:value-type="percentage">
            <text:p>19 %</text:p>
          </table:table-cell>
          <table:table-cell table:style-name="ce163" table:formula="of:=[.M52]/[.M50]" office:value-type="percentage" office:value="0.32114333753678" calcext:value-type="percentage">
            <text:p>32 %</text:p>
          </table:table-cell>
          <table:table-cell table:style-name="ce163" table:formula="of:=[.N52]/[.N50]" office:value-type="percentage" office:value="0.450609499789828" calcext:value-type="percentage">
            <text:p>45 %</text:p>
          </table:table-cell>
          <table:table-cell table:style-name="ce163" table:formula="of:=[.O52]/[.O50]" office:value-type="percentage" office:value="0.645649432534678" calcext:value-type="percentage">
            <text:p>65 %</text:p>
          </table:table-cell>
          <table:table-cell table:style-name="ce163" table:formula="of:=[.P52]/[.P50]" office:value-type="percentage" office:value="0.645649432534678" calcext:value-type="percentage">
            <text:p>65 %</text:p>
          </table:table-cell>
          <table:table-cell table:style-name="ce163" table:formula="of:=[.Q52]/[.Q50]" office:value-type="percentage" office:value="0.450609499789828" calcext:value-type="percentage">
            <text:p>45 %</text:p>
          </table:table-cell>
          <table:table-cell table:style-name="ce163" table:formula="of:=[.R52]/[.R50]" office:value-type="percentage" office:value="0.705338377469525" calcext:value-type="percentage">
            <text:p>71 %</text:p>
          </table:table-cell>
          <table:table-cell table:style-name="ce163" table:formula="of:=[.S52]/[.S50]" office:value-type="percentage" office:value="0.634300126103405" calcext:value-type="percentage">
            <text:p>63 %</text:p>
          </table:table-cell>
          <table:table-cell table:style-name="ce163" table:formula="of:=[.T52]/[.T50]" office:value-type="percentage" office:value="0.451450189155107" calcext:value-type="percentage">
            <text:p>45 %</text:p>
          </table:table-cell>
          <table:covered-table-cell table:style-name="ce137" table:formula="of:=[.U52]/[.U50]" office:value-type="percentage" office:value="0" calcext:value-type="percentage">
            <text:p>0 %</text:p>
          </table:covered-table-cell>
          <table:table-cell table:style-name="ce163" table:formula="of:=[.V52]/[.V50]" office:value-type="percentage" office:value="0.493905002101723" calcext:value-type="percentage">
            <text:p>49 %</text:p>
          </table:table-cell>
          <table:table-cell table:style-name="ce163" table:formula="of:=[.W52]/[.W50]" office:value-type="percentage" office:value="0.456073980664145" calcext:value-type="percentage">
            <text:p>46 %</text:p>
          </table:table-cell>
          <table:covered-table-cell table:style-name="ce183"/>
          <table:table-cell table:style-name="ce163" table:formula="of:=[.Y52]/[.Y50]" office:value-type="percentage" office:value="0.602353930222783" calcext:value-type="percentage">
            <text:p>60 %</text:p>
          </table:table-cell>
          <table:table-cell table:style-name="ce163" table:formula="of:=[.Z52]/[.Z50]" office:value-type="percentage" office:value="0.506094997898277" calcext:value-type="percentage">
            <text:p>51 %</text:p>
          </table:table-cell>
          <table:covered-table-cell table:style-name="ce183"/>
          <table:covered-table-cell table:number-columns-repeated="2" table:style-name="ce303"/>
          <table:table-cell table:style-name="ce163" table:formula="of:=[.AD52]/[.AD50]" office:value-type="percentage" office:value="0.461118116855822" calcext:value-type="percentage">
            <text:p>46 %</text:p>
          </table:table-cell>
          <table:covered-table-cell/>
          <table:table-cell table:number-columns-repeated="992"/>
        </table:table-row>
        <table:table-row table:style-name="ro2">
          <table:table-cell table:style-name="ce322" office:value-type="string" calcext:value-type="string" table:number-columns-spanned="1" table:number-rows-spanned="5">
            <text:p>Global</text:p>
          </table:table-cell>
          <table:table-cell table:style-name="ce120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covered-table-cell table:formula="of:=[.U30]+[.U34]+[.U38]+[.U42]+[.U46]+[.U50]" office:value-type="string" office:string-value="" calcext:value-type="error">
            <text:p>#VALEUR !</text:p>
          </table:covered-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covered-table-cell/>
          <table:table-cell table:formula="of:=[.Y30]+[.Y34]+[.Y38]+[.Y42]+[.Y46]+[.Y50]" office:value-type="float" office:value="31020" calcext:value-type="float">
            <text:p>31020</text:p>
          </table:table-cell>
          <table:table-cell table:formula="of:=[.Z30]+[.Z34]+[.Z38]+[.Z42]+[.Z46]+[.Z50]" office:value-type="float" office:value="31020" calcext:value-type="float">
            <text:p>31020</text:p>
          </table:table-cell>
          <table:covered-table-cell table:number-columns-repeated="3"/>
          <table:table-cell table:formula="of:=[.AD30]+[.AD34]+[.AD38]+[.AD42]+[.AD46]+[.AD50]" office:value-type="float" office:value="31020" calcext:value-type="float">
            <text:p>31020</text:p>
          </table:table-cell>
          <table:covered-table-cell/>
          <table:table-cell table:number-columns-repeated="992"/>
        </table:table-row>
        <table:table-row table:style-name="ro2">
          <table:covered-table-cell table:style-name="ce322"/>
          <table:table-cell table:style-name="ce121" office:value-type="string" calcext:value-type="string">
            <text:p>bad</text:p>
          </table:table-cell>
          <table:table-cell table:style-name="ce381" table:formula="of:=[.C31]+[.C35]+[.C39]+[.C43]+[.C47]+[.C51]" office:value-type="float" office:value="0" calcext:value-type="float">
            <text:p>0</text:p>
          </table:table-cell>
          <table:table-cell table:style-name="ce381" table:formula="of:=[.D31]+[.D35]+[.D39]+[.D43]+[.D47]+[.D51]" office:value-type="float" office:value="0" calcext:value-type="float">
            <text:p>0</text:p>
          </table:table-cell>
          <table:table-cell table:style-name="ce381"/>
          <table:table-cell table:style-name="ce381" table:formula="of:=[.F31]+[.F35]+[.F39]+[.F43]+[.F47]+[.F51]" office:value-type="float" office:value="0" calcext:value-type="float">
            <text:p>0</text:p>
          </table:table-cell>
          <table:covered-table-cell table:style-name="ce381" table:formula="of:=[.G35]+[.G39]+[.G43]+[.G47]+[.G51]" office:value-type="float" office:value="0" calcext:value-type="float">
            <text:p>0</text:p>
          </table:covered-table-cell>
          <table:table-cell table:style-name="ce381" table:formula="of:=[.H31]+[.H35]+[.H39]+[.H43]+[.H47]+[.H51]" office:value-type="float" office:value="8660" calcext:value-type="float">
            <text:p>8660</text:p>
          </table:table-cell>
          <table:table-cell table:style-name="ce381" table:formula="of:=[.I31]+[.I35]+[.I39]+[.I43]+[.I47]+[.I51]" office:value-type="float" office:value="945" calcext:value-type="float">
            <text:p>945</text:p>
          </table:table-cell>
          <table:table-cell table:style-name="ce381" table:formula="of:=[.J31]+[.J35]+[.J39]+[.J43]+[.J47]+[.J51]" office:value-type="float" office:value="13174" calcext:value-type="float">
            <text:p>13174</text:p>
          </table:table-cell>
          <table:table-cell table:style-name="ce381" table:formula="of:=[.K31]+[.K35]+[.K39]+[.K43]+[.K47]+[.K51]" office:value-type="float" office:value="13454" calcext:value-type="float">
            <text:p>13454</text:p>
          </table:table-cell>
          <table:table-cell table:style-name="ce381" table:formula="of:=[.L31]+[.L35]+[.L39]+[.L43]+[.L47]+[.L51]" office:value-type="float" office:value="7785" calcext:value-type="float">
            <text:p>7785</text:p>
          </table:table-cell>
          <table:table-cell table:style-name="ce381" table:formula="of:=[.M31]+[.M35]+[.M39]+[.M43]+[.M47]+[.M51]" office:value-type="float" office:value="14043" calcext:value-type="float">
            <text:p>14043</text:p>
          </table:table-cell>
          <table:table-cell table:style-name="ce381" table:formula="of:=[.N31]+[.N35]+[.N39]+[.N43]+[.N47]+[.N51]" office:value-type="float" office:value="12369" calcext:value-type="float">
            <text:p>12369</text:p>
          </table:table-cell>
          <table:table-cell table:style-name="ce381" table:formula="of:=[.O31]+[.O35]+[.O39]+[.O43]+[.O47]+[.O51]" office:value-type="float" office:value="15124" calcext:value-type="float">
            <text:p>15124</text:p>
          </table:table-cell>
          <table:table-cell table:style-name="ce381" table:formula="of:=[.P31]+[.P35]+[.P39]+[.P43]+[.P47]+[.P51]" office:value-type="float" office:value="15124" calcext:value-type="float">
            <text:p>15124</text:p>
          </table:table-cell>
          <table:table-cell table:style-name="ce381" table:formula="of:=[.Q31]+[.Q35]+[.Q39]+[.Q43]+[.Q47]+[.Q51]" office:value-type="float" office:value="12369" calcext:value-type="float">
            <text:p>12369</text:p>
          </table:table-cell>
          <table:table-cell table:style-name="ce381" table:formula="of:=[.R31]+[.R35]+[.R39]+[.R43]+[.R47]+[.R51]" office:value-type="float" office:value="17126" calcext:value-type="float">
            <text:p>17126</text:p>
          </table:table-cell>
          <table:table-cell table:style-name="ce381" table:formula="of:=[.S31]+[.S35]+[.S39]+[.S43]+[.S47]+[.S51]" office:value-type="float" office:value="18121" calcext:value-type="float">
            <text:p>18121</text:p>
          </table:table-cell>
          <table:table-cell table:style-name="ce381" table:formula="of:=[.T31]+[.T35]+[.T39]+[.T43]+[.T47]+[.T51]" office:value-type="float" office:value="13296" calcext:value-type="float">
            <text:p>13296</text:p>
          </table:table-cell>
          <table:covered-table-cell table:style-name="ce381" table:formula="of:=[.U31]+[.U35]+[.U39]+[.U43]+[.U47]+[.U51]" office:value-type="float" office:value="0" calcext:value-type="float">
            <text:p>0</text:p>
          </table:covered-table-cell>
          <table:table-cell table:style-name="ce381" table:formula="of:=[.V31]+[.V35]+[.V39]+[.V43]+[.V47]+[.V51]" office:value-type="float" office:value="11760" calcext:value-type="float">
            <text:p>11760</text:p>
          </table:table-cell>
          <table:table-cell table:style-name="ce381" table:formula="of:=[.W31]+[.W35]+[.W39]+[.W43]+[.W47]+[.W51]" office:value-type="float" office:value="14521" calcext:value-type="float">
            <text:p>14521</text:p>
          </table:table-cell>
          <table:covered-table-cell/>
          <table:table-cell table:style-name="ce381" table:formula="of:=[.Y31]+[.Y35]+[.Y39]+[.Y43]+[.Y47]+[.Y51]" office:value-type="float" office:value="13944" calcext:value-type="float">
            <text:p>13944</text:p>
          </table:table-cell>
          <table:table-cell table:style-name="ce381" table:formula="of:=[.Z31]+[.Z35]+[.Z39]+[.Z43]+[.Z47]+[.Z51]" office:value-type="float" office:value="13879" calcext:value-type="float">
            <text:p>13879</text:p>
          </table:table-cell>
          <table:covered-table-cell table:number-columns-repeated="3"/>
          <table:table-cell table:style-name="ce381" table:formula="of:=[.AD31]+[.AD35]+[.AD39]+[.AD43]+[.AD47]+[.AD51]" office:value-type="float" office:value="12003" calcext:value-type="float">
            <text:p>12003</text:p>
          </table:table-cell>
          <table:covered-table-cell/>
          <table:table-cell table:number-columns-repeated="992"/>
        </table:table-row>
        <table:table-row table:style-name="ro2">
          <table:covered-table-cell/>
          <table:table-cell table:style-name="ce122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covered-table-cell table:style-name="ce134" table:formula="of:=[.U32]+[.U36]+[.U40]+[.U44]+[.U48]+[.U52]" office:value-type="float" office:value="0" calcext:value-type="float">
            <text:p>0</text:p>
          </table:covered-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covered-table-cell/>
          <table:table-cell table:style-name="ce390" table:formula="of:=[.Y32]+[.Y36]+[.Y40]+[.Y44]+[.Y48]+[.Y52]" office:value-type="float" office:value="16824" calcext:value-type="float">
            <text:p>16824</text:p>
          </table:table-cell>
          <table:table-cell table:style-name="ce390" table:formula="of:=[.Z32]+[.Z36]+[.Z40]+[.Z44]+[.Z48]+[.Z52]" office:value-type="float" office:value="17877" calcext:value-type="float">
            <text:p>17877</text:p>
          </table:table-cell>
          <table:covered-table-cell table:number-columns-repeated="3"/>
          <table:table-cell table:style-name="ce390" table:formula="of:=[.AD32]+[.AD36]+[.AD40]+[.AD44]+[.AD48]+[.AD52]" office:value-type="float" office:value="17261" calcext:value-type="float">
            <text:p>17261</text:p>
          </table:table-cell>
          <table:covered-table-cell/>
          <table:table-cell table:number-columns-repeated="992"/>
        </table:table-row>
        <table:table-row table:style-name="ro2">
          <table:covered-table-cell table:style-name="ce329"/>
          <table:table-cell table:style-name="ce124" office:value-type="string" calcext:value-type="string">
            <text:p>% fausses notes</text:p>
          </table:table-cell>
          <table:table-cell table:style-name="ce138" table:formula="of:=[.C55]/[.C54]" office:value-type="percentage" office:value="0" calcext:value-type="percentage">
            <text:p>0 %</text:p>
          </table:table-cell>
          <table:table-cell table:style-name="ce138" table:formula="of:=[.D55]/[.D54]" office:value-type="percentage" office:value="0" calcext:value-type="percentage">
            <text:p>0 %</text:p>
          </table:table-cell>
          <table:table-cell table:style-name="ce138"/>
          <table:table-cell table:style-name="ce138" table:formula="of:=[.F55]/[.F54]" office:value-type="percentage" office:value="0" calcext:value-type="percentage">
            <text:p>0 %</text:p>
          </table:table-cell>
          <table:covered-table-cell table:style-name="ce138" table:formula="of:=[.G55]/[.G54]" office:value-type="string" office:string-value="" calcext:value-type="error">
            <text:p>#DIV/0 !</text:p>
          </table:covered-table-cell>
          <table:table-cell table:style-name="ce138" table:formula="of:=[.H55]/[.H54]" office:value-type="percentage" office:value="0.279183726103356" calcext:value-type="percentage">
            <text:p>28 %</text:p>
          </table:table-cell>
          <table:table-cell table:style-name="ce138" table:formula="of:=[.I55]/[.I54]" office:value-type="percentage" office:value="0.0304651987491537" calcext:value-type="percentage">
            <text:p>3 %</text:p>
          </table:table-cell>
          <table:table-cell table:style-name="ce138" table:formula="of:=[.J55]/[.J54]" office:value-type="percentage" office:value="0.424707437377091" calcext:value-type="percentage">
            <text:p>42 %</text:p>
          </table:table-cell>
          <table:table-cell table:style-name="ce138" table:formula="of:=[.K55]/[.K54]" office:value-type="percentage" office:value="0.433734162932396" calcext:value-type="percentage">
            <text:p>43 %</text:p>
          </table:table-cell>
          <table:table-cell table:style-name="ce138" table:formula="of:=[.L55]/[.L54]" office:value-type="percentage" office:value="0.250975208743028" calcext:value-type="percentage">
            <text:p>25 %</text:p>
          </table:table-cell>
          <table:table-cell table:style-name="ce138" table:formula="of:=[.M55]/[.M54]" office:value-type="percentage" office:value="0.452722524904091" calcext:value-type="percentage">
            <text:p>45 %</text:p>
          </table:table-cell>
          <table:table-cell table:style-name="ce138" table:formula="of:=[.N55]/[.N54]" office:value-type="percentage" office:value="0.39875560140559" calcext:value-type="percentage">
            <text:p>40 %</text:p>
          </table:table-cell>
          <table:table-cell table:style-name="ce138" table:formula="of:=[.O55]/[.O54]" office:value-type="percentage" office:value="0.487572133208679" calcext:value-type="percentage">
            <text:p>49 %</text:p>
          </table:table-cell>
          <table:table-cell table:style-name="ce138" table:formula="of:=[.P55]/[.P54]" office:value-type="percentage" office:value="0.487572133208679" calcext:value-type="percentage">
            <text:p>49 %</text:p>
          </table:table-cell>
          <table:table-cell table:style-name="ce138" table:formula="of:=[.Q55]/[.Q54]" office:value-type="percentage" office:value="0.39875560140559" calcext:value-type="percentage">
            <text:p>40 %</text:p>
          </table:table-cell>
          <table:table-cell table:style-name="ce138" table:formula="of:=[.R55]/[.R54]" office:value-type="percentage" office:value="0.552113220929108" calcext:value-type="percentage">
            <text:p>55 %</text:p>
          </table:table-cell>
          <table:table-cell table:style-name="ce138" table:formula="of:=[.S55]/[.S54]" office:value-type="percentage" office:value="0.584190334955995" calcext:value-type="percentage">
            <text:p>58 %</text:p>
          </table:table-cell>
          <table:table-cell table:style-name="ce138" table:formula="of:=[.T55]/[.T54]" office:value-type="percentage" office:value="0.42864051065476" calcext:value-type="percentage">
            <text:p>43 %</text:p>
          </table:table-cell>
          <table:covered-table-cell table:style-name="ce138" table:formula="of:=[.U55]/[.U54]" office:value-type="string" office:string-value="" calcext:value-type="error">
            <text:p>#VALEUR !</text:p>
          </table:covered-table-cell>
          <table:table-cell table:style-name="ce174" table:formula="of:=[.V55]/[.V54]" office:value-type="percentage" office:value="0.379110251450677" calcext:value-type="percentage">
            <text:p>38 %</text:p>
          </table:table-cell>
          <table:table-cell table:style-name="ce138" table:formula="of:=[.W55]/[.W54]" office:value-type="percentage" office:value="0.468117343649259" calcext:value-type="percentage">
            <text:p>47 %</text:p>
          </table:table-cell>
          <table:covered-table-cell table:style-name="ce184"/>
          <table:table-cell table:style-name="ce138" table:formula="of:=[.Y55]/[.Y54]" office:value-type="percentage" office:value="0.449516441005803" calcext:value-type="percentage">
            <text:p>45 %</text:p>
          </table:table-cell>
          <table:table-cell table:style-name="ce138" table:formula="of:=[.Z55]/[.Z54]" office:value-type="percentage" office:value="0.447421018697614" calcext:value-type="percentage">
            <text:p>45 %</text:p>
          </table:table-cell>
          <table:covered-table-cell table:style-name="ce184"/>
          <table:table-cell table:style-name="ce138" office:value-type="percentage" office:value="0.56" calcext:value-type="percentage">
            <text:p>56 %</text:p>
          </table:table-cell>
          <table:table-cell table:style-name="ce174" office:value-type="percentage" office:value="0.38" calcext:value-type="percentage">
            <text:p>38 %</text:p>
          </table:table-cell>
          <table:table-cell table:style-name="ce138" table:formula="of:=[.AD55]/[.AD54]" office:value-type="percentage" office:value="0.386943907156673" calcext:value-type="percentage">
            <text:p>39 %</text:p>
          </table:table-cell>
          <table:covered-table-cell table:style-name="ce329"/>
          <table:table-cell table:style-name="ce329" table:number-columns-repeated="991"/>
          <table:table-cell/>
        </table:table-row>
        <table:table-row table:style-name="ro31">
          <table:covered-table-cell table:style-name="ce330"/>
          <table:table-cell table:style-name="ce125" office:value-type="string" calcext:value-type="string">
            <text:p>efficacité</text:p>
          </table:table-cell>
          <table:table-cell table:style-name="ce140" table:formula="of:=[.C56]/[.C54]" office:value-type="percentage" office:value="0.198620200522261" calcext:value-type="percentage">
            <text:p>20 %</text:p>
          </table:table-cell>
          <table:table-cell table:style-name="ce140" table:formula="of:=[.D56]/[.D54]" office:value-type="percentage" office:value="0.162674489828815" calcext:value-type="percentage">
            <text:p>16 %</text:p>
          </table:table-cell>
          <table:table-cell table:style-name="ce146" table:formula="of:=[.E56]/[.E54]" office:value-type="percentage" office:value="0" calcext:value-type="percentage">
            <text:p>0 %</text:p>
          </table:table-cell>
          <table:table-cell table:style-name="ce147" table:formula="of:=[.F56]/[.F54]" office:value-type="percentage" office:value="0.222508784938264" calcext:value-type="percentage">
            <text:p>22 %</text:p>
          </table:table-cell>
          <table:covered-table-cell table:style-name="ce156"/>
          <table:table-cell table:style-name="ce147" table:formula="of:=[.H56]/[.H54]" office:value-type="percentage" office:value="0.359811728295561" calcext:value-type="percentage">
            <text:p>36 %</text:p>
          </table:table-cell>
          <table:table-cell table:style-name="ce147" table:formula="of:=[.I56]/[.I54]" office:value-type="percentage" office:value="0.0176665914439537" calcext:value-type="percentage">
            <text:p>2 %</text:p>
          </table:table-cell>
          <table:table-cell table:style-name="ce147" table:formula="of:=[.J56]/[.J54]" office:value-type="percentage" office:value="0.50072536187498" calcext:value-type="percentage">
            <text:p>50 %</text:p>
          </table:table-cell>
          <table:table-cell table:style-name="ce147" table:formula="of:=[.K56]/[.K54]" office:value-type="percentage" office:value="0.461910441987169" calcext:value-type="percentage">
            <text:p>46 %</text:p>
          </table:table-cell>
          <table:table-cell table:style-name="ce147" table:formula="of:=[.L56]/[.L54]" office:value-type="percentage" office:value="0.313033946935749" calcext:value-type="percentage">
            <text:p>31 %</text:p>
          </table:table-cell>
          <table:table-cell table:style-name="ce147" table:formula="of:=[.M56]/[.M54]" office:value-type="percentage" office:value="0.385215513072633" calcext:value-type="percentage">
            <text:p>39 %</text:p>
          </table:table-cell>
          <table:table-cell table:style-name="ce147" table:formula="of:=[.N56]/[.N54]" office:value-type="percentage" office:value="0.465069795931526" calcext:value-type="percentage">
            <text:p>47 %</text:p>
          </table:table-cell>
          <table:table-cell table:style-name="ce147" table:formula="of:=[.O56]/[.O54]" office:value-type="percentage" office:value="0.562107095651053" calcext:value-type="percentage">
            <text:p>56 %</text:p>
          </table:table-cell>
          <table:table-cell table:style-name="ce147" table:formula="of:=[.P56]/[.P54]" office:value-type="percentage" office:value="0.562107095651053" calcext:value-type="percentage">
            <text:p>56 %</text:p>
          </table:table-cell>
          <table:table-cell table:style-name="ce147" table:formula="of:=[.Q56]/[.Q54]" office:value-type="percentage" office:value="0.465069795931526" calcext:value-type="percentage">
            <text:p>47 %</text:p>
          </table:table-cell>
          <table:table-cell table:style-name="ce140" table:formula="of:=[.R56]/[.R54]" office:value-type="percentage" office:value="0.58222379831716" calcext:value-type="percentage">
            <text:p>58 %</text:p>
          </table:table-cell>
          <table:table-cell table:style-name="ce140" table:formula="of:=[.S56]/[.S54]" office:value-type="percentage" office:value="0.543570069957123" calcext:value-type="percentage">
            <text:p>54 %</text:p>
          </table:table-cell>
          <table:table-cell table:style-name="ce147" table:formula="of:=[.T56]/[.T54]" office:value-type="percentage" office:value="0.467648860375899" calcext:value-type="percentage">
            <text:p>47 %</text:p>
          </table:table-cell>
          <table:covered-table-cell table:style-name="ce147" table:formula="of:=[.U56]/[.U54]" office:value-type="string" office:string-value="" calcext:value-type="error">
            <text:p>#VALEUR !</text:p>
          </table:covered-table-cell>
          <table:table-cell table:style-name="ce175" table:formula="of:=[.V56]/[.V54]" office:value-type="percentage" office:value="0.585106382978723" calcext:value-type="percentage">
            <text:p>59 %</text:p>
          </table:table-cell>
          <table:table-cell table:style-name="ce147" table:formula="of:=[.W56]/[.W54]" office:value-type="percentage" office:value="0.454190844616377" calcext:value-type="percentage">
            <text:p>45 %</text:p>
          </table:table-cell>
          <table:covered-table-cell table:style-name="ce216"/>
          <table:table-cell table:style-name="ce140" table:formula="of:=[.Y56]/[.Y54]" office:value-type="percentage" office:value="0.542359767891683" calcext:value-type="percentage">
            <text:p>54 %</text:p>
          </table:table-cell>
          <table:table-cell table:style-name="ce140" table:formula="of:=[.Z56]/[.Z54]" office:value-type="percentage" office:value="0.576305609284333" calcext:value-type="percentage">
            <text:p>58 %</text:p>
          </table:table-cell>
          <table:covered-table-cell table:style-name="ce216"/>
          <table:table-cell table:style-name="ce140" office:value-type="percentage" office:value="0.45" calcext:value-type="percentage">
            <text:p>45 %</text:p>
          </table:table-cell>
          <table:table-cell table:style-name="ce175" office:value-type="percentage" office:value="0.58" calcext:value-type="percentage">
            <text:p>58 %</text:p>
          </table:table-cell>
          <table:table-cell table:style-name="ce140" table:formula="of:=[.AD56]/[.AD54]" office:value-type="percentage" office:value="0.556447453255964" calcext:value-type="percentage">
            <text:p>56 %</text:p>
          </table:table-cell>
          <table:covered-table-cell table:style-name="ce330"/>
          <table:table-cell table:style-name="ce330" table:number-columns-repeated="991"/>
          <table:table-cell/>
        </table:table-row>
        <table:table-row table:style-name="ro2">
          <table:table-cell table:style-name="ce109" office:value-type="string" calcext:value-type="string" table:number-columns-spanned="1" table:number-rows-spanned="3">
            <text:p>Conclusion et remarques</text:p>
          </table:table-cell>
          <table:table-cell table:style-name="ce297" table:number-columns-repeated="2"/>
          <table:table-cell table:style-name="ce142" office:value-type="string" calcext:value-type="string">
            <text:p>lettres trop petites</text:p>
          </table:table-cell>
          <table:table-cell table:style-name="Default" table:number-columns-repeated="3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171"/>
          <table:table-cell table:style-name="ce176" table:number-columns-spanned="1" table:number-rows-spanned="3"/>
          <table:table-cell table:style-name="Default" table:number-columns-repeated="2"/>
          <table:table-cell table:style-name="Default" office:value-type="string" calcext:value-type="string">
            <text:p>Début 06/12 à 13h15</text:p>
          </table:table-cell>
          <table:table-cell table:style-name="Default"/>
          <table:table-cell table:style-name="ce176" office:value-type="string" calcext:value-type="string" table:number-columns-spanned="1" table:number-rows-spanned="3">
            <text:p>baisse du fps à 26 au bout de 20 mn</text:p>
          </table:table-cell>
          <table:table-cell table:style-name="Default"/>
          <table:table-cell table:style-name="ce308" office:value-type="string" calcext:value-type="string" table:number-columns-spanned="2" table:number-rows-spanned="2">
            <text:p>tempo réglée au mini</text:p>
          </table:table-cell>
          <table:covered-table-cell table:style-name="Default"/>
          <table:table-cell table:number-columns-repeated="993"/>
        </table:table-row>
        <table:table-row table:style-name="ro2">
          <table:covered-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table-cell table:style-name="ce172"/>
          <table:covered-table-cell table:style-name="Default"/>
          <table:table-cell table:style-name="Default" table:number-columns-repeated="2"/>
          <table:table-cell table:style-name="Default" office:value-type="string" calcext:value-type="string">
            <text:p>Fin 08/12 à 14h15</text:p>
          </table:table-cell>
          <table:table-cell table:style-name="Default"/>
          <table:covered-table-cell table:style-name="Default"/>
          <table:table-cell table:style-name="Default"/>
          <table:covered-table-cell table:number-columns-repeated="2" table:style-name="Default"/>
          <table:table-cell table:number-columns-repeated="993"/>
        </table:table-row>
        <table:table-row table:style-name="ro2">
          <table:covered-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table-cell table:style-name="ce172"/>
          <table:covered-table-cell table:style-name="Default"/>
          <table:table-cell table:style-name="Default" table:number-columns-repeated="2"/>
          <table:table-cell table:style-name="Default" office:value-type="string" calcext:value-type="string">
            <text:p>À 18600 itérations</text:p>
          </table:table-cell>
          <table:table-cell table:style-name="Default"/>
          <table:covered-table-cell table:style-name="Default"/>
          <table:table-cell table:style-name="Default" table:number-columns-repeated="3"/>
          <table:table-cell table:number-columns-repeated="993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10"/>
          <table:table-cell table:number-columns-repeated="993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10"/>
          <table:table-cell table:number-columns-repeated="993"/>
        </table:table-row>
      </table:table>
      <table:table table:name="multiple 32" table:style-name="ta3">
        <table:table-column table:style-name="co25" table:default-cell-style-name="ce297"/>
        <table:table-column table:style-name="co26" table:default-cell-style-name="ce297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60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60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60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97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97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97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4" table:default-cell-style-name="Default"/>
        <table:table-column table:style-name="co27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461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465"/>
          <table:covered-table-cell table:number-columns-repeated="2" table:style-name="ce220"/>
          <table:covered-table-cell table:number-columns-repeated="2" table:style-name="ce466"/>
          <table:table-cell table:number-columns-repeated="12"/>
        </table:table-row>
        <table:table-row table:style-name="ro2">
          <table:table-cell table:style-name="ce153" office:value-type="string" calcext:value-type="string">
            <text:p>data</text:p>
          </table:table-cell>
          <table:table-cell table:style-name="ce149" office:value-type="string" calcext:value-type="string">
            <text:p>02</text:p>
          </table:table-cell>
          <table:table-cell table:style-name="ce149" office:value-type="string" calcext:value-type="string">
            <text:p>03</text:p>
          </table:table-cell>
          <table:table-cell table:style-name="ce149" office:value-type="string" calcext:value-type="string">
            <text:p>04</text:p>
          </table:table-cell>
          <table:table-cell table:style-name="ce149" office:value-type="string" calcext:value-type="string">
            <text:p>05</text:p>
          </table:table-cell>
          <table:table-cell table:style-name="ce149" office:value-type="string" calcext:value-type="string">
            <text:p>06</text:p>
          </table:table-cell>
          <table:table-cell table:style-name="ce149" office:value-type="string" calcext:value-type="string">
            <text:p>07</text:p>
          </table:table-cell>
          <table:table-cell table:style-name="ce149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258" office:value-type="string" calcext:value-type="string">
            <text:p>10</text:p>
          </table:table-cell>
          <table:table-cell table:style-name="ce258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462" office:value-type="string" calcext:value-type="string">
            <text:p>Avec majscules</text:p>
          </table:table-cell>
          <table:table-cell table:style-name="ce160" office:value-type="string" calcext:value-type="string">
            <text:p>non</text:p>
          </table:table-cell>
          <table:table-cell table:style-name="ce160" table:number-columns-repeated="6"/>
          <table:table-cell table:style-name="ce160" office:value-type="string" calcext:value-type="string">
            <text:p>non</text:p>
          </table:table-cell>
          <table:table-cell table:number-columns-repeated="2" table:style-name="ce265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462" office:value-type="string" calcext:value-type="string">
            <text:p>Fond des images</text:p>
          </table:table-cell>
          <table:table-cell table:style-name="ce160" table:number-columns-repeated="6"/>
          <table:table-cell table:number-columns-repeated="2" table:style-name="ce160" office:value-type="string" calcext:value-type="string">
            <text:p>très foncé</text:p>
          </table:table-cell>
          <table:table-cell table:style-name="ce265" table:number-columns-repeated="2"/>
          <table:table-cell table:number-columns-repeated="12"/>
        </table:table-row>
        <table:table-row table:style-name="ro2">
          <table:table-cell table:style-name="ce462" office:value-type="string" calcext:value-type="string">
            <text:p>Flou</text:p>
          </table:table-cell>
          <table:table-cell table:style-name="ce160" table:number-columns-repeated="5"/>
          <table:table-cell table:style-name="ce160" office:value-type="string" calcext:value-type="string">
            <text:p>test de 0 à 9</text:p>
          </table:table-cell>
          <table:table-cell table:number-columns-repeated="2" table:style-name="ce160" office:value-type="float" office:value="3" calcext:value-type="float">
            <text:p>3</text:p>
          </table:table-cell>
          <table:table-cell table:style-name="ce265" office:value-type="string" calcext:value-type="string">
            <text:p>0 et 3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463" office:value-type="string" calcext:value-type="string">
            <text:p>résultat</text:p>
          </table:table-cell>
          <table:table-cell table:style-name="ce220" office:value-type="string" calcext:value-type="string">
            <text:p>reconnaissable</text:p>
          </table:table-cell>
          <table:table-cell table:style-name="ce159" office:value-type="string" calcext:value-type="string">
            <text:p>Efficacité 99% mais reconnaît très mal les lettres</text:p>
          </table:table-cell>
          <table:table-cell table:style-name="ce159" office:value-type="string" calcext:value-type="string">
            <text:p>Reconnaissance médiocre</text:p>
          </table:table-cell>
          <table:table-cell table:style-name="ce159" office:value-type="string" calcext:value-type="string">
            <text:p>Très mauvaise reconnaissance !</text:p>
          </table:table-cell>
          <table:table-cell table:style-name="ce159" office:value-type="string" calcext:value-type="string">
            <text:p>la couleur gris clair est la plus mal reconnue</text:p>
          </table:table-cell>
          <table:table-cell table:style-name="ce159" office:value-type="string" calcext:value-type="string">
            <text:p>Certaines lettres se ressemblent beaucoup et sont mal reconnues</text:p>
          </table:table-cell>
          <table:table-cell table:style-name="ce159" office:value-type="string" calcext:value-type="string">
            <text:p>La courbe maP est parfaite, et pourtant c'est tout faux !!!!!!!!! </text:p>
          </table:table-cell>
          <table:table-cell table:style-name="ce159" office:value-type="string" calcext:value-type="string">
            <text:p>Très très mauvaise reconnaissance !</text:p>
          </table:table-cell>
          <table:table-cell table:style-name="ce264" office:value-type="string" calcext:value-type="string">
            <text:p>Parfois reconnaissable, parfois non, un morceau sans sons. Fond video, noir, nuage foncé même résultat. </text:p>
          </table:table-cell>
          <table:table-cell table:style-name="ce467"/>
          <table:table-cell table:number-columns-repeated="12"/>
        </table:table-row>
        <table:table-row table:style-name="ro27">
          <table:table-cell table:style-name="ce463"/>
          <table:table-cell table:style-name="ce220"/>
          <table:table-cell table:style-name="ce159" table:number-columns-repeated="7"/>
          <table:table-cell table:style-name="ce264" office:value-type="string" calcext:value-type="string">
            <text:p>Fond Noir. Un peu mieux avec flou de 3 par rapport à sans flou</text:p>
          </table:table-cell>
          <table:table-cell table:style-name="ce467"/>
          <table:table-cell table:number-columns-repeated="12"/>
        </table:table-row>
        <table:table-row table:style-name="ro28">
          <table:table-cell table:style-name="ce464" office:value-type="string" calcext:value-type="string">
            <text:p>Musique reconnaissable</text:p>
          </table:table-cell>
          <table:table-cell table:style-name="ce153" office:value-type="string" calcext:value-type="string">
            <text:p>oui</text:p>
          </table:table-cell>
          <table:table-cell table:style-name="ce153" office:value-type="string" calcext:value-type="string">
            <text:p>non</text:p>
          </table:table-cell>
          <table:table-cell table:style-name="ce153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8" table:number-columns-repeated="2" table:default-cell-style-name="ce297"/>
        <table:table-column table:style-name="co29" table:default-cell-style-name="ce297"/>
        <table:table-column table:style-name="co30" table:default-cell-style-name="ce297"/>
        <table:table-column table:style-name="co31" table:default-cell-style-name="ce297"/>
        <table:table-column table:style-name="co28" table:number-columns-repeated="3" table:default-cell-style-name="ce297"/>
        <table:table-column table:style-name="co32" table:default-cell-style-name="ce297"/>
        <table:table-column table:style-name="co18" table:number-columns-repeated="4" table:default-cell-style-name="Default"/>
        <table:table-row table:style-name="ro2">
          <table:table-cell table:style-name="ce468" office:value-type="float" office:value="8" calcext:value-type="float">
            <text:p>8</text:p>
          </table:table-cell>
          <table:table-cell table:style-name="ce473" office:value-type="float" office:value="7" calcext:value-type="float">
            <text:p>7</text:p>
          </table:table-cell>
          <table:table-cell table:style-name="ce469" office:value-type="float" office:value="9" calcext:value-type="float">
            <text:p>9</text:p>
          </table:table-cell>
          <table:table-cell table:style-name="ce460" office:value-type="float" office:value="5" calcext:value-type="float">
            <text:p>5</text:p>
          </table:table-cell>
          <table:table-cell table:style-name="ce471" office:value-type="float" office:value="4" calcext:value-type="float">
            <text:p>4</text:p>
          </table:table-cell>
          <table:table-cell table:style-name="ce474" office:value-type="float" office:value="1" calcext:value-type="float">
            <text:p>1</text:p>
          </table:table-cell>
          <table:table-cell table:style-name="ce470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469" office:value-type="float" office:value="9" calcext:value-type="float">
            <text:p>9</text:p>
          </table:table-cell>
          <table:table-cell table:style-name="ce471" office:value-type="float" office:value="4" calcext:value-type="float">
            <text:p>4</text:p>
          </table:table-cell>
          <table:table-cell table:style-name="ce476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470" office:value-type="float" office:value="6" calcext:value-type="float">
            <text:p>6</text:p>
          </table:table-cell>
          <table:table-cell table:style-name="ce469" office:value-type="float" office:value="9" calcext:value-type="float">
            <text:p>9</text:p>
          </table:table-cell>
          <table:table-cell table:style-name="ce476" office:value-type="float" office:value="2" calcext:value-type="float">
            <text:p>2</text:p>
          </table:table-cell>
          <table:table-cell table:style-name="ce475" office:value-type="float" office:value="0" calcext:value-type="float">
            <text:p>0</text:p>
          </table:table-cell>
          <table:table-cell table:style-name="ce473" office:value-type="float" office:value="7" calcext:value-type="float">
            <text:p>7</text:p>
          </table:table-cell>
          <table:table-cell table:style-name="ce471" office:value-type="float" office:value="4" calcext:value-type="float">
            <text:p>4</text:p>
          </table:table-cell>
          <table:table-cell table:style-name="ce468" office:value-type="float" office:value="8" calcext:value-type="float">
            <text:p>8</text:p>
          </table:table-cell>
          <table:table-cell table:style-name="ce460" office:value-type="float" office:value="5" calcext:value-type="float">
            <text:p>5</text:p>
          </table:table-cell>
          <table:table-cell table:style-name="ce477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71" office:value-type="float" office:value="4" calcext:value-type="float">
            <text:p>4</text:p>
          </table:table-cell>
          <table:table-cell table:style-name="ce469" office:value-type="float" office:value="9" calcext:value-type="float">
            <text:p>9</text:p>
          </table:table-cell>
          <table:table-cell table:style-name="ce477" office:value-type="float" office:value="3" calcext:value-type="float">
            <text:p>3</text:p>
          </table:table-cell>
          <table:table-cell table:style-name="ce468" office:value-type="float" office:value="8" calcext:value-type="float">
            <text:p>8</text:p>
          </table:table-cell>
          <table:table-cell table:style-name="ce470" office:value-type="float" office:value="6" calcext:value-type="float">
            <text:p>6</text:p>
          </table:table-cell>
          <table:table-cell table:style-name="ce476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470" office:value-type="float" office:value="6" calcext:value-type="float">
            <text:p>6</text:p>
          </table:table-cell>
          <table:table-cell table:style-name="ce474" office:value-type="float" office:value="1" calcext:value-type="float">
            <text:p>1</text:p>
          </table:table-cell>
          <table:table-cell table:style-name="ce476" office:value-type="float" office:value="2" calcext:value-type="float">
            <text:p>2</text:p>
          </table:table-cell>
          <table:table-cell table:style-name="ce477" office:value-type="float" office:value="3" calcext:value-type="float">
            <text:p>3</text:p>
          </table:table-cell>
          <table:table-cell table:style-name="ce471" office:value-type="float" office:value="4" calcext:value-type="float">
            <text:p>4</text:p>
          </table:table-cell>
          <table:table-cell table:style-name="ce475" office:value-type="float" office:value="0" calcext:value-type="float">
            <text:p>0</text:p>
          </table:table-cell>
          <table:table-cell table:style-name="ce469" office:value-type="float" office:value="9" calcext:value-type="float">
            <text:p>9</text:p>
          </table:table-cell>
          <table:table-cell table:style-name="ce460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460" office:value-type="float" office:value="5" calcext:value-type="float">
            <text:p>5</text:p>
          </table:table-cell>
          <table:table-cell table:style-name="ce475" office:value-type="float" office:value="0" calcext:value-type="float">
            <text:p>0</text:p>
          </table:table-cell>
          <table:table-cell table:style-name="ce470" office:value-type="float" office:value="6" calcext:value-type="float">
            <text:p>6</text:p>
          </table:table-cell>
          <table:table-cell table:style-name="ce468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472"/>
          <table:table-cell table:style-name="ce472" office:value-type="float" office:value="0" calcext:value-type="float">
            <text:p>0</text:p>
          </table:table-cell>
          <table:table-cell table:style-name="ce472" office:value-type="string" calcext:value-type="string">
            <text:p>0.15832797427652734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0.2587305073577861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2" calcext:value-type="float">
            <text:p>2</text:p>
          </table:table-cell>
          <table:table-cell table:style-name="ce472" office:value-type="string" calcext:value-type="string">
            <text:p>0.3703091301222142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3" calcext:value-type="float">
            <text:p>3</text:p>
          </table:table-cell>
          <table:table-cell table:style-name="ce472" office:value-type="string" calcext:value-type="string">
            <text:p>0.2505191029900332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4" calcext:value-type="float">
            <text:p>4</text:p>
          </table:table-cell>
          <table:table-cell table:style-name="ce472" office:value-type="string" calcext:value-type="string">
            <text:p>0.018720671770807606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5" calcext:value-type="float">
            <text:p>5</text:p>
          </table:table-cell>
          <table:table-cell table:style-name="ce472" office:value-type="string" calcext:value-type="string">
            <text:p>0.10251503553854566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6" calcext:value-type="float">
            <text:p>6</text:p>
          </table:table-cell>
          <table:table-cell table:style-name="ce472" office:value-type="string" calcext:value-type="string">
            <text:p>0.11410468026196688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7" calcext:value-type="float">
            <text:p>7</text:p>
          </table:table-cell>
          <table:table-cell table:style-name="ce472" office:value-type="string" calcext:value-type="string">
            <text:p>0.19888641425389755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8" calcext:value-type="float">
            <text:p>8</text:p>
          </table:table-cell>
          <table:table-cell table:style-name="ce472" office:value-type="string" calcext:value-type="string">
            <text:p>0.037924865831842576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style-name="ce472"/>
          <table:table-cell table:style-name="ce472" office:value-type="float" office:value="9" calcext:value-type="float">
            <text:p>9</text:p>
          </table:table-cell>
          <table:table-cell table:style-name="ce472" office:value-type="string" calcext:value-type="string">
            <text:p>0.4331581540482838</text:p>
          </table:table-cell>
          <table:table-cell table:style-name="ce472" table:number-columns-repeated="2"/>
          <table:table-cell table:style-name="Default"/>
          <table:table-cell table:style-name="ce472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ssai 18" table:style-name="ta5">
        <table:shapes>
          <draw:frame draw:z-index="0" draw:style-name="gr1" draw:text-style-name="P1" svg:width="181.77mm" svg:height="163.73mm" svg:x="10.66mm" svg:y="203.46mm">
            <draw:object draw:notify-on-update-of-ranges="'essai 18'.A2:'essai 18'.A44 'essai 18'.B2:'essai 18'.B44 'essai 18'.C2:'essai 18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8" table:default-cell-style-name="ce297"/>
        <table:table-column table:style-name="co2" table:default-cell-style-name="ce297"/>
        <table:table-column table:style-name="co39" table:default-cell-style-name="ce297"/>
        <table:table-column table:style-name="co39" table:default-cell-style-name="ce173"/>
        <table:table-column table:style-name="co39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.42" calcext:value-type="float">
            <text:p>0,42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.42" calcext:value-type="float">
            <text:p>0,42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.42" calcext:value-type="float">
            <text:p>0,42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.42" calcext:value-type="float">
            <text:p>0,42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.42" calcext:value-type="float">
            <text:p>0,42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.42" calcext:value-type="float">
            <text:p>0,42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.42" calcext:value-type="float">
            <text:p>0,42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.42" calcext:value-type="float">
            <text:p>0,42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.42" calcext:value-type="float">
            <text:p>0,42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.42" calcext:value-type="float">
            <text:p>0,42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.42" calcext:value-type="float">
            <text:p>0,42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.42" calcext:value-type="float">
            <text:p>0,42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.42" calcext:value-type="float">
            <text:p>0,42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.42" calcext:value-type="float">
            <text:p>0,42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.42" calcext:value-type="float">
            <text:p>0,42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.42" calcext:value-type="float">
            <text:p>0,42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.42" calcext:value-type="float">
            <text:p>0,42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.42" calcext:value-type="float">
            <text:p>0,42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.42" calcext:value-type="float">
            <text:p>0,42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.42" calcext:value-type="float">
            <text:p>0,42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.42" calcext:value-type="float">
            <text:p>0,42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essai 26" table:style-name="ta5">
        <table:shapes>
          <draw:frame draw:z-index="0" draw:style-name="gr1" draw:text-style-name="P1" svg:width="159.99mm" svg:height="145.63mm" svg:x="22.05mm" svg:y="90.18mm">
            <draw:object draw:notify-on-update-of-ranges="'essai 26'.A2:'essai 26'.A19 'essai 26'.B1:'essai 26'.B1 'essai 26'.B2:'essai 26'.B19 'essai 26'.C1:'essai 26'.C1 'essai 26'.C2:'essai 26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297"/>
        <table:table-column table:style-name="co18" table:number-columns-repeated="2" table:default-cell-style-name="ce334"/>
        <table:table-column table:style-name="co18" table:number-columns-repeated="3" table:default-cell-style-name="ce297"/>
        <table:table-column table:style-name="co18" table:number-columns-repeated="1017" table:default-cell-style-name="Default"/>
        <table:table-row table:style-name="ro2">
          <table:table-cell office:value-type="string" calcext:value-type="string">
            <text:p>Iterations</text:p>
          </table:table-cell>
          <table:table-cell table:style-name="ce297" office:value-type="string" calcext:value-type="string">
            <text:p>% Bonnes</text:p>
          </table:table-cell>
          <table:table-cell table:style-name="ce297" office:value-type="string" calcext:value-type="string">
            <text:p>% Mauvaises</text:p>
          </table:table-cell>
          <table:table-cell office:value-type="string" calcext:value-type="string">
            <text:p>Total note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Mauvaises</text:p>
          </table:table-cell>
          <table:table-cell table:style-name="ce297" table:number-columns-repeated="1017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E2]/[.D2]" office:value-type="percentage" office:value="0.0446641545960521" calcext:value-type="percentage">
            <text:p>4 %</text:p>
          </table:table-cell>
          <table:table-cell table:formula="of:=[.F2]/[.D2]" office:value-type="percentage" office:value="0.346181767898503" calcext:value-type="percentage">
            <text:p>35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2" calcext:value-type="float">
            <text:p>1292</text:p>
          </table:table-cell>
          <table:table-cell office:value-type="float" office:value="10014" calcext:value-type="float">
            <text:p>10014</text:p>
          </table:table-cell>
          <table:table-cell table:number-columns-repeated="1017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E3]/[.D3]" office:value-type="percentage" office:value="0.325163342206243" calcext:value-type="percentage">
            <text:p>33 %</text:p>
          </table:table-cell>
          <table:table-cell table:formula="of:=[.F3]/[.D3]" office:value-type="percentage" office:value="0.637535866145815" calcext:value-type="percentage">
            <text:p>64 %</text:p>
          </table:table-cell>
          <table:table-cell office:value-type="float" office:value="28927" calcext:value-type="float">
            <text:p>28927</text:p>
          </table:table-cell>
          <table:table-cell office:value-type="float" office:value="9406" calcext:value-type="float">
            <text:p>9406</text:p>
          </table:table-cell>
          <table:table-cell office:value-type="float" office:value="18442" calcext:value-type="float">
            <text:p>18442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E4]/[.D4]" office:value-type="percentage" office:value="0.382030628824282" calcext:value-type="percentage">
            <text:p>38 %</text:p>
          </table:table-cell>
          <table:table-cell table:formula="of:=[.F4]/[.D4]" office:value-type="percentage" office:value="0.588792477616068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051" calcext:value-type="float">
            <text:p>11051</text:p>
          </table:table-cell>
          <table:table-cell office:value-type="float" office:value="17032" calcext:value-type="float">
            <text:p>17032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[.E5]/[.D5]" office:value-type="percentage" office:value="0.390119957133474" calcext:value-type="percentage">
            <text:p>39 %</text:p>
          </table:table-cell>
          <table:table-cell table:formula="of:=[.F5]/[.D5]" office:value-type="percentage" office:value="0.56576900473606" calcext:value-type="percentage">
            <text:p>57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285" calcext:value-type="float">
            <text:p>11285</text:p>
          </table:table-cell>
          <table:table-cell office:value-type="float" office:value="16366" calcext:value-type="float">
            <text:p>16366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[.E6]/[.D6]" office:value-type="percentage" office:value="0.385729595187887" calcext:value-type="percentage">
            <text:p>39 %</text:p>
          </table:table-cell>
          <table:table-cell table:formula="of:=[.F6]/[.D6]" office:value-type="percentage" office:value="0.563176271303626" calcext:value-type="percentage">
            <text:p>56 %</text:p>
          </table:table-cell>
          <table:table-cell office:value-type="float" office:value="28927" calcext:value-type="float">
            <text:p>28927</text:p>
          </table:table-cell>
          <table:table-cell office:value-type="float" office:value="11158" calcext:value-type="float">
            <text:p>11158</text:p>
          </table:table-cell>
          <table:table-cell office:value-type="float" office:value="16291" calcext:value-type="float">
            <text:p>16291</text:p>
          </table:table-cell>
          <table:table-cell table:number-columns-repeated="1017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formula="of:=[.E7]/[.D7]" office:value-type="percentage" office:value="0.446019289936737" calcext:value-type="percentage">
            <text:p>45 %</text:p>
          </table:table-cell>
          <table:table-cell table:formula="of:=[.F7]/[.D7]" office:value-type="percentage" office:value="0.564386213572095" calcext:value-type="percentage">
            <text:p>56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02" calcext:value-type="float">
            <text:p>12902</text:p>
          </table:table-cell>
          <table:table-cell office:value-type="float" office:value="16326" calcext:value-type="float">
            <text:p>16326</text:p>
          </table:table-cell>
          <table:table-cell table:number-columns-repeated="1017"/>
        </table:table-row>
        <table:table-row table:style-name="ro2">
          <table:table-cell office:value-type="float" office:value="7000" calcext:value-type="float">
            <text:p>7000</text:p>
          </table:table-cell>
          <table:table-cell table:formula="of:=[.E8]/[.D8]" office:value-type="percentage" office:value="0.447782348670792" calcext:value-type="percentage">
            <text:p>45 %</text:p>
          </table:table-cell>
          <table:table-cell table:formula="of:=[.F8]/[.D8]" office:value-type="percentage" office:value="0.596259549901476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53" calcext:value-type="float">
            <text:p>12953</text:p>
          </table:table-cell>
          <table:table-cell office:value-type="float" office:value="17248" calcext:value-type="float">
            <text:p>17248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table:formula="of:=[.E9]/[.D9]" office:value-type="percentage" office:value="0.433608739240156" calcext:value-type="percentage">
            <text:p>43 %</text:p>
          </table:table-cell>
          <table:table-cell table:formula="of:=[.F9]/[.D9]" office:value-type="percentage" office:value="0.622981989145089" calcext:value-type="percentage">
            <text:p>62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543" calcext:value-type="float">
            <text:p>12543</text:p>
          </table:table-cell>
          <table:table-cell office:value-type="float" office:value="18021" calcext:value-type="float">
            <text:p>18021</text:p>
          </table:table-cell>
          <table:table-cell table:number-columns-repeated="1017"/>
        </table:table-row>
        <table:table-row table:style-name="ro2">
          <table:table-cell office:value-type="float" office:value="9000" calcext:value-type="float">
            <text:p>9000</text:p>
          </table:table-cell>
          <table:table-cell table:formula="of:=[.E10]/[.D10]" office:value-type="percentage" office:value="0.438448508314032" calcext:value-type="percentage">
            <text:p>44 %</text:p>
          </table:table-cell>
          <table:table-cell table:formula="of:=[.F10]/[.D10]" office:value-type="percentage" office:value="0.596570677913368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83" calcext:value-type="float">
            <text:p>12683</text:p>
          </table:table-cell>
          <table:table-cell office:value-type="float" office:value="17257" calcext:value-type="float">
            <text:p>17257</text:p>
          </table:table-cell>
          <table:table-cell table:number-columns-repeated="1017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E11]/[.D11]" office:value-type="percentage" office:value="0.4357866353234" calcext:value-type="percentage">
            <text:p>44 %</text:p>
          </table:table-cell>
          <table:table-cell table:formula="of:=[.F11]/[.D11]" office:value-type="percentage" office:value="0.576762194489577" calcext:value-type="percentage">
            <text:p>58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06" calcext:value-type="float">
            <text:p>12606</text:p>
          </table:table-cell>
          <table:table-cell office:value-type="float" office:value="16684" calcext:value-type="float">
            <text:p>16684</text:p>
          </table:table-cell>
          <table:table-cell table:number-columns-repeated="1017"/>
        </table:table-row>
        <table:table-row table:style-name="ro2">
          <table:table-cell office:value-type="float" office:value="11000" calcext:value-type="float">
            <text:p>11000</text:p>
          </table:table-cell>
          <table:table-cell table:formula="of:=[.E12]/[.D12]" office:value-type="percentage" office:value="0.444913057005566" calcext:value-type="percentage">
            <text:p>44 %</text:p>
          </table:table-cell>
          <table:table-cell table:formula="of:=[.F12]/[.D12]" office:value-type="percentage" office:value="0.60974176375013" calcext:value-type="percentage">
            <text:p>61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70" calcext:value-type="float">
            <text:p>12870</text:p>
          </table:table-cell>
          <table:table-cell office:value-type="float" office:value="17638" calcext:value-type="float">
            <text:p>17638</text:p>
          </table:table-cell>
          <table:table-cell table:number-columns-repeated="1017"/>
        </table:table-row>
        <table:table-row table:style-name="ro2">
          <table:table-cell office:value-type="float" office:value="12000" calcext:value-type="float">
            <text:p>12000</text:p>
          </table:table-cell>
          <table:table-cell table:formula="of:=[.E13]/[.D13]" office:value-type="percentage" office:value="0.445984720157638" calcext:value-type="percentage">
            <text:p>45 %</text:p>
          </table:table-cell>
          <table:table-cell table:formula="of:=[.F13]/[.D13]" office:value-type="percentage" office:value="0.602447540360217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01" calcext:value-type="float">
            <text:p>12901</text:p>
          </table:table-cell>
          <table:table-cell office:value-type="float" office:value="17427" calcext:value-type="float">
            <text:p>17427</text:p>
          </table:table-cell>
          <table:table-cell table:number-columns-repeated="1017"/>
        </table:table-row>
        <table:table-row table:style-name="ro2">
          <table:table-cell office:value-type="float" office:value="13000" calcext:value-type="float">
            <text:p>13000</text:p>
          </table:table-cell>
          <table:table-cell table:formula="of:=[.E14]/[.D14]" office:value-type="percentage" office:value="0.44515504545926" calcext:value-type="percentage">
            <text:p>45 %</text:p>
          </table:table-cell>
          <table:table-cell table:formula="of:=[.F14]/[.D14]" office:value-type="percentage" office:value="0.602205551906523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77" calcext:value-type="float">
            <text:p>12877</text:p>
          </table:table-cell>
          <table:table-cell office:value-type="float" office:value="17420" calcext:value-type="float">
            <text:p>17420</text:p>
          </table:table-cell>
          <table:table-cell table:number-columns-repeated="1017"/>
        </table:table-row>
        <table:table-row table:style-name="ro2">
          <table:table-cell office:value-type="float" office:value="14000" calcext:value-type="float">
            <text:p>14000</text:p>
          </table:table-cell>
          <table:table-cell table:formula="of:=[.E15]/[.D15]" office:value-type="percentage" office:value="0.446399557506828" calcext:value-type="percentage">
            <text:p>45 %</text:p>
          </table:table-cell>
          <table:table-cell table:formula="of:=[.F15]/[.D15]" office:value-type="percentage" office:value="0.600269644276973" calcext:value-type="percentage">
            <text:p>60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913" calcext:value-type="float">
            <text:p>12913</text:p>
          </table:table-cell>
          <table:table-cell office:value-type="float" office:value="17364" calcext:value-type="float">
            <text:p>17364</text:p>
          </table:table-cell>
          <table:table-cell table:number-columns-repeated="1017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formula="of:=[.E16]/[.D16]" office:value-type="percentage" office:value="0.452691257302866" calcext:value-type="percentage">
            <text:p>45 %</text:p>
          </table:table-cell>
          <table:table-cell table:formula="of:=[.F16]/[.D16]" office:value-type="percentage" office:value="0.590036989663636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3095" calcext:value-type="float">
            <text:p>13095</text:p>
          </table:table-cell>
          <table:table-cell office:value-type="float" office:value="17068" calcext:value-type="float">
            <text:p>17068</text:p>
          </table:table-cell>
          <table:table-cell table:number-columns-repeated="1017"/>
        </table:table-row>
        <table:table-row table:style-name="ro2">
          <table:table-cell office:value-type="float" office:value="16000" calcext:value-type="float">
            <text:p>16000</text:p>
          </table:table-cell>
          <table:table-cell table:formula="of:=[.E17]/[.D17]" office:value-type="percentage" office:value="0.43851764787223" calcext:value-type="percentage">
            <text:p>44 %</text:p>
          </table:table-cell>
          <table:table-cell table:formula="of:=[.F17]/[.D17]" office:value-type="percentage" office:value="0.587893663359491" calcext:value-type="percentage">
            <text:p>59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85" calcext:value-type="float">
            <text:p>12685</text:p>
          </table:table-cell>
          <table:table-cell office:value-type="float" office:value="17006" calcext:value-type="float">
            <text:p>17006</text:p>
          </table:table-cell>
          <table:table-cell table:number-columns-repeated="1017"/>
        </table:table-row>
        <table:table-row table:style-name="ro2">
          <table:table-cell office:value-type="float" office:value="17000" calcext:value-type="float">
            <text:p>17000</text:p>
          </table:table-cell>
          <table:table-cell table:formula="of:=[.E18]/[.D18]" office:value-type="percentage" office:value="0.437687973173851" calcext:value-type="percentage">
            <text:p>44 %</text:p>
          </table:table-cell>
          <table:table-cell table:formula="of:=[.F18]/[.D18]" office:value-type="percentage" office:value="0.628236595568154" calcext:value-type="percentage">
            <text:p>63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661" calcext:value-type="float">
            <text:p>12661</text:p>
          </table:table-cell>
          <table:table-cell office:value-type="float" office:value="18173" calcext:value-type="float">
            <text:p>18173</text:p>
          </table:table-cell>
          <table:table-cell table:number-columns-repeated="1017"/>
        </table:table-row>
        <table:table-row table:style-name="ro2">
          <table:table-cell office:value-type="float" office:value="18000" calcext:value-type="float">
            <text:p>18000</text:p>
          </table:table-cell>
          <table:table-cell table:formula="of:=[.E19]/[.D19]" office:value-type="percentage" office:value="0.442666021364123" calcext:value-type="percentage">
            <text:p>44 %</text:p>
          </table:table-cell>
          <table:table-cell table:formula="of:=[.F19]/[.D19]" office:value-type="percentage" office:value="0.625125315449234" calcext:value-type="percentage">
            <text:p>63 %</text:p>
          </table:table-cell>
          <table:table-cell office:value-type="float" office:value="28927" calcext:value-type="float">
            <text:p>28927</text:p>
          </table:table-cell>
          <table:table-cell office:value-type="float" office:value="12805" calcext:value-type="float">
            <text:p>12805</text:p>
          </table:table-cell>
          <table:table-cell office:value-type="float" office:value="18083" calcext:value-type="float">
            <text:p>18083</text:p>
          </table:table-cell>
          <table:table-cell table:number-columns-repeated="1017"/>
        </table:table-row>
      </table:table>
      <table:table table:name="essai 27" table:style-name="ta5">
        <table:shapes>
          <draw:frame draw:z-index="0" draw:style-name="gr1" draw:text-style-name="P1" svg:width="187.29mm" svg:height="163.63mm" svg:x="151.57mm" svg:y="17.81mm">
            <draw:object draw:notify-on-update-of-ranges="'essai 27'.A2:'essai 27'.A19 'essai 27'.B1:'essai 27'.B1 'essai 27'.B2:'essai 27'.B19 'essai 27'.C1:'essai 27'.C1 'essai 27'.C2:'essai 27'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297"/>
        <table:table-column table:style-name="co18" table:number-columns-repeated="2" table:default-cell-style-name="ce334"/>
        <table:table-column table:style-name="co18" table:number-columns-repeated="3" table:default-cell-style-name="ce297"/>
        <table:table-column table:style-name="co18" table:number-columns-repeated="1016" table:default-cell-style-name="Default"/>
        <table:table-row table:style-name="ro2">
          <table:table-cell office:value-type="string" calcext:value-type="string">
            <text:p>Iterations</text:p>
          </table:table-cell>
          <table:table-cell table:style-name="ce297" office:value-type="string" calcext:value-type="string">
            <text:p>% Bonnes</text:p>
          </table:table-cell>
          <table:table-cell table:style-name="ce297" office:value-type="string" calcext:value-type="string">
            <text:p>% Mauvaises</text:p>
          </table:table-cell>
          <table:table-cell office:value-type="string" calcext:value-type="string">
            <text:p>Total note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Mauvaises</text:p>
          </table:table-cell>
          <table:table-cell table:style-name="ce297" table:number-columns-repeated="1016"/>
        </table:table-row>
        <table:table-row table:style-name="ro2">
          <table:table-cell table:style-name="ce337" office:value-type="float" office:value="1000" calcext:value-type="float">
            <text:p>1000</text:p>
          </table:table-cell>
          <table:table-cell table:formula="of:=[.E2]/[.D2]" office:value-type="percentage" office:value="0.188174989522551" calcext:value-type="percentage">
            <text:p>19 %</text:p>
          </table:table-cell>
          <table:table-cell table:formula="of:=[.F2]/[.D2]" office:value-type="percentage" office:value="0.539798188207228" calcext:value-type="percentage">
            <text:p>54 %</text:p>
          </table:table-cell>
          <table:table-cell office:value-type="float" office:value="31019" calcext:value-type="float">
            <text:p>31019</text:p>
          </table:table-cell>
          <table:table-cell office:value-type="float" office:value="5837" calcext:value-type="float">
            <text:p>5837</text:p>
          </table:table-cell>
          <table:table-cell office:value-type="float" office:value="16744" calcext:value-type="float">
            <text:p>16744</text:p>
          </table:table-cell>
          <table:table-cell table:number-columns-repeated="1016"/>
        </table:table-row>
        <table:table-row table:style-name="ro2">
          <table:table-cell table:style-name="ce337" office:value-type="float" office:value="2000" calcext:value-type="float">
            <text:p>2000</text:p>
          </table:table-cell>
          <table:table-cell table:formula="of:=[.E3]/[.D3]" office:value-type="percentage" office:value="0.454463393404043" calcext:value-type="percentage">
            <text:p>45 %</text:p>
          </table:table-cell>
          <table:table-cell table:formula="of:=[.F3]/[.D3]" office:value-type="percentage" office:value="0.417969631516167" calcext:value-type="percentage">
            <text:p>42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097" calcext:value-type="float">
            <text:p>14097</text:p>
          </table:table-cell>
          <table:table-cell office:value-type="float" office:value="12965" calcext:value-type="float">
            <text:p>12965</text:p>
          </table:table-cell>
          <table:table-cell table:number-columns-repeated="1016"/>
        </table:table-row>
        <table:table-row table:style-name="ro2">
          <table:table-cell table:style-name="ce337" office:value-type="float" office:value="3000" calcext:value-type="float">
            <text:p>3000</text:p>
          </table:table-cell>
          <table:table-cell table:formula="of:=[.E4]/[.D4]" office:value-type="percentage" office:value="0.413198362294078" calcext:value-type="percentage">
            <text:p>41 %</text:p>
          </table:table-cell>
          <table:table-cell table:formula="of:=[.F4]/[.D4]" office:value-type="percentage" office:value="0.408620522905316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2817" calcext:value-type="float">
            <text:p>12817</text:p>
          </table:table-cell>
          <table:table-cell office:value-type="float" office:value="12675" calcext:value-type="float">
            <text:p>12675</text:p>
          </table:table-cell>
          <table:table-cell table:number-columns-repeated="1016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[.E5]/[.D5]" office:value-type="percentage" office:value="0.546052419484832" calcext:value-type="percentage">
            <text:p>55 %</text:p>
          </table:table-cell>
          <table:table-cell table:formula="of:=[.F5]/[.D5]" office:value-type="percentage" office:value="0.357812953351172" calcext:value-type="percentage">
            <text:p>36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938" calcext:value-type="float">
            <text:p>16938</text:p>
          </table:table-cell>
          <table:table-cell office:value-type="float" office:value="11099" calcext:value-type="float">
            <text:p>11099</text:p>
          </table:table-cell>
          <table:table-cell table:number-columns-repeated="1016"/>
        </table:table-row>
        <table:table-row table:style-name="ro2">
          <table:table-cell table:style-name="ce337" office:value-type="float" office:value="5000" calcext:value-type="float">
            <text:p>5000</text:p>
          </table:table-cell>
          <table:table-cell table:formula="of:=[.E6]/[.D6]" office:value-type="percentage" office:value="0.542345014346046" calcext:value-type="percentage">
            <text:p>54 %</text:p>
          </table:table-cell>
          <table:table-cell table:formula="of:=[.F6]/[.D6]" office:value-type="percentage" office:value="0.394983719655695" calcext:value-type="percentage">
            <text:p>39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823" calcext:value-type="float">
            <text:p>16823</text:p>
          </table:table-cell>
          <table:table-cell office:value-type="float" office:value="12252" calcext:value-type="float">
            <text:p>12252</text:p>
          </table:table-cell>
          <table:table-cell table:number-columns-repeated="1016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formula="of:=[.E7]/[.D7]" office:value-type="percentage" office:value="0.52777330023534" calcext:value-type="percentage">
            <text:p>53 %</text:p>
          </table:table-cell>
          <table:table-cell table:formula="of:=[.F7]/[.D7]" office:value-type="percentage" office:value="0.39688577968342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371" calcext:value-type="float">
            <text:p>16371</text:p>
          </table:table-cell>
          <table:table-cell office:value-type="float" office:value="12311" calcext:value-type="float">
            <text:p>12311</text:p>
          </table:table-cell>
          <table:table-cell table:number-columns-repeated="1016"/>
        </table:table-row>
        <table:table-row table:style-name="ro2">
          <table:table-cell table:style-name="ce337" office:value-type="float" office:value="7000" calcext:value-type="float">
            <text:p>7000</text:p>
          </table:table-cell>
          <table:table-cell table:formula="of:=[.E8]/[.D8]" office:value-type="percentage" office:value="0.540862052290532" calcext:value-type="percentage">
            <text:p>54 %</text:p>
          </table:table-cell>
          <table:table-cell table:formula="of:=[.F8]/[.D8]" office:value-type="percentage" office:value="0.406041458460943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777" calcext:value-type="float">
            <text:p>16777</text:p>
          </table:table-cell>
          <table:table-cell office:value-type="float" office:value="12595" calcext:value-type="float">
            <text:p>12595</text:p>
          </table:table-cell>
          <table:table-cell table:number-columns-repeated="1016"/>
        </table:table-row>
        <table:table-row table:style-name="ro2">
          <table:table-cell table:style-name="ce337" office:value-type="float" office:value="8000" calcext:value-type="float">
            <text:p>8000</text:p>
          </table:table-cell>
          <table:table-cell table:formula="of:=[.E9]/[.D9]" office:value-type="percentage" office:value="0.581740223733841" calcext:value-type="percentage">
            <text:p>58 %</text:p>
          </table:table-cell>
          <table:table-cell table:formula="of:=[.F9]/[.D9]" office:value-type="percentage" office:value="0.382507495406041" calcext:value-type="percentage">
            <text:p>38 %</text:p>
          </table:table-cell>
          <table:table-cell office:value-type="float" office:value="31019" calcext:value-type="float">
            <text:p>31019</text:p>
          </table:table-cell>
          <table:table-cell office:value-type="float" office:value="18045" calcext:value-type="float">
            <text:p>18045</text:p>
          </table:table-cell>
          <table:table-cell office:value-type="float" office:value="11865" calcext:value-type="float">
            <text:p>11865</text:p>
          </table:table-cell>
          <table:table-cell table:number-columns-repeated="1016"/>
        </table:table-row>
        <table:table-row table:style-name="ro2">
          <table:table-cell table:style-name="ce337" office:value-type="float" office:value="9000" calcext:value-type="float">
            <text:p>9000</text:p>
          </table:table-cell>
          <table:table-cell table:formula="of:=[.E10]/[.D10]" office:value-type="percentage" office:value="0.572068732067443" calcext:value-type="percentage">
            <text:p>57 %</text:p>
          </table:table-cell>
          <table:table-cell table:formula="of:=[.F10]/[.D10]" office:value-type="percentage" office:value="0.405590122183178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7745" calcext:value-type="float">
            <text:p>17745</text:p>
          </table:table-cell>
          <table:table-cell office:value-type="float" office:value="12581" calcext:value-type="float">
            <text:p>12581</text:p>
          </table:table-cell>
          <table:table-cell table:number-columns-repeated="1016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E11]/[.D11]" office:value-type="percentage" office:value="0.528740449401979" calcext:value-type="percentage">
            <text:p>53 %</text:p>
          </table:table-cell>
          <table:table-cell table:formula="of:=[.F11]/[.D11]" office:value-type="percentage" office:value="0.37792965601728" calcext:value-type="percentage">
            <text:p>38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401" calcext:value-type="float">
            <text:p>16401</text:p>
          </table:table-cell>
          <table:table-cell office:value-type="float" office:value="11723" calcext:value-type="float">
            <text:p>11723</text:p>
          </table:table-cell>
          <table:table-cell table:number-columns-repeated="1016"/>
        </table:table-row>
        <table:table-row table:style-name="ro2">
          <table:table-cell table:style-name="ce337" office:value-type="float" office:value="11000" calcext:value-type="float">
            <text:p>11000</text:p>
          </table:table-cell>
          <table:table-cell table:formula="of:=[.E12]/[.D12]" office:value-type="percentage" office:value="0.53767046004062" calcext:value-type="percentage">
            <text:p>54 %</text:p>
          </table:table-cell>
          <table:table-cell table:formula="of:=[.F12]/[.D12]" office:value-type="percentage" office:value="0.384957606628196" calcext:value-type="percentage">
            <text:p>38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678" calcext:value-type="float">
            <text:p>16678</text:p>
          </table:table-cell>
          <table:table-cell office:value-type="float" office:value="11941" calcext:value-type="float">
            <text:p>11941</text:p>
          </table:table-cell>
          <table:table-cell table:number-columns-repeated="1016"/>
        </table:table-row>
        <table:table-row table:style-name="ro2">
          <table:table-cell office:value-type="float" office:value="12000" calcext:value-type="float">
            <text:p>12000</text:p>
          </table:table-cell>
          <table:table-cell table:formula="of:=[.E13]/[.D13]" office:value-type="percentage" office:value="0.534672297624037" calcext:value-type="percentage">
            <text:p>53 %</text:p>
          </table:table-cell>
          <table:table-cell table:formula="of:=[.F13]/[.D13]" office:value-type="percentage" office:value="0.410748251071924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585" calcext:value-type="float">
            <text:p>16585</text:p>
          </table:table-cell>
          <table:table-cell office:value-type="float" office:value="12741" calcext:value-type="float">
            <text:p>12741</text:p>
          </table:table-cell>
          <table:table-cell table:number-columns-repeated="1016"/>
        </table:table-row>
        <table:table-row table:style-name="ro2">
          <table:table-cell office:value-type="float" office:value="13000" calcext:value-type="float">
            <text:p>13000</text:p>
          </table:table-cell>
          <table:table-cell table:formula="of:=[.E14]/[.D14]" office:value-type="percentage" office:value="0.52535542731874" calcext:value-type="percentage">
            <text:p>53 %</text:p>
          </table:table-cell>
          <table:table-cell table:formula="of:=[.F14]/[.D14]" office:value-type="percentage" office:value="0.404010445211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6296" calcext:value-type="float">
            <text:p>16296</text:p>
          </table:table-cell>
          <table:table-cell office:value-type="float" office:value="12532" calcext:value-type="float">
            <text:p>12532</text:p>
          </table:table-cell>
          <table:table-cell table:number-columns-repeated="1016"/>
        </table:table-row>
        <table:table-row table:style-name="ro2">
          <table:table-cell office:value-type="float" office:value="14000" calcext:value-type="float">
            <text:p>14000</text:p>
          </table:table-cell>
          <table:table-cell table:formula="of:=[.E15]/[.D15]" office:value-type="percentage" office:value="0.492343402430768" calcext:value-type="percentage">
            <text:p>49 %</text:p>
          </table:table-cell>
          <table:table-cell table:formula="of:=[.F15]/[.D15]" office:value-type="percentage" office:value="0.429027370321416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272" calcext:value-type="float">
            <text:p>15272</text:p>
          </table:table-cell>
          <table:table-cell office:value-type="float" office:value="13308" calcext:value-type="float">
            <text:p>13308</text:p>
          </table:table-cell>
          <table:table-cell table:number-columns-repeated="1016"/>
        </table:table-row>
        <table:table-row table:style-name="ro2">
          <table:table-cell table:style-name="ce337" office:value-type="float" office:value="15000" calcext:value-type="float">
            <text:p>15000</text:p>
          </table:table-cell>
          <table:table-cell table:formula="of:=[.E16]/[.D16]" office:value-type="percentage" office:value="0.497952867597279" calcext:value-type="percentage">
            <text:p>50 %</text:p>
          </table:table-cell>
          <table:table-cell table:formula="of:=[.F16]/[.D16]" office:value-type="percentage" office:value="0.412456881266321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446" calcext:value-type="float">
            <text:p>15446</text:p>
          </table:table-cell>
          <table:table-cell office:value-type="float" office:value="12794" calcext:value-type="float">
            <text:p>12794</text:p>
          </table:table-cell>
          <table:table-cell table:number-columns-repeated="1016"/>
        </table:table-row>
        <table:table-row table:style-name="ro2">
          <table:table-cell office:value-type="float" office:value="16000" calcext:value-type="float">
            <text:p>16000</text:p>
          </table:table-cell>
          <table:table-cell table:formula="of:=[.E17]/[.D17]" office:value-type="percentage" office:value="0.506915116541475" calcext:value-type="percentage">
            <text:p>51 %</text:p>
          </table:table-cell>
          <table:table-cell table:formula="of:=[.F17]/[.D17]" office:value-type="percentage" office:value="0.40068989973887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724" calcext:value-type="float">
            <text:p>15724</text:p>
          </table:table-cell>
          <table:table-cell office:value-type="float" office:value="12429" calcext:value-type="float">
            <text:p>12429</text:p>
          </table:table-cell>
          <table:table-cell table:number-columns-repeated="1016"/>
        </table:table-row>
        <table:table-row table:style-name="ro2">
          <table:table-cell office:value-type="float" office:value="17000" calcext:value-type="float">
            <text:p>17000</text:p>
          </table:table-cell>
          <table:table-cell table:formula="of:=[.E18]/[.D18]" office:value-type="percentage" office:value="0.48267191076437" calcext:value-type="percentage">
            <text:p>48 %</text:p>
          </table:table-cell>
          <table:table-cell table:formula="of:=[.F18]/[.D18]" office:value-type="percentage" office:value="0.394822528127922" calcext:value-type="percentage">
            <text:p>39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972" calcext:value-type="float">
            <text:p>14972</text:p>
          </table:table-cell>
          <table:table-cell office:value-type="float" office:value="12247" calcext:value-type="float">
            <text:p>12247</text:p>
          </table:table-cell>
          <table:table-cell table:number-columns-repeated="1016"/>
        </table:table-row>
        <table:table-row table:style-name="ro2">
          <table:table-cell office:value-type="float" office:value="18000" calcext:value-type="float">
            <text:p>18000</text:p>
          </table:table-cell>
          <table:table-cell table:formula="of:=[.E19]/[.D19]" office:value-type="percentage" office:value="0.502788613430478" calcext:value-type="percentage">
            <text:p>50 %</text:p>
          </table:table-cell>
          <table:table-cell table:formula="of:=[.F19]/[.D19]" office:value-type="percentage" office:value="0.425126535349302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596" calcext:value-type="float">
            <text:p>15596</text:p>
          </table:table-cell>
          <table:table-cell office:value-type="float" office:value="13187" calcext:value-type="float">
            <text:p>13187</text:p>
          </table:table-cell>
          <table:table-cell table:number-columns-repeated="1016"/>
        </table:table-row>
        <table:table-row table:style-name="ro2">
          <table:table-cell office:value-type="float" office:value="19000" calcext:value-type="float">
            <text:p>19000</text:p>
          </table:table-cell>
          <table:table-cell table:formula="of:=[.E20]/[.D20]" office:value-type="percentage" office:value="0.488732712208646" calcext:value-type="percentage">
            <text:p>49 %</text:p>
          </table:table-cell>
          <table:table-cell table:formula="of:=[.F20]/[.D20]" office:value-type="percentage" office:value="0.398046358683388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160" calcext:value-type="float">
            <text:p>15160</text:p>
          </table:table-cell>
          <table:table-cell office:value-type="float" office:value="12347" calcext:value-type="float">
            <text:p>12347</text:p>
          </table:table-cell>
          <table:table-cell table:number-columns-repeated="1016"/>
        </table:table-row>
        <table:table-row table:style-name="ro2">
          <table:table-cell table:style-name="ce337" office:value-type="float" office:value="20000" calcext:value-type="float">
            <text:p>20000</text:p>
          </table:table-cell>
          <table:table-cell table:formula="of:=[.E21]/[.D21]" office:value-type="percentage" office:value="0.466810664431478" calcext:value-type="percentage">
            <text:p>47 %</text:p>
          </table:table-cell>
          <table:table-cell table:formula="of:=[.F21]/[.D21]" office:value-type="percentage" office:value="0.429478706599181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480" calcext:value-type="float">
            <text:p>14480</text:p>
          </table:table-cell>
          <table:table-cell office:value-type="float" office:value="13322" calcext:value-type="float">
            <text:p>13322</text:p>
          </table:table-cell>
          <table:table-cell table:number-columns-repeated="1016"/>
        </table:table-row>
        <table:table-row table:style-name="ro2">
          <table:table-cell office:value-type="float" office:value="21000" calcext:value-type="float">
            <text:p>21000</text:p>
          </table:table-cell>
          <table:table-cell table:formula="of:=[.E22]/[.D22]" office:value-type="percentage" office:value="0.47229117637577" calcext:value-type="percentage">
            <text:p>47 %</text:p>
          </table:table-cell>
          <table:table-cell table:formula="of:=[.F22]/[.D22]" office:value-type="percentage" office:value="0.427705599793675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650" calcext:value-type="float">
            <text:p>14650</text:p>
          </table:table-cell>
          <table:table-cell office:value-type="float" office:value="13267" calcext:value-type="float">
            <text:p>13267</text:p>
          </table:table-cell>
          <table:table-cell table:number-columns-repeated="1016"/>
        </table:table-row>
        <table:table-row table:style-name="ro2">
          <table:table-cell table:style-name="ce337" office:value-type="float" office:value="22000" calcext:value-type="float">
            <text:p>22000</text:p>
          </table:table-cell>
          <table:table-cell table:formula="of:=[.E23]/[.D23]" office:value-type="percentage" office:value="0.503175473097134" calcext:value-type="percentage">
            <text:p>50 %</text:p>
          </table:table-cell>
          <table:table-cell table:formula="of:=[.F23]/[.D23]" office:value-type="percentage" office:value="0.450562558431929" calcext:value-type="percentage">
            <text:p>45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608" calcext:value-type="float">
            <text:p>15608</text:p>
          </table:table-cell>
          <table:table-cell office:value-type="float" office:value="13976" calcext:value-type="float">
            <text:p>13976</text:p>
          </table:table-cell>
          <table:table-cell table:number-columns-repeated="1016"/>
        </table:table-row>
        <table:table-row table:style-name="ro2">
          <table:table-cell office:value-type="float" office:value="23000" calcext:value-type="float">
            <text:p>23000</text:p>
          </table:table-cell>
          <table:table-cell table:formula="of:=[.E24]/[.D24]" office:value-type="percentage" office:value="0.455269351042909" calcext:value-type="percentage">
            <text:p>46 %</text:p>
          </table:table-cell>
          <table:table-cell table:formula="of:=[.F24]/[.D24]" office:value-type="percentage" office:value="0.413359553821851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122" calcext:value-type="float">
            <text:p>14122</text:p>
          </table:table-cell>
          <table:table-cell office:value-type="float" office:value="12822" calcext:value-type="float">
            <text:p>12822</text:p>
          </table:table-cell>
          <table:table-cell table:number-columns-repeated="1016"/>
        </table:table-row>
        <table:table-row table:style-name="ro2">
          <table:table-cell table:style-name="ce337" office:value-type="float" office:value="24000" calcext:value-type="float">
            <text:p>24000</text:p>
          </table:table-cell>
          <table:table-cell table:formula="of:=[.E25]/[.D25]" office:value-type="percentage" office:value="0.494664560430704" calcext:value-type="percentage">
            <text:p>49 %</text:p>
          </table:table-cell>
          <table:table-cell table:formula="of:=[.F25]/[.D25]" office:value-type="percentage" office:value="0.452432380154099" calcext:value-type="percentage">
            <text:p>45 %</text:p>
          </table:table-cell>
          <table:table-cell office:value-type="float" office:value="31019" calcext:value-type="float">
            <text:p>31019</text:p>
          </table:table-cell>
          <table:table-cell office:value-type="float" office:value="15344" calcext:value-type="float">
            <text:p>15344</text:p>
          </table:table-cell>
          <table:table-cell office:value-type="float" office:value="14034" calcext:value-type="float">
            <text:p>14034</text:p>
          </table:table-cell>
          <table:table-cell table:number-columns-repeated="1016"/>
        </table:table-row>
        <table:table-row table:style-name="ro2">
          <table:table-cell table:style-name="ce337" office:value-type="float" office:value="25000" calcext:value-type="float">
            <text:p>25000</text:p>
          </table:table-cell>
          <table:table-cell table:formula="of:=[.E26]/[.D26]" office:value-type="percentage" office:value="0.473226087236855" calcext:value-type="percentage">
            <text:p>47 %</text:p>
          </table:table-cell>
          <table:table-cell table:formula="of:=[.F26]/[.D26]" office:value-type="percentage" office:value="0.416164286405107" calcext:value-type="percentage">
            <text:p>42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679" calcext:value-type="float">
            <text:p>14679</text:p>
          </table:table-cell>
          <table:table-cell office:value-type="float" office:value="12909" calcext:value-type="float">
            <text:p>12909</text:p>
          </table:table-cell>
          <table:table-cell table:number-columns-repeated="1016"/>
        </table:table-row>
        <table:table-row table:style-name="ro2">
          <table:table-cell table:style-name="ce337" office:value-type="float" office:value="26000" calcext:value-type="float">
            <text:p>26000</text:p>
          </table:table-cell>
          <table:table-cell table:formula="of:=[.E27]/[.D27]" office:value-type="percentage" office:value="0.458299751765047" calcext:value-type="percentage">
            <text:p>46 %</text:p>
          </table:table-cell>
          <table:table-cell table:formula="of:=[.F27]/[.D27]" office:value-type="percentage" office:value="0.429446468293626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216" calcext:value-type="float">
            <text:p>14216</text:p>
          </table:table-cell>
          <table:table-cell office:value-type="float" office:value="13321" calcext:value-type="float">
            <text:p>13321</text:p>
          </table:table-cell>
          <table:table-cell table:number-columns-repeated="1016"/>
        </table:table-row>
        <table:table-row table:style-name="ro2">
          <table:table-cell office:value-type="float" office:value="27000" calcext:value-type="float">
            <text:p>27000</text:p>
          </table:table-cell>
          <table:table-cell table:formula="of:=[.E28]/[.D28]" office:value-type="percentage" office:value="0.463167735903801" calcext:value-type="percentage">
            <text:p>46 %</text:p>
          </table:table-cell>
          <table:table-cell table:formula="of:=[.F28]/[.D28]" office:value-type="percentage" office:value="0.445404429543183" calcext:value-type="percentage">
            <text:p>45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367" calcext:value-type="float">
            <text:p>14367</text:p>
          </table:table-cell>
          <table:table-cell office:value-type="float" office:value="13816" calcext:value-type="float">
            <text:p>13816</text:p>
          </table:table-cell>
          <table:table-cell table:number-columns-repeated="1016"/>
        </table:table-row>
        <table:table-row table:style-name="ro2">
          <table:table-cell office:value-type="float" office:value="28000" calcext:value-type="float">
            <text:p>28000</text:p>
          </table:table-cell>
          <table:table-cell table:formula="of:=[.E29]/[.D29]" office:value-type="percentage" office:value="0.478803314097811" calcext:value-type="percentage">
            <text:p>48 %</text:p>
          </table:table-cell>
          <table:table-cell table:formula="of:=[.F29]/[.D29]" office:value-type="percentage" office:value="0.430832715432477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852" calcext:value-type="float">
            <text:p>14852</text:p>
          </table:table-cell>
          <table:table-cell office:value-type="float" office:value="13364" calcext:value-type="float">
            <text:p>13364</text:p>
          </table:table-cell>
          <table:table-cell table:number-columns-repeated="1016"/>
        </table:table-row>
        <table:table-row table:style-name="ro2">
          <table:table-cell office:value-type="float" office:value="29000" calcext:value-type="float">
            <text:p>29000</text:p>
          </table:table-cell>
          <table:table-cell table:formula="of:=[.E30]/[.D30]" office:value-type="percentage" office:value="0.473000419097972" calcext:value-type="percentage">
            <text:p>47 %</text:p>
          </table:table-cell>
          <table:table-cell table:formula="of:=[.F30]/[.D30]" office:value-type="percentage" office:value="0.444050420709888" calcext:value-type="percentage">
            <text:p>44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672" calcext:value-type="float">
            <text:p>14672</text:p>
          </table:table-cell>
          <table:table-cell office:value-type="float" office:value="13774" calcext:value-type="float">
            <text:p>13774</text:p>
          </table:table-cell>
          <table:table-cell table:number-columns-repeated="1016"/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formula="of:=[.E31]/[.D31]" office:value-type="percentage" office:value="0.464747412875979" calcext:value-type="percentage">
            <text:p>46 %</text:p>
          </table:table-cell>
          <table:table-cell table:formula="of:=[.F31]/[.D31]" office:value-type="percentage" office:value="0.423546858377124" calcext:value-type="percentage">
            <text:p>42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416" calcext:value-type="float">
            <text:p>14416</text:p>
          </table:table-cell>
          <table:table-cell office:value-type="float" office:value="13138" calcext:value-type="float">
            <text:p>13138</text:p>
          </table:table-cell>
          <table:table-cell table:number-columns-repeated="1016"/>
        </table:table-row>
        <table:table-row table:style-name="ro2">
          <table:table-cell office:value-type="float" office:value="31000" calcext:value-type="float">
            <text:p>31000</text:p>
          </table:table-cell>
          <table:table-cell table:formula="of:=[.E32]/[.D32]" office:value-type="percentage" office:value="0.470227924820271" calcext:value-type="percentage">
            <text:p>47 %</text:p>
          </table:table-cell>
          <table:table-cell table:formula="of:=[.F32]/[.D32]" office:value-type="percentage" office:value="0.470002256681389" calcext:value-type="percentage">
            <text:p>47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586" calcext:value-type="float">
            <text:p>14586</text:p>
          </table:table-cell>
          <table:table-cell office:value-type="float" office:value="14579" calcext:value-type="float">
            <text:p>14579</text:p>
          </table:table-cell>
          <table:table-cell table:number-columns-repeated="1016"/>
        </table:table-row>
        <table:table-row table:style-name="ro2">
          <table:table-cell office:value-type="float" office:value="32000" calcext:value-type="float">
            <text:p>32000</text:p>
          </table:table-cell>
          <table:table-cell table:formula="of:=[.E33]/[.D33]" office:value-type="percentage" office:value="0.458009607015055" calcext:value-type="percentage">
            <text:p>46 %</text:p>
          </table:table-cell>
          <table:table-cell table:formula="of:=[.F33]/[.D33]" office:value-type="percentage" office:value="0.411296302266353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207" calcext:value-type="float">
            <text:p>14207</text:p>
          </table:table-cell>
          <table:table-cell office:value-type="float" office:value="12758" calcext:value-type="float">
            <text:p>12758</text:p>
          </table:table-cell>
          <table:table-cell table:number-columns-repeated="1016"/>
        </table:table-row>
        <table:table-row table:style-name="ro2">
          <table:table-cell office:value-type="float" office:value="33000" calcext:value-type="float">
            <text:p>33000</text:p>
          </table:table-cell>
          <table:table-cell table:formula="of:=[.E34]/[.D34]" office:value-type="percentage" office:value="0.461201199264967" calcext:value-type="percentage">
            <text:p>46 %</text:p>
          </table:table-cell>
          <table:table-cell table:formula="of:=[.F34]/[.D34]" office:value-type="percentage" office:value="0.405171024210967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306" calcext:value-type="float">
            <text:p>14306</text:p>
          </table:table-cell>
          <table:table-cell office:value-type="float" office:value="12568" calcext:value-type="float">
            <text:p>12568</text:p>
          </table:table-cell>
          <table:table-cell table:number-columns-repeated="1016"/>
        </table:table-row>
        <table:table-row table:style-name="ro2">
          <table:table-cell office:value-type="float" office:value="34000" calcext:value-type="float">
            <text:p>34000</text:p>
          </table:table-cell>
          <table:table-cell table:formula="of:=[.E35]/[.D35]" office:value-type="percentage" office:value="0.461523582320513" calcext:value-type="percentage">
            <text:p>46 %</text:p>
          </table:table-cell>
          <table:table-cell table:formula="of:=[.F35]/[.D35]" office:value-type="percentage" office:value="0.410716012766369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316" calcext:value-type="float">
            <text:p>14316</text:p>
          </table:table-cell>
          <table:table-cell office:value-type="float" office:value="12740" calcext:value-type="float">
            <text:p>12740</text:p>
          </table:table-cell>
          <table:table-cell table:number-columns-repeated="1016"/>
        </table:table-row>
        <table:table-row table:style-name="ro2">
          <table:table-cell table:style-name="ce337" office:value-type="float" office:value="35000" calcext:value-type="float">
            <text:p>35000</text:p>
          </table:table-cell>
          <table:table-cell table:formula="of:=[.E36]/[.D36]" office:value-type="percentage" office:value="0.463812502014894" calcext:value-type="percentage">
            <text:p>46 %</text:p>
          </table:table-cell>
          <table:table-cell table:formula="of:=[.F36]/[.D36]" office:value-type="percentage" office:value="0.432638060543538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387" calcext:value-type="float">
            <text:p>14387</text:p>
          </table:table-cell>
          <table:table-cell office:value-type="float" office:value="13420" calcext:value-type="float">
            <text:p>13420</text:p>
          </table:table-cell>
          <table:table-cell table:number-columns-repeated="1016"/>
        </table:table-row>
        <table:table-row table:style-name="ro2">
          <table:table-cell office:value-type="float" office:value="36000" calcext:value-type="float">
            <text:p>36000</text:p>
          </table:table-cell>
          <table:table-cell table:formula="of:=[.E37]/[.D37]" office:value-type="percentage" office:value="0.455817402237338" calcext:value-type="percentage">
            <text:p>46 %</text:p>
          </table:table-cell>
          <table:table-cell table:formula="of:=[.F37]/[.D37]" office:value-type="percentage" office:value="0.399948418711112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139" calcext:value-type="float">
            <text:p>14139</text:p>
          </table:table-cell>
          <table:table-cell office:value-type="float" office:value="12406" calcext:value-type="float">
            <text:p>12406</text:p>
          </table:table-cell>
          <table:table-cell table:number-columns-repeated="1016"/>
        </table:table-row>
        <table:table-row table:style-name="ro2">
          <table:table-cell table:style-name="ce337" office:value-type="float" office:value="37000" calcext:value-type="float">
            <text:p>37000</text:p>
          </table:table-cell>
          <table:table-cell table:formula="of:=[.E38]/[.D38]" office:value-type="percentage" office:value="0.452109997098552" calcext:value-type="percentage">
            <text:p>45 %</text:p>
          </table:table-cell>
          <table:table-cell table:formula="of:=[.F38]/[.D38]" office:value-type="percentage" office:value="0.399948418711112" calcext:value-type="percentage">
            <text:p>40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024" calcext:value-type="float">
            <text:p>14024</text:p>
          </table:table-cell>
          <table:table-cell office:value-type="float" office:value="12406" calcext:value-type="float">
            <text:p>12406</text:p>
          </table:table-cell>
          <table:table-cell table:number-columns-repeated="1016"/>
        </table:table-row>
        <table:table-row table:style-name="ro2">
          <table:table-cell table:style-name="ce337" office:value-type="float" office:value="38000" calcext:value-type="float">
            <text:p>38000</text:p>
          </table:table-cell>
          <table:table-cell table:formula="of:=[.E39]/[.D39]" office:value-type="percentage" office:value="0.454302201876269" calcext:value-type="percentage">
            <text:p>45 %</text:p>
          </table:table-cell>
          <table:table-cell table:formula="of:=[.F39]/[.D39]" office:value-type="percentage" office:value="0.412005544988555" calcext:value-type="percentage">
            <text:p>41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092" calcext:value-type="float">
            <text:p>14092</text:p>
          </table:table-cell>
          <table:table-cell office:value-type="float" office:value="12780" calcext:value-type="float">
            <text:p>12780</text:p>
          </table:table-cell>
          <table:table-cell table:number-columns-repeated="1016"/>
        </table:table-row>
        <table:table-row table:style-name="ro2">
          <table:table-cell office:value-type="float" office:value="39000" calcext:value-type="float">
            <text:p>39000</text:p>
          </table:table-cell>
          <table:table-cell table:formula="of:=[.E40]/[.D40]" office:value-type="percentage" office:value="0.454592346626261" calcext:value-type="percentage">
            <text:p>45 %</text:p>
          </table:table-cell>
          <table:table-cell table:formula="of:=[.F40]/[.D40]" office:value-type="percentage" office:value="0.415132660627357" calcext:value-type="percentage">
            <text:p>42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101" calcext:value-type="float">
            <text:p>14101</text:p>
          </table:table-cell>
          <table:table-cell office:value-type="float" office:value="12877" calcext:value-type="float">
            <text:p>12877</text:p>
          </table:table-cell>
          <table:table-cell table:number-columns-repeated="1016"/>
        </table:table-row>
        <table:table-row table:style-name="ro2">
          <table:table-cell table:style-name="ce337" office:value-type="float" office:value="40000" calcext:value-type="float">
            <text:p>40000</text:p>
          </table:table-cell>
          <table:table-cell table:formula="of:=[.E41]/[.D41]" office:value-type="percentage" office:value="0.459460330765015" calcext:value-type="percentage">
            <text:p>46 %</text:p>
          </table:table-cell>
          <table:table-cell table:formula="of:=[.F41]/[.D41]" office:value-type="percentage" office:value="0.428833940488088" calcext:value-type="percentage">
            <text:p>43 %</text:p>
          </table:table-cell>
          <table:table-cell office:value-type="float" office:value="31019" calcext:value-type="float">
            <text:p>31019</text:p>
          </table:table-cell>
          <table:table-cell office:value-type="float" office:value="14252" calcext:value-type="float">
            <text:p>14252</text:p>
          </table:table-cell>
          <table:table-cell office:value-type="float" office:value="13302" calcext:value-type="float">
            <text:p>13302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6" table:target-range-address="'essai 26'.A1:'essai 26'.F1048576">
          <table:sort>
            <table:sort-by table:field-number="0" table:data-type="automatic"/>
          </table:sort>
        </table:database-range>
        <table:database-range table:name="__Anonymous_Sheet_DB__7" table:target-range-address="'essai 27'.A1:'essai 27'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08:40:23.240744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2-11T08:42:30.470935578</dc:date>
    <meta:editing-duration>P1DT14H6M47S</meta:editing-duration>
    <meta:editing-cycles>123</meta:editing-cycles>
    <meta:generator>LibreOffice/6.1.5.2$Linux_X86_64 LibreOffice_project/10$Build-2</meta:generator>
    <meta:document-statistic meta:table-count="8" meta:cell-count="29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essai 18'.A2:'essai 18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essai 18'.A2:'essai 18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essai 18'.B2:'essai 18'.B44" chart:class="chart:line">
            <chart:data-point chart:repeated="43"/>
          </chart:series>
          <chart:series chart:style-name="ch6" chart:values-cell-range-address="'essai 18'.C2:'essai 18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ssai 18'.A2:'essai 18'.A44</svg:desc>
                </draw:g>
              </table:table-cell>
              <table:table-cell office:value-type="float" office:value="0.201">
                <text:p>0.201</text:p>
                <draw:g>
                  <svg:desc>'essai 18'.B2:'essai 18'.B44</svg:desc>
                </draw:g>
              </table:table-cell>
              <table:table-cell office:value-type="float" office:value="0.527047066408769">
                <text:p>0.527047066408769</text:p>
                <draw:g>
                  <svg:desc>'essai 18'.C2:'essai 18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4.564cm" xlink:href=".." xlink:type="simple" chart:class="chart:line" chart:style-name="ch1">
        <chart:legend chart:legend-position="end" svg:x="12.516cm" svg:y="6.731cm" style:legend-expansion="high" chart:style-name="ch2"/>
        <chart:plot-area chart:style-name="ch3" table:cell-range-address="'essai 26'.A1:'essai 26'.C19" chart:data-source-has-labels="both" svg:x="0.32cm" svg:y="0.291cm" svg:width="11.876cm" svg:height="13.031cm">
          <chartooo:coordinate-region svg:x="1.391cm" svg:y="0.291cm" svg:width="10.664cm" svg:height="11.589cm"/>
          <chart:axis chart:dimension="x" chart:name="primary-x" chart:style-name="ch4" chartooo:axis-type="auto">
            <chartooo:date-scale/>
            <chart:title svg:x="4.821cm" svg:y="13.613cm" chart:style-name="ch5">
              <text:p>Nombre d'itérations</text:p>
            </chart:title>
            <chart:categories table:cell-range-address="'essai 26'.A2:'essai 26'.A19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ssai 26'.B2:'essai 26'.B19" chart:label-cell-address="'essai 26'.B1:'essai 26'.B1" chart:class="chart:line">
            <chart:data-point chart:repeated="18"/>
          </chart:series>
          <chart:series chart:style-name="ch10" chart:values-cell-range-address="'essai 26'.C2:'essai 26'.C19" chart:label-cell-address="'essai 26'.C1:'essai 26'.C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Bonnes</text:p>
                <draw:g>
                  <svg:desc>'essai 26'.B1:'essai 26'.B1</svg:desc>
                </draw:g>
              </table:table-cell>
              <table:table-cell office:value-type="string">
                <text:p>% Mauvaises</text:p>
                <draw:g>
                  <svg:desc>'essai 26'.C1:'essai 26'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ssai 26'.A2:'essai 26'.A19</svg:desc>
                </draw:g>
              </table:table-cell>
              <table:table-cell office:value-type="float" office:value="0.0446641545960521">
                <text:p>0.0446641545960521</text:p>
                <draw:g>
                  <svg:desc>'essai 26'.B2:'essai 26'.B19</svg:desc>
                </draw:g>
              </table:table-cell>
              <table:table-cell office:value-type="float" office:value="0.346181767898503">
                <text:p>0.346181767898503</text:p>
                <draw:g>
                  <svg:desc>'essai 26'.C2:'essai 26'.C1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25163342206243">
                <text:p>0.325163342206243</text:p>
              </table:table-cell>
              <table:table-cell office:value-type="float" office:value="0.637535866145815">
                <text:p>0.6375358661458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82030628824282">
                <text:p>0.382030628824282</text:p>
              </table:table-cell>
              <table:table-cell office:value-type="float" office:value="0.588792477616068">
                <text:p>0.5887924776160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390119957133474">
                <text:p>0.390119957133474</text:p>
              </table:table-cell>
              <table:table-cell office:value-type="float" office:value="0.56576900473606">
                <text:p>0.565769004736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385729595187887">
                <text:p>0.385729595187887</text:p>
              </table:table-cell>
              <table:table-cell office:value-type="float" office:value="0.563176271303626">
                <text:p>0.56317627130362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446019289936737">
                <text:p>0.446019289936737</text:p>
              </table:table-cell>
              <table:table-cell office:value-type="float" office:value="0.564386213572095">
                <text:p>0.56438621357209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447782348670792">
                <text:p>0.447782348670792</text:p>
              </table:table-cell>
              <table:table-cell office:value-type="float" office:value="0.596259549901476">
                <text:p>0.59625954990147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33608739240156">
                <text:p>0.433608739240156</text:p>
              </table:table-cell>
              <table:table-cell office:value-type="float" office:value="0.622981989145089">
                <text:p>0.6229819891450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438448508314032">
                <text:p>0.438448508314032</text:p>
              </table:table-cell>
              <table:table-cell office:value-type="float" office:value="0.596570677913368">
                <text:p>0.59657067791336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357866353234">
                <text:p>0.4357866353234</text:p>
              </table:table-cell>
              <table:table-cell office:value-type="float" office:value="0.576762194489577">
                <text:p>0.57676219448957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44913057005566">
                <text:p>0.444913057005566</text:p>
              </table:table-cell>
              <table:table-cell office:value-type="float" office:value="0.60974176375013">
                <text:p>0.6097417637501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445984720157638">
                <text:p>0.445984720157638</text:p>
              </table:table-cell>
              <table:table-cell office:value-type="float" office:value="0.602447540360217">
                <text:p>0.602447540360217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44515504545926">
                <text:p>0.44515504545926</text:p>
              </table:table-cell>
              <table:table-cell office:value-type="float" office:value="0.602205551906523">
                <text:p>0.6022055519065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46399557506828">
                <text:p>0.446399557506828</text:p>
              </table:table-cell>
              <table:table-cell office:value-type="float" office:value="0.600269644276973">
                <text:p>0.60026964427697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52691257302866">
                <text:p>0.452691257302866</text:p>
              </table:table-cell>
              <table:table-cell office:value-type="float" office:value="0.590036989663636">
                <text:p>0.59003698966363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43851764787223">
                <text:p>0.43851764787223</text:p>
              </table:table-cell>
              <table:table-cell office:value-type="float" office:value="0.587893663359491">
                <text:p>0.58789366335949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37687973173851">
                <text:p>0.437687973173851</text:p>
              </table:table-cell>
              <table:table-cell office:value-type="float" office:value="0.628236595568154">
                <text:p>0.628236595568154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442666021364123">
                <text:p>0.442666021364123</text:p>
              </table:table-cell>
              <table:table-cell office:value-type="float" office:value="0.625125315449234">
                <text:p>0.625125315449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3cm" svg:height="16.364cm" xlink:href=".." xlink:type="simple" chart:class="chart:line" chart:style-name="ch1">
        <chart:legend chart:legend-position="end" svg:x="15.246cm" svg:y="7.631cm" style:legend-expansion="high" chart:style-name="ch2"/>
        <chart:plot-area chart:style-name="ch3" table:cell-range-address="'essai 27'.A1:'essai 27'.C19" chart:data-source-has-labels="both" svg:x="0.374cm" svg:y="0.327cm" svg:width="14.498cm" svg:height="14.759cm">
          <chartooo:coordinate-region svg:x="1.445cm" svg:y="0.327cm" svg:width="13.286cm" svg:height="13.316cm"/>
          <chart:axis chart:dimension="x" chart:name="primary-x" chart:style-name="ch4" chartooo:axis-type="auto">
            <chartooo:date-scale/>
            <chart:title svg:x="6.186cm" svg:y="15.413cm" chart:style-name="ch5">
              <text:p>Nombre d'itérations</text:p>
            </chart:title>
            <chart:categories table:cell-range-address="'essai 27'.A2:'essai 27'.A19"/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ssai 27'.B2:'essai 27'.B19" chart:label-cell-address="'essai 27'.B1:'essai 27'.B1" chart:class="chart:line">
            <chart:data-point chart:repeated="18"/>
          </chart:series>
          <chart:series chart:style-name="ch10" chart:values-cell-range-address="'essai 27'.C2:'essai 27'.C19" chart:label-cell-address="'essai 27'.C1:'essai 27'.C1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Bonnes</text:p>
                <draw:g>
                  <svg:desc>'essai 27'.B1:'essai 27'.B1</svg:desc>
                </draw:g>
              </table:table-cell>
              <table:table-cell office:value-type="string">
                <text:p>% Mauvaises</text:p>
                <draw:g>
                  <svg:desc>'essai 27'.C1:'essai 27'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ssai 27'.A2:'essai 27'.A19</svg:desc>
                </draw:g>
              </table:table-cell>
              <table:table-cell office:value-type="float" office:value="0.188174989522551">
                <text:p>0.188174989522551</text:p>
                <draw:g>
                  <svg:desc>'essai 27'.B2:'essai 27'.B19</svg:desc>
                </draw:g>
              </table:table-cell>
              <table:table-cell office:value-type="float" office:value="0.539798188207228">
                <text:p>0.539798188207228</text:p>
                <draw:g>
                  <svg:desc>'essai 27'.C2:'essai 27'.C1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54463393404043">
                <text:p>0.454463393404043</text:p>
              </table:table-cell>
              <table:table-cell office:value-type="float" office:value="0.417969631516167">
                <text:p>0.4179696315161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3198362294078">
                <text:p>0.413198362294078</text:p>
              </table:table-cell>
              <table:table-cell office:value-type="float" office:value="0.408620522905316">
                <text:p>0.40862052290531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6052419484832">
                <text:p>0.546052419484832</text:p>
              </table:table-cell>
              <table:table-cell office:value-type="float" office:value="0.357812953351172">
                <text:p>0.35781295335117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2345014346046">
                <text:p>0.542345014346046</text:p>
              </table:table-cell>
              <table:table-cell office:value-type="float" office:value="0.394983719655695">
                <text:p>0.39498371965569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2777330023534">
                <text:p>0.52777330023534</text:p>
              </table:table-cell>
              <table:table-cell office:value-type="float" office:value="0.39688577968342">
                <text:p>0.396885779683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0862052290532">
                <text:p>0.540862052290532</text:p>
              </table:table-cell>
              <table:table-cell office:value-type="float" office:value="0.406041458460943">
                <text:p>0.4060414584609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1740223733841">
                <text:p>0.581740223733841</text:p>
              </table:table-cell>
              <table:table-cell office:value-type="float" office:value="0.382507495406041">
                <text:p>0.38250749540604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2068732067443">
                <text:p>0.572068732067443</text:p>
              </table:table-cell>
              <table:table-cell office:value-type="float" office:value="0.405590122183178">
                <text:p>0.4055901221831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28740449401979">
                <text:p>0.528740449401979</text:p>
              </table:table-cell>
              <table:table-cell office:value-type="float" office:value="0.37792965601728">
                <text:p>0.3779296560172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3767046004062">
                <text:p>0.53767046004062</text:p>
              </table:table-cell>
              <table:table-cell office:value-type="float" office:value="0.384957606628196">
                <text:p>0.38495760662819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4672297624037">
                <text:p>0.534672297624037</text:p>
              </table:table-cell>
              <table:table-cell office:value-type="float" office:value="0.410748251071924">
                <text:p>0.410748251071924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535542731874">
                <text:p>0.52535542731874</text:p>
              </table:table-cell>
              <table:table-cell office:value-type="float" office:value="0.404010445211">
                <text:p>0.404010445211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2343402430768">
                <text:p>0.492343402430768</text:p>
              </table:table-cell>
              <table:table-cell office:value-type="float" office:value="0.429027370321416">
                <text:p>0.4290273703214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497952867597279">
                <text:p>0.497952867597279</text:p>
              </table:table-cell>
              <table:table-cell office:value-type="float" office:value="0.412456881266321">
                <text:p>0.41245688126632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6915116541475">
                <text:p>0.506915116541475</text:p>
              </table:table-cell>
              <table:table-cell office:value-type="float" office:value="0.40068989973887">
                <text:p>0.4006898997388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267191076437">
                <text:p>0.48267191076437</text:p>
              </table:table-cell>
              <table:table-cell office:value-type="float" office:value="0.394822528127922">
                <text:p>0.39482252812792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2788613430478">
                <text:p>0.502788613430478</text:p>
              </table:table-cell>
              <table:table-cell office:value-type="float" office:value="0.425126535349302">
                <text:p>0.425126535349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